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adornments="Normale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6" svg:font-family="'Liberation Sans'" style:font-adornments="Standard" style:font-pitch="variable"/>
    <style:font-face style:name="Liberation Sans7" svg:font-family="'Liberation Sans'" style:font-adornments="Standard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adornments="Standard" style:font-family-generic="roman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wiss" style:font-pitch="variable"/>
    <style:font-face style:name="WenQuanYi Zen Hei Sharp1" svg:font-family="'WenQuanYi Zen Hei Sharp'" style:font-family-generic="system" style:font-pitch="variable"/>
  </office:font-face-decls>
  <office:automatic-styles>
    <style:style style:name="Table3" style:family="table">
      <style:table-properties style:width="16.002cm" fo:margin-top="0cm" fo:margin-bottom="0cm" table:align="margins" fo:background-color="transparent" fo:keep-with-next="always" style:may-break-between-rows="false" table:border-model="collapsing">
        <style:background-image/>
      </style:table-properties>
    </style:style>
    <style:style style:name="Table3.A" style:family="table-column">
      <style:table-column-properties style:column-width="8.001cm" style:rel-column-width="32768*"/>
    </style:style>
    <style:style style:name="Table3.B" style:family="table-column">
      <style:table-column-properties style:column-width="8.001cm" style:rel-column-width="32767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" style:family="table">
      <style:table-properties style:width="16.002cm" fo:margin-top="0cm" fo:margin-bottom="0cm" table:align="margins" fo:background-color="transparent" fo:keep-with-next="always" style:may-break-between-rows="false" table:border-model="collapsing">
        <style:background-image/>
      </style:table-properties>
    </style:style>
    <style:style style:name="Table1.A" style:family="table-column">
      <style:table-column-properties style:column-width="2.258cm" style:rel-column-width="9246*"/>
    </style:style>
    <style:style style:name="Table1.B" style:family="table-column">
      <style:table-column-properties style:column-width="6.872cm" style:rel-column-width="28144*"/>
    </style:style>
    <style:style style:name="Table1.C" style:family="table-column">
      <style:table-column-properties style:column-width="6.872cm" style:rel-column-width="281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9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0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Standard">
      <style:text-properties fo:color="#21409a" loext:opacity="100%" style:font-name="Liberation Sans3" fo:font-size="11pt" fo:font-weight="bold" officeooo:rsid="0072f131" officeooo:paragraph-rsid="007f2054" style:font-name-asian="Source Han Sans CN Regular" style:font-size-asian="14.1000003814697pt" style:font-weight-asian="bold" style:font-name-complex="Lohit Devanagari2" style:font-size-complex="14.1000003814697pt" style:font-weight-complex="bold"/>
    </style:style>
    <style:style style:name="P3" style:family="paragraph" style:parent-style-name="Illustration">
      <style:paragraph-properties fo:text-align="center" style:justify-single-word="false"/>
      <style:text-properties fo:color="#21409a" loext:opacity="100%" fo:font-size="11pt" fo:font-style="italic" officeooo:rsid="0132d7fb" officeooo:paragraph-rsid="00fd1245" style:font-size-asian="10.5pt"/>
    </style:style>
    <style:style style:name="P4" style:family="paragraph" style:parent-style-name="Contenuto_20_tabella_20_lungo">
      <style:text-properties style:use-window-font-color="true" loext:opacity="0%" style:font-name="Liberation Sans7" fo:font-size="9pt" officeooo:rsid="0123af4d" officeooo:paragraph-rsid="01045c4b" style:font-size-asian="10.5pt"/>
    </style:style>
    <style:style style:name="P5" style:family="paragraph" style:parent-style-name="Table_20_Contents">
      <style:text-properties style:use-window-font-color="true" loext:opacity="0%" style:font-name="Liberation Sans7" fo:font-size="9pt" officeooo:rsid="001720ff" officeooo:paragraph-rsid="01045c4b" style:font-size-asian="10.5pt"/>
    </style:style>
    <style:style style:name="P6" style:family="paragraph" style:parent-style-name="Table_20_Heading">
      <style:text-properties style:use-window-font-color="true" loext:opacity="0%" style:font-name="Liberation Sans7" fo:font-size="9pt" fo:font-weight="bold" officeooo:rsid="01231e67" officeooo:paragraph-rsid="007f2054" style:font-size-asian="10.5pt" style:font-weight-asian="bold" style:font-weight-complex="bold"/>
    </style:style>
    <style:style style:name="P7" style:family="paragraph" style:parent-style-name="Contenuto_20_tabella_20_lungo">
      <style:text-properties officeooo:rsid="012546f6" officeooo:paragraph-rsid="01045c4b"/>
    </style:style>
    <style:style style:name="P8" style:family="paragraph" style:parent-style-name="Contenuto_20_tabella_20_lungo">
      <style:text-properties officeooo:rsid="00d4686d" officeooo:paragraph-rsid="01045c4b"/>
    </style:style>
    <style:style style:name="P9" style:family="paragraph" style:parent-style-name="Contenuto_20_tabella_20_lungo">
      <style:text-properties officeooo:paragraph-rsid="01045c4b"/>
    </style:style>
    <style:style style:name="P10" style:family="paragraph" style:parent-style-name="Table">
      <style:text-properties officeooo:paragraph-rsid="01045c4b"/>
    </style:style>
    <style:style style:name="P11" style:family="paragraph" style:parent-style-name="Table_20_Heading">
      <style:text-properties officeooo:paragraph-rsid="01045c4b"/>
    </style:style>
    <style:style style:name="P12" style:family="paragraph" style:parent-style-name="Table_20_Contents">
      <style:text-properties officeooo:paragraph-rsid="01045c4b"/>
    </style:style>
    <style:style style:name="P13" style:family="paragraph" style:parent-style-name="Table">
      <style:text-properties officeooo:paragraph-rsid="007f2054"/>
    </style:style>
    <style:style style:name="P14" style:family="paragraph" style:parent-style-name="Table_20_Heading">
      <style:text-properties officeooo:rsid="00ac2d2b" officeooo:paragraph-rsid="007f2054"/>
    </style:style>
    <style:style style:name="P15" style:family="paragraph" style:parent-style-name="Illustration">
      <style:text-properties officeooo:paragraph-rsid="014eb3a3"/>
    </style:style>
    <style:style style:name="P16" style:family="paragraph" style:parent-style-name="Illustration">
      <style:text-properties officeooo:paragraph-rsid="00a0c3e9"/>
    </style:style>
    <style:style style:name="P17" style:family="paragraph" style:parent-style-name="Illustration">
      <style:text-properties officeooo:paragraph-rsid="00fd1245"/>
    </style:style>
    <style:style style:name="P18" style:family="paragraph" style:parent-style-name="Contents_20_2">
      <style:paragraph-properties>
        <style:tab-stops/>
      </style:paragraph-properties>
    </style:style>
    <style:style style:name="P19" style:family="paragraph" style:parent-style-name="Contents_20_3">
      <style:paragraph-properties>
        <style:tab-stops/>
      </style:paragraph-properties>
    </style:style>
    <style:style style:name="P20" style:family="paragraph" style:parent-style-name="Contents_20_4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Contents_20_4">
      <style:paragraph-properties>
        <style:tab-stops/>
      </style:paragraph-properties>
    </style:style>
    <style:style style:name="P24" style:family="paragraph" style:parent-style-name="EG_20_Nota">
      <style:text-properties officeooo:paragraph-rsid="007f2054"/>
    </style:style>
    <style:style style:name="P25" style:family="paragraph" style:parent-style-name="EG_20_Nota">
      <style:text-properties officeooo:paragraph-rsid="00a5b943"/>
    </style:style>
    <style:style style:name="P26" style:family="paragraph" style:parent-style-name="EG_20_Nota" style:list-style-name="EG_20_All_20_nota_20_auto">
      <style:text-properties officeooo:paragraph-rsid="00e09f8e"/>
    </style:style>
    <style:style style:name="P27" style:family="paragraph" style:parent-style-name="EG_20_Nota" style:list-style-name="EG_20_All_20_nota_20_auto">
      <style:text-properties officeooo:paragraph-rsid="007f2054"/>
    </style:style>
    <style:style style:name="P28" style:family="paragraph" style:parent-style-name="EG_20_Nota" style:list-style-name="EG_20_All_20_nota_20_auto">
      <style:text-properties officeooo:paragraph-rsid="00af9ef5"/>
    </style:style>
    <style:style style:name="P29" style:family="paragraph" style:parent-style-name="EG_20_Nota">
      <style:text-properties officeooo:rsid="008c7192" officeooo:paragraph-rsid="008c7192"/>
    </style:style>
    <style:style style:name="P30" style:family="paragraph" style:parent-style-name="EG_20_Nota">
      <style:text-properties officeooo:paragraph-rsid="00af9ef5"/>
    </style:style>
    <style:style style:name="P31" style:family="paragraph" style:parent-style-name="EG_20_Nota" style:list-style-name="EG_20_All_20_nota_20_auto">
      <style:text-properties officeooo:rsid="01026077" officeooo:paragraph-rsid="01026077"/>
    </style:style>
    <style:style style:name="P32" style:family="paragraph" style:parent-style-name="EG_20_Nota">
      <style:text-properties officeooo:paragraph-rsid="00bd509a"/>
    </style:style>
    <style:style style:name="P33" style:family="paragraph" style:parent-style-name="EG_20_Nota">
      <style:text-properties officeooo:rsid="00a0c3e9" officeooo:paragraph-rsid="00a0c3e9"/>
    </style:style>
    <style:style style:name="P34" style:family="paragraph" style:parent-style-name="Heading_20_2" style:master-page-name="EG_20_Capitoli_20_prima">
      <style:paragraph-properties style:page-number="auto"/>
      <style:text-properties officeooo:paragraph-rsid="007f2054"/>
    </style:style>
    <style:style style:name="P35" style:family="paragraph" style:parent-style-name="Heading_20_3" style:master-page-name="">
      <style:paragraph-properties style:page-number="auto" fo:break-before="page"/>
      <style:text-properties officeooo:paragraph-rsid="007f2054"/>
    </style:style>
    <style:style style:name="P36" style:family="paragraph" style:parent-style-name="Heading_20_3">
      <style:text-properties officeooo:paragraph-rsid="007f2054"/>
    </style:style>
    <style:style style:name="P37" style:family="paragraph" style:parent-style-name="Heading_20_3">
      <style:paragraph-properties fo:break-before="page"/>
    </style:style>
    <style:style style:name="P38" style:family="paragraph" style:parent-style-name="Heading_20_4">
      <style:text-properties officeooo:rsid="0083028c" officeooo:paragraph-rsid="007f2054"/>
    </style:style>
    <style:style style:name="P39" style:family="paragraph" style:parent-style-name="Heading_20_4" style:master-page-name="">
      <style:paragraph-properties style:page-number="auto" fo:break-before="page"/>
      <style:text-properties officeooo:rsid="0083028c" officeooo:paragraph-rsid="007f2054"/>
    </style:style>
    <style:style style:name="P40" style:family="paragraph" style:parent-style-name="Heading_20_4">
      <style:text-properties officeooo:rsid="0175aef2" officeooo:paragraph-rsid="007f2054"/>
    </style:style>
    <style:style style:name="P41" style:family="paragraph" style:parent-style-name="Heading_20_5">
      <style:text-properties officeooo:paragraph-rsid="00a30a76"/>
    </style:style>
    <style:style style:name="P42" style:family="paragraph" style:parent-style-name="Heading_20_5" style:master-page-name="">
      <style:paragraph-properties style:page-number="auto" fo:break-before="page"/>
    </style:style>
    <style:style style:name="P43" style:family="paragraph" style:parent-style-name="Heading_20_5">
      <style:text-properties officeooo:paragraph-rsid="00bd509a"/>
    </style:style>
    <style:style style:name="P44" style:family="paragraph" style:parent-style-name="Text_20_body">
      <style:text-properties officeooo:paragraph-rsid="00859581"/>
    </style:style>
    <style:style style:name="P45" style:family="paragraph" style:parent-style-name="Text_20_body">
      <style:text-properties officeooo:paragraph-rsid="007f2054"/>
    </style:style>
    <style:style style:name="P46" style:family="paragraph" style:parent-style-name="Text_20_body" style:list-style-name="EG_20_All_20_commi">
      <style:text-properties officeooo:paragraph-rsid="007f2054"/>
    </style:style>
    <style:style style:name="P47" style:family="paragraph" style:parent-style-name="Text_20_body" style:list-style-name="EG_20_All_20_commi" style:master-page-name="">
      <style:paragraph-properties style:page-number="auto" fo:keep-with-next="always"/>
      <style:text-properties officeooo:paragraph-rsid="007f2054"/>
    </style:style>
    <style:style style:name="P48" style:family="paragraph" style:parent-style-name="Text_20_body" style:list-style-name="EG_20_All_20_commi" style:master-page-name="">
      <style:paragraph-properties style:page-number="auto" fo:break-before="auto" fo:break-after="auto"/>
      <style:text-properties officeooo:paragraph-rsid="007f2054"/>
    </style:style>
    <style:style style:name="P49" style:family="paragraph" style:parent-style-name="Text_20_body" style:list-style-name="EG_20_All_20_commi">
      <style:text-properties officeooo:paragraph-rsid="00aeede4"/>
    </style:style>
    <style:style style:name="P50" style:family="paragraph" style:parent-style-name="Text_20_body" style:list-style-name="EG_20_All_20_commi">
      <style:text-properties officeooo:paragraph-rsid="00a9bdf0"/>
    </style:style>
    <style:style style:name="P51" style:family="paragraph" style:parent-style-name="Text_20_body" style:list-style-name="EG_20_All_20_commi">
      <style:text-properties officeooo:paragraph-rsid="00caacc4"/>
    </style:style>
    <style:style style:name="P52" style:family="paragraph" style:parent-style-name="Text_20_body" style:list-style-name="EG_20_All_20_commi" style:master-page-name="">
      <style:paragraph-properties style:page-number="auto" fo:keep-with-next="always"/>
      <style:text-properties officeooo:paragraph-rsid="009ca510"/>
    </style:style>
    <style:style style:name="P53" style:family="paragraph" style:parent-style-name="Text_20_body" style:list-style-name="EG_20_All_20_commi">
      <style:text-properties officeooo:paragraph-rsid="009ca510"/>
    </style:style>
    <style:style style:name="P54" style:family="paragraph" style:parent-style-name="Text_20_body" style:list-style-name="EG_20_All_20_commi">
      <style:text-properties officeooo:paragraph-rsid="009ba508"/>
    </style:style>
    <style:style style:name="P55" style:family="paragraph" style:parent-style-name="Text_20_body" style:list-style-name="EG_20_All_20_commi">
      <style:text-properties officeooo:paragraph-rsid="00bd509a"/>
    </style:style>
    <style:style style:name="P56" style:family="paragraph" style:parent-style-name="Text_20_body" style:list-style-name="EG_20_All_20_commi">
      <style:text-properties officeooo:paragraph-rsid="00ae9818"/>
    </style:style>
    <style:style style:name="P57" style:family="paragraph" style:parent-style-name="Text_20_body" style:list-style-name="EG_20_All_20_commi">
      <style:text-properties officeooo:paragraph-rsid="00e09f8e"/>
    </style:style>
    <style:style style:name="P58" style:family="paragraph" style:parent-style-name="Text_20_body" style:list-style-name="EG_20_All_20_commi">
      <style:text-properties officeooo:paragraph-rsid="00984817"/>
    </style:style>
    <style:style style:name="P59" style:family="paragraph" style:parent-style-name="Text_20_body" style:list-style-name="EG_20_All_20_commi">
      <style:text-properties officeooo:paragraph-rsid="00975855"/>
    </style:style>
    <style:style style:name="P60" style:family="paragraph" style:parent-style-name="Text_20_body" style:list-style-name="EG_20_All_20_commi">
      <style:text-properties officeooo:paragraph-rsid="00fb3d90"/>
    </style:style>
    <style:style style:name="P61" style:family="paragraph" style:parent-style-name="Text_20_body" style:list-style-name="EG_20_All_20_commi" style:master-page-name="">
      <style:paragraph-properties style:page-number="auto" fo:break-before="auto" fo:break-after="auto"/>
      <style:text-properties officeooo:paragraph-rsid="00b3414c"/>
    </style:style>
    <style:style style:name="P62" style:family="paragraph" style:parent-style-name="Text_20_body">
      <style:text-properties officeooo:rsid="01a40a62" officeooo:paragraph-rsid="007f2054"/>
    </style:style>
    <style:style style:name="P63" style:family="paragraph" style:parent-style-name="Text_20_body">
      <style:text-properties officeooo:paragraph-rsid="00b3414c"/>
    </style:style>
    <style:style style:name="P64" style:family="paragraph" style:parent-style-name="Text_20_body" style:list-style-name="EG_20_All_20_commi">
      <style:text-properties officeooo:rsid="00730d2d" officeooo:paragraph-rsid="007f2054"/>
    </style:style>
    <style:style style:name="P65" style:family="paragraph" style:parent-style-name="Text_20_body" style:list-style-name="EG_20_All_20_commi">
      <style:text-properties officeooo:paragraph-rsid="007f2054" fo:background-color="transparent"/>
    </style:style>
    <style:style style:name="P66" style:family="paragraph">
      <loext:graphic-properties draw:fill="solid" draw:fill-color="#729fcf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 draw:fill-hatch-solid="fals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fffff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1" style:family="paragraph">
      <loext:graphic-properties draw:fill="none" draw:fill-color="#729fcf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2" style:font-size-complex="7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cccccc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hatch" draw:fill-color="#729fcf" draw:fill-hatch-name="Black_20_45_20_Degrees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indent="0cm" style:writing-mode="lr-tb"/>
    </style:style>
    <style:style style:name="P75" style:family="paragraph">
      <loext:graphic-properties draw:fill="none" draw:fill-color="#ffffff" draw:fill-hatch-solid="fals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2" style:font-size-complex="9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77" style:family="paragraph">
      <loext:graphic-properties draw:fill="none" draw:fill-color="#ffffff" draw:fill-hatch-solid="false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2" style:font-size-complex="7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729fcf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1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hatch" draw:fill-color="#729fcf" draw:fill-hatch-name="Black_20_45_20_Degrees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729fcf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size="7pt" fo:font-style="italic" fo:text-shadow="none" style:text-underline-style="none" fo:font-weight="normal" style:letter-kerning="true" style:font-name-asian="WenQuanYi Zen Hei Sharp1" style:font-size-asian="9pt" style:font-style-asian="italic" style:font-weight-asian="normal" style:font-name-complex="Lohit Devanagari2" style:font-size-complex="9pt" style:font-style-complex="italic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729fcf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size="9pt" fo:font-style="normal" fo:text-shadow="none" style:text-underline-style="none" fo:font-weight="normal" style:letter-kerning="true" style:font-name-asian="WenQuanYi Zen Hei Sharp1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 draw:fill-hatch-solid="fals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2" style:font-size-complex="7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fo:font-size="11pt" officeooo:rsid="01a7dd19" style:font-size-asian="10.5pt"/>
    </style:style>
    <style:style style:name="T2" style:family="text">
      <style:text-properties style:use-window-font-color="true" loext:opacity="0%" fo:font-size="11pt" officeooo:rsid="00f3fc52" style:font-size-asian="10.5pt"/>
    </style:style>
    <style:style style:name="T3" style:family="text">
      <style:text-properties style:use-window-font-color="true" loext:opacity="0%" fo:font-size="11pt" officeooo:rsid="013a359e" style:font-size-asian="10.5pt"/>
    </style:style>
    <style:style style:name="T4" style:family="text">
      <style:text-properties style:use-window-font-color="true" loext:opacity="0%" fo:font-size="11pt" officeooo:rsid="012117b7" style:font-size-asian="10.5pt"/>
    </style:style>
    <style:style style:name="T5" style:family="text">
      <style:text-properties style:use-window-font-color="true" loext:opacity="0%" fo:font-size="11pt" officeooo:rsid="0100421e" style:font-size-asian="10.5pt"/>
    </style:style>
    <style:style style:name="T6" style:family="text">
      <style:text-properties style:use-window-font-color="true" loext:opacity="0%" fo:font-size="11pt" officeooo:rsid="01a00549" style:font-size-asian="10.5pt"/>
    </style:style>
    <style:style style:name="T7" style:family="text">
      <style:text-properties style:use-window-font-color="true" loext:opacity="0%" fo:font-size="11pt" officeooo:rsid="019e779f" style:font-size-asian="10.5pt"/>
    </style:style>
    <style:style style:name="T8" style:family="text">
      <style:text-properties style:use-window-font-color="true" loext:opacity="0%" fo:font-size="11pt" officeooo:rsid="01987b70" style:font-size-asian="10.5pt"/>
    </style:style>
    <style:style style:name="T9" style:family="text">
      <style:text-properties style:use-window-font-color="true" loext:opacity="0%" fo:font-size="11pt" officeooo:rsid="016c0760" style:font-size-asian="10.5pt"/>
    </style:style>
    <style:style style:name="T10" style:family="text">
      <style:text-properties style:use-window-font-color="true" loext:opacity="0%" fo:font-size="11pt" officeooo:rsid="012b15f7" style:font-size-asian="10.5pt"/>
    </style:style>
    <style:style style:name="T11" style:family="text">
      <style:text-properties style:use-window-font-color="true" loext:opacity="0%" fo:font-size="11pt" officeooo:rsid="01287770" style:font-size-asian="10.5pt"/>
    </style:style>
    <style:style style:name="T12" style:family="text">
      <style:text-properties style:use-window-font-color="true" loext:opacity="0%" fo:font-size="11pt" officeooo:rsid="013d3805" style:font-size-asian="10.5pt"/>
    </style:style>
    <style:style style:name="T13" style:family="text">
      <style:text-properties style:use-window-font-color="true" loext:opacity="0%" fo:font-size="11pt" officeooo:rsid="013c2468" style:font-size-asian="10.5pt"/>
    </style:style>
    <style:style style:name="T14" style:family="text">
      <style:text-properties style:use-window-font-color="true" loext:opacity="0%" fo:font-size="11pt" officeooo:rsid="00f5674e" style:font-size-asian="10.5pt"/>
    </style:style>
    <style:style style:name="T15" style:family="text">
      <style:text-properties style:use-window-font-color="true" loext:opacity="0%" fo:font-size="11pt" officeooo:rsid="0140fa2e" style:font-size-asian="10.5pt"/>
    </style:style>
    <style:style style:name="T16" style:family="text">
      <style:text-properties style:use-window-font-color="true" loext:opacity="0%" fo:font-size="11pt" officeooo:rsid="011d4cec" style:font-size-asian="10.5pt"/>
    </style:style>
    <style:style style:name="T17" style:family="text">
      <style:text-properties style:use-window-font-color="true" loext:opacity="0%" fo:font-size="11pt" officeooo:rsid="011a2165" style:font-size-asian="10.5pt"/>
    </style:style>
    <style:style style:name="T18" style:family="text">
      <style:text-properties style:use-window-font-color="true" loext:opacity="0%" fo:font-size="11pt" officeooo:rsid="016c22cb" style:font-size-asian="10.5pt"/>
    </style:style>
    <style:style style:name="T19" style:family="text">
      <style:text-properties style:use-window-font-color="true" loext:opacity="0%" fo:font-size="11pt" officeooo:rsid="016cd9fd" style:font-size-asian="10.5pt"/>
    </style:style>
    <style:style style:name="T20" style:family="text">
      <style:text-properties style:use-window-font-color="true" loext:opacity="0%" fo:font-size="11pt" officeooo:rsid="011baa55" style:font-size-asian="10.5pt"/>
    </style:style>
    <style:style style:name="T21" style:family="text">
      <style:text-properties style:use-window-font-color="true" loext:opacity="0%" fo:font-size="11pt" officeooo:rsid="0121f862" style:font-size-asian="10.5pt"/>
    </style:style>
    <style:style style:name="T22" style:family="text">
      <style:text-properties style:use-window-font-color="true" loext:opacity="0%" fo:font-size="11pt" officeooo:rsid="016cdfde" style:font-size-asian="10.5pt"/>
    </style:style>
    <style:style style:name="T23" style:family="text">
      <style:text-properties style:use-window-font-color="true" loext:opacity="0%" fo:font-size="11pt" officeooo:rsid="011bed42" style:font-size-asian="10.5pt"/>
    </style:style>
    <style:style style:name="T24" style:family="text">
      <style:text-properties style:use-window-font-color="true" loext:opacity="0%" fo:font-size="11pt" officeooo:rsid="01a40a62" style:font-size-asian="10.5pt"/>
    </style:style>
    <style:style style:name="T25" style:family="text">
      <style:text-properties style:use-window-font-color="true" loext:opacity="0%" fo:font-size="11pt" officeooo:rsid="01a5d764" style:font-size-asian="10.5pt"/>
    </style:style>
    <style:style style:name="T26" style:family="text">
      <style:text-properties style:use-window-font-color="true" loext:opacity="0%" fo:font-size="11pt" officeooo:rsid="010972db" style:font-size-asian="10.5pt"/>
    </style:style>
    <style:style style:name="T27" style:family="text">
      <style:text-properties style:use-window-font-color="true" loext:opacity="0%" fo:font-size="11pt" officeooo:rsid="00ff58a8" style:font-size-asian="10.5pt"/>
    </style:style>
    <style:style style:name="T28" style:family="text">
      <style:text-properties style:use-window-font-color="true" loext:opacity="0%" fo:font-size="11pt" officeooo:rsid="0107965c" style:font-size-asian="10.5pt"/>
    </style:style>
    <style:style style:name="T29" style:family="text">
      <style:text-properties style:use-window-font-color="true" loext:opacity="0%" fo:font-size="11pt" officeooo:rsid="012579db" style:font-size-asian="10.5pt"/>
    </style:style>
    <style:style style:name="T30" style:family="text">
      <style:text-properties style:use-window-font-color="true" loext:opacity="0%" fo:font-size="11pt" officeooo:rsid="011a81f7" style:font-size-asian="10.5pt"/>
    </style:style>
    <style:style style:name="T31" style:family="text">
      <style:text-properties style:use-window-font-color="true" loext:opacity="0%" fo:font-size="11pt" officeooo:rsid="0147fbb4" style:font-size-asian="10.5pt"/>
    </style:style>
    <style:style style:name="T32" style:family="text">
      <style:text-properties style:use-window-font-color="true" loext:opacity="0%" fo:font-size="11pt" officeooo:rsid="01293380" style:font-size-asian="10.5pt"/>
    </style:style>
    <style:style style:name="T33" style:family="text">
      <style:text-properties style:use-window-font-color="true" loext:opacity="0%" fo:font-size="11pt" officeooo:rsid="010dee63" style:font-size-asian="10.5pt"/>
    </style:style>
    <style:style style:name="T34" style:family="text">
      <style:text-properties style:use-window-font-color="true" loext:opacity="0%" fo:font-size="11pt" officeooo:rsid="010b0022" style:font-size-asian="10.5pt"/>
    </style:style>
    <style:style style:name="T35" style:family="text">
      <style:text-properties style:use-window-font-color="true" loext:opacity="0%" fo:font-size="11pt" officeooo:rsid="01116de2" style:font-size-asian="10.5pt"/>
    </style:style>
    <style:style style:name="T36" style:family="text">
      <style:text-properties style:use-window-font-color="true" loext:opacity="0%" fo:font-size="11pt" officeooo:rsid="018480a2" style:font-size-asian="10.5pt"/>
    </style:style>
    <style:style style:name="T37" style:family="text">
      <style:text-properties style:use-window-font-color="true" loext:opacity="0%" fo:font-size="11pt" officeooo:rsid="01861726" style:font-size-asian="10.5pt"/>
    </style:style>
    <style:style style:name="T38" style:family="text">
      <style:text-properties style:use-window-font-color="true" loext:opacity="0%" fo:font-size="11pt" officeooo:rsid="01863ab5" style:font-size-asian="10.5pt"/>
    </style:style>
    <style:style style:name="T39" style:family="text">
      <style:text-properties style:use-window-font-color="true" loext:opacity="0%" fo:font-size="11pt" officeooo:rsid="01a0b63c" style:font-size-asian="10.5pt"/>
    </style:style>
    <style:style style:name="T40" style:family="text">
      <style:text-properties style:use-window-font-color="true" loext:opacity="0%" fo:font-size="11pt" officeooo:rsid="0198efb3" style:font-size-asian="10.5pt"/>
    </style:style>
    <style:style style:name="T41" style:family="text">
      <style:text-properties style:use-window-font-color="true" loext:opacity="0%" fo:font-size="11pt" officeooo:rsid="012e43a9" style:font-size-asian="10.5pt"/>
    </style:style>
    <style:style style:name="T42" style:family="text">
      <style:text-properties style:use-window-font-color="true" loext:opacity="0%" fo:font-size="11pt" officeooo:rsid="01517cf1" style:font-size-asian="10.5pt"/>
    </style:style>
    <style:style style:name="T43" style:family="text">
      <style:text-properties style:use-window-font-color="true" loext:opacity="0%" fo:font-size="11pt" officeooo:rsid="00f7c3a0" style:font-size-asian="10.5pt"/>
    </style:style>
    <style:style style:name="T44" style:family="text">
      <style:text-properties style:use-window-font-color="true" loext:opacity="0%" fo:font-size="11pt" officeooo:rsid="014acfc9" style:font-size-asian="10.5pt"/>
    </style:style>
    <style:style style:name="T45" style:family="text">
      <style:text-properties style:use-window-font-color="true" loext:opacity="0%" fo:font-size="11pt" officeooo:rsid="01b2e32c" style:font-size-asian="10.5pt"/>
    </style:style>
    <style:style style:name="T46" style:family="text">
      <style:text-properties style:use-window-font-color="true" loext:opacity="0%" fo:font-size="11pt" officeooo:rsid="01a9e317" style:font-size-asian="10.5pt"/>
    </style:style>
    <style:style style:name="T47" style:family="text">
      <style:text-properties style:use-window-font-color="true" loext:opacity="0%" fo:font-size="11pt" officeooo:rsid="01313b79" style:font-size-asian="10.5pt"/>
    </style:style>
    <style:style style:name="T48" style:family="text">
      <style:text-properties style:use-window-font-color="true" loext:opacity="0%" fo:font-size="11pt" officeooo:rsid="01531278" style:font-size-asian="10.5pt"/>
    </style:style>
    <style:style style:name="T49" style:family="text">
      <style:text-properties style:use-window-font-color="true" loext:opacity="0%" fo:font-size="11pt" officeooo:rsid="016552c6" style:font-size-asian="10.5pt"/>
    </style:style>
    <style:style style:name="T50" style:family="text">
      <style:text-properties style:use-window-font-color="true" loext:opacity="0%" fo:font-size="11pt" officeooo:rsid="00fdde94" style:font-size-asian="10.5pt"/>
    </style:style>
    <style:style style:name="T51" style:family="text">
      <style:text-properties style:use-window-font-color="true" loext:opacity="0%" fo:font-size="11pt" officeooo:rsid="00859581" style:font-size-asian="10.5pt"/>
    </style:style>
    <style:style style:name="T52" style:family="text">
      <style:text-properties style:use-window-font-color="true" loext:opacity="0%" fo:font-size="11pt" officeooo:rsid="00931026" style:font-size-asian="10.5pt"/>
    </style:style>
    <style:style style:name="T53" style:family="text">
      <style:text-properties style:use-window-font-color="true" loext:opacity="0%" fo:font-size="11pt" officeooo:rsid="00975855" style:font-size-asian="10.5pt"/>
    </style:style>
    <style:style style:name="T54" style:family="text">
      <style:text-properties style:use-window-font-color="true" loext:opacity="0%" fo:font-size="11pt" officeooo:rsid="00984817" style:font-size-asian="10.5pt"/>
    </style:style>
    <style:style style:name="T55" style:family="text">
      <style:text-properties style:use-window-font-color="true" loext:opacity="0%" fo:font-size="11pt" officeooo:rsid="009a1eee" style:font-size-asian="10.5pt"/>
    </style:style>
    <style:style style:name="T56" style:family="text">
      <style:text-properties style:use-window-font-color="true" loext:opacity="0%" fo:font-size="11pt" officeooo:rsid="009cc142" style:font-size-asian="10.5pt"/>
    </style:style>
    <style:style style:name="T57" style:family="text">
      <style:text-properties style:use-window-font-color="true" loext:opacity="0%" fo:font-size="11pt" officeooo:rsid="0183c232" style:font-size-asian="10.5pt"/>
    </style:style>
    <style:style style:name="T58" style:family="text">
      <style:text-properties style:use-window-font-color="true" loext:opacity="0%" fo:font-size="11pt" officeooo:rsid="009f095c" style:font-size-asian="10.5pt"/>
    </style:style>
    <style:style style:name="T59" style:family="text">
      <style:text-properties style:use-window-font-color="true" loext:opacity="0%" fo:font-size="11pt" officeooo:rsid="00a0c3e9" style:font-size-asian="10.5pt"/>
    </style:style>
    <style:style style:name="T60" style:family="text">
      <style:text-properties style:use-window-font-color="true" loext:opacity="0%" fo:font-size="11pt" officeooo:rsid="00a80502" style:font-size-asian="10.5pt"/>
    </style:style>
    <style:style style:name="T61" style:family="text">
      <style:text-properties style:use-window-font-color="true" loext:opacity="0%" fo:font-size="11pt" officeooo:rsid="00ae9818" style:font-size-asian="10.5pt"/>
    </style:style>
    <style:style style:name="T62" style:family="text">
      <style:text-properties style:use-window-font-color="true" loext:opacity="0%" fo:font-size="11pt" officeooo:rsid="00b02800" style:font-size-asian="10.5pt"/>
    </style:style>
    <style:style style:name="T63" style:family="text">
      <style:text-properties style:use-window-font-color="true" loext:opacity="0%" fo:font-size="11pt" officeooo:rsid="00b3414c" style:font-size-asian="10.5pt"/>
    </style:style>
    <style:style style:name="T64" style:family="text">
      <style:text-properties style:use-window-font-color="true" loext:opacity="0%" fo:font-size="11pt" officeooo:rsid="00b7e5ef" style:font-size-asian="10.5pt"/>
    </style:style>
    <style:style style:name="T65" style:family="text">
      <style:text-properties style:use-window-font-color="true" loext:opacity="0%" fo:font-size="11pt" officeooo:rsid="00b93235" style:font-size-asian="10.5pt"/>
    </style:style>
    <style:style style:name="T66" style:family="text">
      <style:text-properties style:use-window-font-color="true" loext:opacity="0%" fo:font-size="11pt" officeooo:rsid="00bd509a" style:font-size-asian="10.5pt"/>
    </style:style>
    <style:style style:name="T67" style:family="text">
      <style:text-properties style:use-window-font-color="true" loext:opacity="0%" fo:font-size="11pt" officeooo:rsid="00caacc4" style:font-size-asian="10.5pt"/>
    </style:style>
    <style:style style:name="T68" style:family="text">
      <style:text-properties style:use-window-font-color="true" loext:opacity="0%" fo:font-size="11pt" officeooo:rsid="00cf314a" style:font-size-asian="10.5pt"/>
    </style:style>
    <style:style style:name="T69" style:family="text">
      <style:text-properties style:use-window-font-color="true" loext:opacity="0%" fo:font-size="11pt" officeooo:rsid="00ddb4d3" style:font-size-asian="10.5pt"/>
    </style:style>
    <style:style style:name="T70" style:family="text">
      <style:text-properties style:use-window-font-color="true" loext:opacity="0%" fo:font-size="11pt" officeooo:rsid="00e6bfb8" style:font-size-asian="10.5pt"/>
    </style:style>
    <style:style style:name="T71" style:family="text">
      <style:text-properties style:use-window-font-color="true" loext:opacity="0%" fo:font-size="11pt" officeooo:rsid="00f941e7" style:font-size-asian="10.5pt"/>
    </style:style>
    <style:style style:name="T72" style:family="text">
      <style:text-properties style:use-window-font-color="true" loext:opacity="0%" fo:font-size="11pt" officeooo:rsid="00f97a87" style:font-size-asian="10.5pt"/>
    </style:style>
    <style:style style:name="T73" style:family="text">
      <style:text-properties style:use-window-font-color="true" loext:opacity="0%" fo:font-size="11pt" officeooo:rsid="00fabfb6" style:font-size-asian="10.5pt"/>
    </style:style>
    <style:style style:name="T74" style:family="text">
      <style:text-properties style:use-window-font-color="true" loext:opacity="0%" fo:font-size="11pt" officeooo:rsid="01091135" style:font-size-asian="10.5pt"/>
    </style:style>
    <style:style style:name="T75" style:family="text">
      <style:text-properties style:use-window-font-color="true" loext:opacity="0%" fo:font-size="11pt" officeooo:rsid="012117b7"/>
    </style:style>
    <style:style style:name="T76" style:family="text">
      <style:text-properties style:use-window-font-color="true" loext:opacity="0%" fo:font-size="11pt" fo:font-style="italic" officeooo:rsid="0147fbb4" style:font-size-asian="10.5pt" style:font-style-asian="italic" style:font-style-complex="italic"/>
    </style:style>
    <style:style style:name="T77" style:family="text">
      <style:text-properties style:use-window-font-color="true" loext:opacity="0%" fo:font-size="11pt" fo:font-style="italic" officeooo:rsid="012b15f7" style:font-size-asian="10.5pt" style:font-style-asian="italic" style:font-style-complex="italic"/>
    </style:style>
    <style:style style:name="T78" style:family="text">
      <style:text-properties style:use-window-font-color="true" loext:opacity="0%" fo:font-size="11pt" fo:font-style="italic" officeooo:rsid="0144259d" style:font-size-asian="10.5pt" style:font-style-asian="italic" style:font-style-complex="italic"/>
    </style:style>
    <style:style style:name="T79" style:family="text">
      <style:text-properties style:use-window-font-color="true" loext:opacity="0%" fo:font-size="11pt" fo:font-style="italic" officeooo:rsid="01287770" style:font-size-asian="10.5pt" style:font-style-asian="italic" style:font-style-complex="italic"/>
    </style:style>
    <style:style style:name="T80" style:family="text">
      <style:text-properties style:use-window-font-color="true" loext:opacity="0%" fo:font-size="11pt" fo:font-style="italic" officeooo:rsid="01a9e317" style:font-size-asian="10.5pt" style:font-style-asian="italic" style:font-style-complex="italic"/>
    </style:style>
    <style:style style:name="T81" style:family="text">
      <style:text-properties style:use-window-font-color="true" loext:opacity="0%" fo:font-size="11pt" fo:font-style="italic" officeooo:rsid="01ab3bfa" style:font-size-asian="10.5pt" style:font-style-asian="italic" style:font-style-complex="italic"/>
    </style:style>
    <style:style style:name="T82" style:family="text">
      <style:text-properties style:use-window-font-color="true" loext:opacity="0%" fo:font-size="11pt" fo:font-style="italic" officeooo:rsid="01313b79" style:font-size-asian="10.5pt" style:font-style-asian="italic" style:font-style-complex="italic"/>
    </style:style>
    <style:style style:name="T83" style:family="text">
      <style:text-properties style:use-window-font-color="true" loext:opacity="0%" fo:font-size="11pt" fo:font-style="italic" officeooo:rsid="00984817" style:font-size-asian="10.5pt" style:font-style-asian="italic" style:font-style-complex="italic"/>
    </style:style>
    <style:style style:name="T84" style:family="text">
      <style:text-properties style:use-window-font-color="true" loext:opacity="0%" fo:font-size="11pt" officeooo:rsid="00f941e7" fo:background-color="transparent" loext:char-shading-value="0" style:font-size-asian="10.5pt"/>
    </style:style>
    <style:style style:name="T85" style:family="text">
      <style:text-properties style:use-window-font-color="true" loext:opacity="0%" style:font-name="Liberation Serif1" fo:font-size="11pt" officeooo:rsid="011a2165" style:font-name-asian="Liberation Serif1" style:font-size-asian="10.5pt" style:font-name-complex="Liberation Serif1"/>
    </style:style>
    <style:style style:name="T86" style:family="text">
      <style:text-properties style:use-window-font-color="true" loext:opacity="0%" style:font-name="Liberation Serif1" fo:font-size="11pt" officeooo:rsid="011bed42" style:font-name-asian="Liberation Serif1" style:font-size-asian="10.5pt" style:font-name-complex="Liberation Serif1"/>
    </style:style>
    <style:style style:name="T87" style:family="text">
      <style:text-properties style:use-window-font-color="true" loext:opacity="0%" style:font-name="Liberation Serif1" fo:font-size="11pt" officeooo:rsid="012ef35c" style:font-name-asian="Liberation Serif1" style:font-size-asian="10.5pt" style:font-name-complex="Liberation Serif1"/>
    </style:style>
    <style:style style:name="T88" style:family="text">
      <style:text-properties style:use-window-font-color="true" loext:opacity="0%" style:font-name="Liberation Serif1" fo:font-size="11pt" officeooo:rsid="00caacc4" style:font-name-asian="Liberation Serif1" style:font-size-asian="10.5pt" style:font-name-complex="Liberation Serif1"/>
    </style:style>
    <style:style style:name="T89" style:family="text">
      <style:text-properties style:use-window-font-color="true" loext:opacity="0%" style:font-name="Liberation Serif1" fo:font-size="11pt" officeooo:rsid="013403bc" style:font-size-asian="10.5pt"/>
    </style:style>
    <style:style style:name="T90" style:family="text">
      <style:text-properties style:use-window-font-color="true" loext:opacity="0%" style:font-name="Liberation Serif1" fo:font-size="11pt" officeooo:rsid="01a9e317" style:font-size-asian="10.5pt"/>
    </style:style>
    <style:style style:name="T91" style:family="text">
      <style:text-properties style:use-window-font-color="true" loext:opacity="0%" style:font-name="Liberation Serif1" fo:font-size="11pt" officeooo:rsid="0133d7bf" style:font-size-asian="10.5pt"/>
    </style:style>
    <style:style style:name="T92" style:family="text">
      <style:text-properties style:use-window-font-color="true" loext:opacity="0%" style:font-name="Liberation Serif1" fo:font-size="11pt" officeooo:rsid="01324334" style:font-size-asian="10.5pt"/>
    </style:style>
    <style:style style:name="T93" style:family="text">
      <style:text-properties style:use-window-font-color="true" loext:opacity="0%" style:font-name="Liberation Sans7" fo:font-size="9pt" officeooo:rsid="0144259d" style:font-size-asian="10.5pt"/>
    </style:style>
    <style:style style:name="T94" style:family="text">
      <style:text-properties style:use-window-font-color="true" loext:opacity="0%" style:font-name="Liberation Sans7" fo:font-size="9pt" officeooo:rsid="00169d96" style:font-size-asian="10.5pt"/>
    </style:style>
    <style:style style:name="T95" style:family="text">
      <style:text-properties style:use-window-font-color="true" loext:opacity="0%" style:font-name="Liberation Sans7" fo:font-size="9pt" officeooo:rsid="0123af4d" style:font-size-asian="10.5pt"/>
    </style:style>
    <style:style style:name="T96" style:family="text">
      <style:text-properties style:use-window-font-color="true" loext:opacity="0%" style:font-name="Liberation Sans7" fo:font-size="9pt" officeooo:rsid="012546f6" style:font-size-asian="10.5pt"/>
    </style:style>
    <style:style style:name="T97" style:family="text">
      <style:text-properties style:use-window-font-color="true" loext:opacity="0%" style:font-name="Liberation Sans7" fo:font-size="9pt" officeooo:rsid="0140fa2e" style:font-size-asian="10.5pt"/>
    </style:style>
    <style:style style:name="T98" style:family="text">
      <style:text-properties style:use-window-font-color="true" loext:opacity="0%" style:font-name="Liberation Sans7" fo:font-size="9pt" officeooo:rsid="01414207" style:font-size-asian="10.5pt"/>
    </style:style>
    <style:style style:name="T99" style:family="text">
      <style:text-properties style:use-window-font-color="true" loext:opacity="0%" style:font-name="Liberation Sans7" fo:font-size="9pt" officeooo:rsid="001720ff" style:font-size-asian="10.5pt"/>
    </style:style>
    <style:style style:name="T100" style:family="text">
      <style:text-properties style:use-window-font-color="true" loext:opacity="0%" style:font-name="Liberation Sans7" fo:font-size="9pt" officeooo:rsid="010fb385" style:font-size-asian="10.5pt"/>
    </style:style>
    <style:style style:name="T101" style:family="text">
      <style:text-properties style:use-window-font-color="true" loext:opacity="0%" style:font-name="Liberation Sans7" fo:font-size="9pt" officeooo:rsid="0156d7b0" style:font-size-asian="10.5pt"/>
    </style:style>
    <style:style style:name="T102" style:family="text">
      <style:text-properties style:use-window-font-color="true" loext:opacity="0%" style:font-name="Liberation Sans7" fo:font-size="9pt" fo:font-style="italic" officeooo:rsid="0140fa2e" style:font-size-asian="10.5pt" style:font-style-asian="italic" style:font-style-complex="italic"/>
    </style:style>
    <style:style style:name="T103" style:family="text">
      <style:text-properties style:use-window-font-color="true" loext:opacity="0%" style:font-name="Liberation Sans7" fo:font-size="9pt" fo:font-style="italic" officeooo:rsid="000fadfe" style:font-size-asian="10.5pt" style:font-style-asian="italic" style:font-style-complex="italic"/>
    </style:style>
    <style:style style:name="T104" style:family="text">
      <style:text-properties style:use-window-font-color="true" loext:opacity="0%" style:font-name="Liberation Sans5" fo:font-size="9pt" fo:font-weight="bold" officeooo:rsid="012579db" style:font-size-asian="10.5pt" style:font-weight-asian="bold" style:font-weight-complex="bold"/>
    </style:style>
    <style:style style:name="T105" style:family="text">
      <style:text-properties style:use-window-font-color="true" loext:opacity="0%" style:font-name="Liberation Sans5" fo:font-size="9pt" fo:font-weight="bold" officeooo:rsid="00169d96" style:font-size-asian="10.5pt" style:font-weight-asian="bold" style:font-weight-complex="bold"/>
    </style:style>
    <style:style style:name="T106" style:family="text">
      <style:text-properties style:use-window-font-color="true" loext:opacity="0%" style:font-name="Liberation Sans5" fo:font-size="9pt" fo:font-weight="bold" officeooo:rsid="00150379" style:font-size-asian="10.5pt" style:font-weight-asian="bold" style:font-weight-complex="bold"/>
    </style:style>
    <style:style style:name="T107" style:family="text">
      <style:text-properties style:use-window-font-color="true" loext:opacity="0%" style:font-name="Liberation Sans5" fo:font-size="9pt" fo:font-weight="bold" officeooo:rsid="0144259d" style:font-size-asian="10.5pt" style:font-weight-asian="bold" style:font-weight-complex="bold"/>
    </style:style>
    <style:style style:name="T108" style:family="text">
      <style:text-properties style:use-window-font-color="true" loext:opacity="0%" style:font-name="Liberation Sans5" fo:font-size="9pt" fo:font-weight="bold" officeooo:rsid="00d78012" style:font-size-asian="10.5pt" style:font-weight-asian="bold" style:font-weight-complex="bold"/>
    </style:style>
    <style:style style:name="T109" style:family="text">
      <style:text-properties style:use-window-font-color="true" loext:opacity="0%" style:font-name="Liberation Serif2" fo:font-size="11pt" officeooo:rsid="012ef35c" style:font-name-asian="WenQuanYi Zen Hei Sharp1" style:font-size-asian="10.5pt" style:font-name-complex="Lohit Devanagari2"/>
    </style:style>
    <style:style style:name="T110" style:family="text">
      <style:text-properties style:use-window-font-color="true" loext:opacity="0%" style:font-name="Liberation Serif2" fo:font-size="11pt" officeooo:rsid="012e43a9" style:font-name-asian="WenQuanYi Zen Hei Sharp1" style:font-size-asian="10.5pt" style:font-name-complex="Lohit Devanagari2"/>
    </style:style>
    <style:style style:name="T111" style:family="text">
      <style:text-properties style:use-window-font-color="true" loext:opacity="0%" style:font-name="Liberation Serif2" fo:font-size="11pt" officeooo:rsid="01313b79" style:font-name-asian="WenQuanYi Zen Hei Sharp1" style:font-size-asian="10.5pt" style:font-name-complex="Lohit Devanagari2"/>
    </style:style>
    <style:style style:name="T112" style:family="text">
      <style:text-properties style:use-window-font-color="true" loext:opacity="0%" style:font-name="Liberation Serif2" fo:font-size="11pt" officeooo:rsid="01517cf1" style:font-name-asian="WenQuanYi Zen Hei Sharp1" style:font-size-asian="10.5pt" style:font-name-complex="Lohit Devanagari2"/>
    </style:style>
    <style:style style:name="T113" style:family="text">
      <style:text-properties style:use-window-font-color="true" loext:opacity="0%" style:font-name="Liberation Serif2" fo:font-size="11pt" officeooo:rsid="01ab3bfa" style:font-name-asian="WenQuanYi Zen Hei Sharp1" style:font-size-asian="10.5pt" style:font-name-complex="Lohit Devanagari2"/>
    </style:style>
    <style:style style:name="T114" style:family="text">
      <style:text-properties style:use-window-font-color="true" loext:opacity="0%" style:font-name="Liberation Serif2" fo:font-size="11pt" officeooo:rsid="01a9e317" style:font-name-asian="WenQuanYi Zen Hei Sharp1" style:font-size-asian="10.5pt" style:font-name-complex="Lohit Devanagari2"/>
    </style:style>
    <style:style style:name="T115" style:family="text">
      <style:text-properties style:use-window-font-color="true" loext:opacity="0%" style:font-name="Liberation Serif2" fo:font-size="11pt" officeooo:rsid="014acfc9" style:font-name-asian="WenQuanYi Zen Hei Sharp1" style:font-size-asian="10.5pt" style:font-name-complex="Lohit Devanagari2"/>
    </style:style>
    <style:style style:name="T116" style:family="text">
      <style:text-properties style:use-window-font-color="true" loext:opacity="0%" style:font-name="Liberation Serif2" fo:font-size="11pt" officeooo:rsid="01b2e32c" style:font-name-asian="WenQuanYi Zen Hei Sharp1" style:font-size-asian="10.5pt" style:font-name-complex="Lohit Devanagari2"/>
    </style:style>
    <style:style style:name="T117" style:family="text">
      <style:text-properties style:use-window-font-color="true" loext:opacity="0%" style:font-name="Liberation Serif2" fo:font-size="11pt" officeooo:rsid="00b93235" style:font-name-asian="WenQuanYi Zen Hei Sharp1" style:font-size-asian="10.5pt" style:font-name-complex="Lohit Devanagari2"/>
    </style:style>
    <style:style style:name="T118" style:family="text">
      <style:text-properties style:use-window-font-color="true" loext:opacity="0%" style:font-name="Liberation Serif2" fo:font-size="11pt" officeooo:rsid="00d8bf29" style:font-name-asian="WenQuanYi Zen Hei Sharp1" style:font-size-asian="10.5pt" style:font-name-complex="Lohit Devanagari2"/>
    </style:style>
    <style:style style:name="T119" style:family="text">
      <style:text-properties style:use-window-font-color="true" loext:opacity="0%" style:font-name="Liberation Serif2" fo:font-size="11pt" fo:font-style="italic" officeooo:rsid="01a9e317" style:font-name-asian="WenQuanYi Zen Hei Sharp1" style:font-size-asian="10.5pt" style:font-style-asian="italic" style:font-name-complex="Lohit Devanagari2" style:font-style-complex="italic"/>
    </style:style>
    <style:style style:name="T120" style:family="text">
      <style:text-properties style:use-window-font-color="true" loext:opacity="0%" style:font-name="Liberation Serif2" fo:font-size="11pt" fo:font-style="italic" officeooo:rsid="01ab3bfa" style:font-name-asian="WenQuanYi Zen Hei Sharp1" style:font-size-asian="10.5pt" style:font-style-asian="italic" style:font-name-complex="Lohit Devanagari2" style:font-style-complex="italic"/>
    </style:style>
    <style:style style:name="T121" style:family="text">
      <style:text-properties officeooo:rsid="01a7dd19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officeooo:rsid="016c0760" style:font-style-asian="italic" style:font-style-complex="italic"/>
    </style:style>
    <style:style style:name="T124" style:family="text">
      <style:text-properties fo:font-style="italic" officeooo:rsid="01a40a62" style:font-style-asian="italic" style:font-style-complex="italic"/>
    </style:style>
    <style:style style:name="T125" style:family="text">
      <style:text-properties fo:font-style="italic" officeooo:rsid="0183c232" style:font-style-asian="italic" style:font-style-complex="italic"/>
    </style:style>
    <style:style style:name="T126" style:family="text">
      <style:text-properties fo:font-style="italic" officeooo:rsid="009b140b" style:font-style-asian="italic" style:font-style-complex="italic"/>
    </style:style>
    <style:style style:name="T127" style:family="text">
      <style:text-properties fo:font-style="italic" officeooo:rsid="00f941e7" style:font-style-asian="italic" style:font-style-complex="italic"/>
    </style:style>
    <style:style style:name="T128" style:family="text">
      <style:text-properties fo:font-style="italic" officeooo:rsid="00fabfb6" style:font-style-asian="italic" style:font-style-complex="italic"/>
    </style:style>
    <style:style style:name="T129" style:family="text">
      <style:text-properties fo:color="#21409a" loext:opacity="100%" style:font-name="Liberation Sans3" fo:font-size="11pt" fo:font-style="normal" fo:font-weight="bold" style:font-name-asian="Source Han Sans CN Regular" style:font-size-asian="13.3000001907349pt" style:font-style-asian="italic" style:font-weight-asian="bold" style:font-name-complex="Lohit Devanagari2" style:font-size-complex="13.3000001907349pt" style:font-style-complex="italic" style:font-weight-complex="bold"/>
    </style:style>
    <style:style style:name="T130" style:family="text">
      <style:text-properties fo:color="#21409a" loext:opacity="100%" style:font-name="Liberation Sans3" fo:font-size="11pt" fo:font-style="normal" fo:font-weight="bold" officeooo:rsid="012b15f7" style:font-name-asian="Source Han Sans CN Regular" style:font-size-asian="13.3000001907349pt" style:font-style-asian="italic" style:font-weight-asian="bold" style:font-name-complex="Lohit Devanagari2" style:font-size-complex="13.3000001907349pt" style:font-style-complex="italic" style:font-weight-complex="bold"/>
    </style:style>
    <style:style style:name="T131" style:family="text">
      <style:text-properties fo:color="#21409a" loext:opacity="100%" fo:font-size="9pt" officeooo:rsid="016c0760" style:font-size-asian="10.5pt"/>
    </style:style>
    <style:style style:name="T132" style:family="text">
      <style:text-properties fo:color="#21409a" loext:opacity="100%" fo:font-size="9pt" officeooo:rsid="013edea3" style:font-size-asian="10.5pt"/>
    </style:style>
    <style:style style:name="T133" style:family="text">
      <style:text-properties fo:color="#21409a" loext:opacity="100%" fo:font-size="9pt" officeooo:rsid="013a359e" style:font-size-asian="10.5pt"/>
    </style:style>
    <style:style style:name="T134" style:family="text">
      <style:text-properties fo:color="#21409a" loext:opacity="100%" fo:font-size="9pt" officeooo:rsid="01426f4b" style:font-size-asian="10.5pt"/>
    </style:style>
    <style:style style:name="T135" style:family="text">
      <style:text-properties fo:color="#21409a" loext:opacity="100%" fo:font-size="9pt" officeooo:rsid="013c2468" style:font-size-asian="10.5pt"/>
    </style:style>
    <style:style style:name="T136" style:family="text">
      <style:text-properties fo:color="#21409a" loext:opacity="100%" fo:font-size="9pt" officeooo:rsid="009f095c" style:font-size-asian="10.5pt"/>
    </style:style>
    <style:style style:name="T137" style:family="text">
      <style:text-properties fo:color="#21409a" loext:opacity="100%" fo:font-size="9pt" officeooo:rsid="00a5b943" style:font-size-asian="10.5pt"/>
    </style:style>
    <style:style style:name="T138" style:family="text">
      <style:text-properties fo:color="#21409a" loext:opacity="100%" fo:font-size="9pt" officeooo:rsid="00af9ef5" style:font-size-asian="10.5pt"/>
    </style:style>
    <style:style style:name="T139" style:family="text">
      <style:text-properties fo:color="#21409a" loext:opacity="100%" fo:font-size="9pt" officeooo:rsid="00d1db9c" style:font-size-asian="10.5pt"/>
    </style:style>
    <style:style style:name="T140" style:family="text">
      <style:text-properties fo:color="#21409a" loext:opacity="100%" fo:font-size="9pt" officeooo:rsid="00d1dde1" style:font-size-asian="10.5pt"/>
    </style:style>
    <style:style style:name="T141" style:family="text">
      <style:text-properties fo:color="#21409a" loext:opacity="100%" fo:font-size="9pt" officeooo:rsid="00f941e7" style:font-size-asian="10.5pt"/>
    </style:style>
    <style:style style:name="T142" style:family="text">
      <style:text-properties fo:color="#21409a" loext:opacity="100%" fo:font-size="11pt" fo:font-style="italic" officeooo:rsid="01072e73" style:font-size-asian="10.5pt"/>
    </style:style>
    <style:style style:name="T143" style:family="text">
      <style:text-properties fo:color="#21409a" loext:opacity="100%" fo:font-size="11pt" fo:font-style="italic" officeooo:rsid="01231e67" style:font-size-asian="10.5pt"/>
    </style:style>
    <style:style style:name="T144" style:family="text">
      <style:text-properties fo:color="#21409a" loext:opacity="100%" fo:font-size="11pt" fo:font-style="italic" officeooo:rsid="01987b70" style:font-size-asian="10.5pt"/>
    </style:style>
    <style:style style:name="T145" style:family="text">
      <style:text-properties fo:color="#21409a" loext:opacity="100%" fo:font-size="11pt" fo:font-style="italic" officeooo:rsid="012579db" style:font-size-asian="10.5pt"/>
    </style:style>
    <style:style style:name="T146" style:family="text">
      <style:text-properties fo:color="#21409a" loext:opacity="100%" fo:font-size="11pt" fo:font-style="italic" officeooo:rsid="01116de2" style:font-size-asian="10.5pt"/>
    </style:style>
    <style:style style:name="T147" style:family="text">
      <style:text-properties fo:color="#21409a" loext:opacity="100%" fo:font-size="11pt" fo:font-style="italic" officeooo:rsid="0144259d" style:font-size-asian="10.5pt"/>
    </style:style>
    <style:style style:name="T148" style:family="text">
      <style:text-properties fo:color="#21409a" loext:opacity="100%" fo:font-size="11pt" fo:font-style="italic" officeooo:rsid="012e43a9" style:font-size-asian="10.5pt"/>
    </style:style>
    <style:style style:name="T149" style:family="text">
      <style:text-properties fo:color="#21409a" loext:opacity="100%" fo:font-size="11pt" fo:font-style="italic" officeooo:rsid="0132d7fb" style:font-size-asian="10.5pt"/>
    </style:style>
    <style:style style:name="T150" style:family="text">
      <style:text-properties fo:color="#21409a" loext:opacity="100%" fo:font-size="11pt" fo:font-style="italic" officeooo:rsid="01ae21eb" style:font-size-asian="10.5pt"/>
    </style:style>
    <style:style style:name="T151" style:family="text">
      <style:text-properties fo:color="#21409a" loext:opacity="100%" fo:font-size="11pt" fo:font-style="italic" officeooo:rsid="014d4855" style:font-size-asian="10.5pt"/>
    </style:style>
    <style:style style:name="T152" style:family="text">
      <style:text-properties fo:color="#21409a" loext:opacity="100%" fo:font-size="11pt" fo:font-style="italic" officeooo:rsid="01ae7a03" style:font-size-asian="10.5pt"/>
    </style:style>
    <style:style style:name="T153" style:family="text">
      <style:text-properties fo:color="#21409a" loext:opacity="100%" fo:font-size="11pt" fo:font-style="italic" officeooo:rsid="00d8bf29" style:font-size-asian="10.5pt"/>
    </style:style>
    <style:style style:name="T154" style:family="text">
      <style:text-properties officeooo:rsid="00f3fc52"/>
    </style:style>
    <style:style style:name="T155" style:family="text">
      <style:text-properties officeooo:rsid="013a359e"/>
    </style:style>
    <style:style style:name="T156" style:family="text">
      <style:text-properties officeooo:rsid="00ff58a8"/>
    </style:style>
    <style:style style:name="T157" style:family="text">
      <style:text-properties officeooo:rsid="0100421e"/>
    </style:style>
    <style:style style:name="T158" style:family="text">
      <style:text-properties officeooo:rsid="0101f5b7"/>
    </style:style>
    <style:style style:name="T159" style:family="text">
      <style:text-properties officeooo:rsid="013c2468"/>
    </style:style>
    <style:style style:name="T160" style:family="text">
      <style:text-properties officeooo:rsid="016c0760"/>
    </style:style>
    <style:style style:name="T161" style:family="text">
      <style:text-properties officeooo:rsid="013edea3"/>
    </style:style>
    <style:style style:name="T162" style:family="text">
      <style:text-properties officeooo:rsid="019e779f"/>
    </style:style>
    <style:style style:name="T163" style:family="text">
      <style:text-properties officeooo:rsid="01987b70"/>
    </style:style>
    <style:style style:name="T164" style:family="text">
      <style:text-properties officeooo:rsid="013d81d4"/>
    </style:style>
    <style:style style:name="T165" style:family="text">
      <style:text-properties officeooo:rsid="01439cb4"/>
    </style:style>
    <style:style style:name="T166" style:family="text">
      <style:text-properties officeooo:rsid="01287770"/>
    </style:style>
    <style:style style:name="T167" style:family="text">
      <style:text-properties officeooo:rsid="016194af"/>
    </style:style>
    <style:style style:name="T168" style:family="text">
      <style:text-properties officeooo:rsid="013d3805"/>
    </style:style>
    <style:style style:name="T169" style:family="text">
      <style:text-properties officeooo:rsid="011a2165"/>
    </style:style>
    <style:style style:name="T170" style:family="text">
      <style:text-properties officeooo:rsid="0140fa2e"/>
    </style:style>
    <style:style style:name="T171" style:family="text">
      <style:text-properties officeooo:rsid="011baa55"/>
    </style:style>
    <style:style style:name="T172" style:family="text">
      <style:text-properties officeooo:rsid="012117b7"/>
    </style:style>
    <style:style style:name="T173" style:family="text">
      <style:text-properties officeooo:rsid="01a40a62"/>
    </style:style>
    <style:style style:name="T174" style:family="text">
      <style:text-properties officeooo:rsid="01a5d764"/>
    </style:style>
    <style:style style:name="T175" style:family="text">
      <style:text-properties officeooo:rsid="0107965c"/>
    </style:style>
    <style:style style:name="T176" style:family="text">
      <style:text-properties officeooo:rsid="010972db"/>
    </style:style>
    <style:style style:name="T177" style:family="text">
      <style:text-properties officeooo:rsid="016c22cb"/>
    </style:style>
    <style:style style:name="T178" style:family="text">
      <style:text-properties officeooo:rsid="01072e73"/>
    </style:style>
    <style:style style:name="T179" style:family="text">
      <style:text-properties officeooo:rsid="017d6a8a"/>
    </style:style>
    <style:style style:name="T180" style:family="text">
      <style:text-properties officeooo:rsid="014613ae"/>
    </style:style>
    <style:style style:name="T181" style:family="text">
      <style:text-properties officeooo:rsid="016cdfde"/>
    </style:style>
    <style:style style:name="T182" style:family="text">
      <style:text-properties officeooo:rsid="01a02494"/>
    </style:style>
    <style:style style:name="T183" style:family="text">
      <style:text-properties officeooo:rsid="012579db"/>
    </style:style>
    <style:style style:name="T184" style:family="text">
      <style:text-properties officeooo:rsid="00f790a5"/>
    </style:style>
    <style:style style:name="T185" style:family="text">
      <style:text-properties officeooo:rsid="00fcafe5"/>
    </style:style>
    <style:style style:name="T186" style:family="text">
      <style:text-properties style:font-name="Liberation Serif1" officeooo:rsid="00f790a5" style:font-name-asian="Liberation Serif1" style:font-name-complex="Liberation Serif1"/>
    </style:style>
    <style:style style:name="T187" style:family="text">
      <style:text-properties style:font-name="Liberation Serif1" officeooo:rsid="00a80502" style:font-name-asian="Liberation Serif1" style:font-name-complex="Liberation Serif1"/>
    </style:style>
    <style:style style:name="T188" style:family="text">
      <style:text-properties style:font-name="Liberation Serif1" officeooo:rsid="01324334"/>
    </style:style>
    <style:style style:name="T189" style:family="text">
      <style:text-properties style:font-name="Liberation Serif1" officeooo:rsid="0133d7bf"/>
    </style:style>
    <style:style style:name="T190" style:family="text">
      <style:text-properties style:font-name="Liberation Serif1" officeooo:rsid="013403bc"/>
    </style:style>
    <style:style style:name="T191" style:family="text">
      <style:text-properties style:font-name="Liberation Serif1" officeooo:rsid="01a77eb2"/>
    </style:style>
    <style:style style:name="T192" style:family="text">
      <style:text-properties style:font-name="Liberation Serif2" officeooo:rsid="00f790a5" style:font-name-asian="WenQuanYi Zen Hei Sharp1" style:font-name-complex="Lohit Devanagari2"/>
    </style:style>
    <style:style style:name="T193" style:family="text">
      <style:text-properties style:font-name="Liberation Serif2" officeooo:rsid="00a80502" style:font-name-asian="WenQuanYi Zen Hei Sharp1" style:font-name-complex="Lohit Devanagari2"/>
    </style:style>
    <style:style style:name="T194" style:family="text">
      <style:text-properties officeooo:rsid="0147fbb4"/>
    </style:style>
    <style:style style:name="T195" style:family="text">
      <style:text-properties officeooo:rsid="01531278"/>
    </style:style>
    <style:style style:name="T196" style:family="text">
      <style:text-properties officeooo:rsid="015a4a85"/>
    </style:style>
    <style:style style:name="T197" style:family="text">
      <style:text-properties officeooo:rsid="010b0022"/>
    </style:style>
    <style:style style:name="T198" style:family="text">
      <style:text-properties officeooo:rsid="01293380"/>
    </style:style>
    <style:style style:name="T199" style:family="text">
      <style:text-properties officeooo:rsid="010dee63"/>
    </style:style>
    <style:style style:name="T200" style:family="text">
      <style:text-properties officeooo:rsid="01151266"/>
    </style:style>
    <style:style style:name="T201" style:family="text">
      <style:text-properties officeooo:rsid="01116de2"/>
    </style:style>
    <style:style style:name="T202" style:family="text">
      <style:text-properties style:font-name="Liberation Sans5" fo:font-size="9pt" fo:font-weight="bold" officeooo:rsid="00150379" style:font-weight-asian="bold" style:font-weight-complex="bold"/>
    </style:style>
    <style:style style:name="T203" style:family="text">
      <style:text-properties style:font-name="Liberation Sans5" fo:font-size="9pt" officeooo:rsid="00105620"/>
    </style:style>
    <style:style style:name="T204" style:family="text">
      <style:text-properties officeooo:rsid="00169d96"/>
    </style:style>
    <style:style style:name="T205" style:family="text">
      <style:text-properties officeooo:rsid="001720ff"/>
    </style:style>
    <style:style style:name="T206" style:family="text">
      <style:text-properties officeooo:rsid="0123af4d"/>
    </style:style>
    <style:style style:name="T207" style:family="text">
      <style:text-properties officeooo:rsid="00150379"/>
    </style:style>
    <style:style style:name="T208" style:family="text">
      <style:text-properties officeooo:rsid="01820a9b"/>
    </style:style>
    <style:style style:name="T209" style:family="text">
      <style:text-properties officeooo:rsid="012546f6"/>
    </style:style>
    <style:style style:name="T210" style:family="text">
      <style:text-properties officeooo:rsid="01a80b60"/>
    </style:style>
    <style:style style:name="T211" style:family="text">
      <style:text-properties officeooo:rsid="0018685f"/>
    </style:style>
    <style:style style:name="T212" style:family="text">
      <style:text-properties officeooo:rsid="01414207"/>
    </style:style>
    <style:style style:name="T213" style:family="text">
      <style:text-properties officeooo:rsid="0144259d"/>
    </style:style>
    <style:style style:name="T214" style:family="text">
      <style:text-properties officeooo:rsid="016eda3a"/>
    </style:style>
    <style:style style:name="T215" style:family="text">
      <style:text-properties officeooo:rsid="0155cac0"/>
    </style:style>
    <style:style style:name="T216" style:family="text">
      <style:text-properties officeooo:rsid="01588a47"/>
    </style:style>
    <style:style style:name="T217" style:family="text">
      <style:text-properties officeooo:rsid="015a69f4"/>
    </style:style>
    <style:style style:name="T218" style:family="text">
      <style:text-properties officeooo:rsid="0156d7b0"/>
    </style:style>
    <style:style style:name="T219" style:family="text">
      <style:text-properties officeooo:rsid="010fb385"/>
    </style:style>
    <style:style style:name="T220" style:family="text">
      <style:text-properties officeooo:rsid="0151be0b"/>
    </style:style>
    <style:style style:name="T221" style:family="text">
      <style:text-properties style:font-name="Liberation Serif4" officeooo:rsid="010fb385" style:font-name-asian="Liberation Serif4" style:font-name-complex="Liberation Serif4"/>
    </style:style>
    <style:style style:name="T222" style:family="text">
      <style:text-properties officeooo:rsid="0183c232"/>
    </style:style>
    <style:style style:name="T223" style:family="text">
      <style:text-properties officeooo:rsid="018480a2"/>
    </style:style>
    <style:style style:name="T224" style:family="text">
      <style:text-properties fo:font-style="normal" officeooo:rsid="0183c232" style:font-style-asian="normal" style:font-style-complex="normal"/>
    </style:style>
    <style:style style:name="T225" style:family="text">
      <style:text-properties fo:font-style="normal" officeooo:rsid="00150379" style:font-style-asian="normal" style:font-style-complex="normal"/>
    </style:style>
    <style:style style:name="T226" style:family="text">
      <style:text-properties fo:font-style="normal" officeooo:rsid="0123af4d" style:font-style-asian="normal" style:font-style-complex="normal"/>
    </style:style>
    <style:style style:name="T227" style:family="text">
      <style:text-properties officeooo:rsid="01a0b63c"/>
    </style:style>
    <style:style style:name="T228" style:family="text">
      <style:text-properties style:text-position="sub 58%" officeooo:rsid="01a0b63c"/>
    </style:style>
    <style:style style:name="T229" style:family="text">
      <style:text-properties style:text-position="sub 58%" style:font-name="Liberation Serif1" officeooo:rsid="013403bc"/>
    </style:style>
    <style:style style:name="T230" style:family="text">
      <style:text-properties style:text-position="sub 58%" officeooo:rsid="013403bc"/>
    </style:style>
    <style:style style:name="T231" style:family="text">
      <style:text-properties style:text-position="sub 58%" officeooo:rsid="00cb9deb"/>
    </style:style>
    <style:style style:name="T232" style:family="text">
      <style:text-properties style:text-position="sub 58%" officeooo:rsid="00fb3d90"/>
    </style:style>
    <style:style style:name="T233" style:family="text">
      <style:text-properties officeooo:rsid="008d718f"/>
    </style:style>
    <style:style style:name="T234" style:family="text">
      <style:text-properties officeooo:rsid="008ba4fd"/>
    </style:style>
    <style:style style:name="T235" style:family="text">
      <style:text-properties officeooo:rsid="007ce03b"/>
    </style:style>
    <style:style style:name="T236" style:family="text">
      <style:text-properties officeooo:rsid="00b3aa51"/>
    </style:style>
    <style:style style:name="T237" style:family="text">
      <style:text-properties officeooo:rsid="01324334"/>
    </style:style>
    <style:style style:name="T238" style:family="text">
      <style:text-properties officeooo:rsid="0133d7bf"/>
    </style:style>
    <style:style style:name="T239" style:family="text">
      <style:text-properties officeooo:rsid="01ae9acc"/>
    </style:style>
    <style:style style:name="T240" style:family="text">
      <style:text-properties officeooo:rsid="0199b580"/>
    </style:style>
    <style:style style:name="T241" style:family="text">
      <style:text-properties officeooo:rsid="00fdde94"/>
    </style:style>
    <style:style style:name="T242" style:family="text">
      <style:text-properties officeooo:rsid="014acfc9"/>
    </style:style>
    <style:style style:name="T243" style:family="text">
      <style:text-properties officeooo:rsid="008e3abd"/>
    </style:style>
    <style:style style:name="T244" style:family="text">
      <style:text-properties officeooo:rsid="008e6c0a"/>
    </style:style>
    <style:style style:name="T245" style:family="text">
      <style:text-properties officeooo:rsid="00933c3e"/>
    </style:style>
    <style:style style:name="T246" style:family="text">
      <style:text-properties officeooo:rsid="00984817"/>
    </style:style>
    <style:style style:name="T247" style:family="text">
      <style:text-properties officeooo:rsid="009b140b"/>
    </style:style>
    <style:style style:name="T248" style:family="text">
      <style:text-properties officeooo:rsid="009ca510"/>
    </style:style>
    <style:style style:name="T249" style:family="text">
      <style:text-properties officeooo:rsid="009cc142"/>
    </style:style>
    <style:style style:name="T250" style:family="text">
      <style:text-properties officeooo:rsid="00a5b943"/>
    </style:style>
    <style:style style:name="T251" style:family="text">
      <style:text-properties officeooo:rsid="00a80502"/>
    </style:style>
    <style:style style:name="T252" style:family="text">
      <style:text-properties officeooo:rsid="00a9bdf0"/>
    </style:style>
    <style:style style:name="T253" style:family="text">
      <style:text-properties officeooo:rsid="00ab734e"/>
    </style:style>
    <style:style style:name="T254" style:family="text">
      <style:text-properties officeooo:rsid="00ae9818"/>
    </style:style>
    <style:style style:name="T255" style:family="text">
      <style:text-properties officeooo:rsid="00af9ef5"/>
    </style:style>
    <style:style style:name="T256" style:family="text">
      <style:text-properties officeooo:rsid="00b3414c"/>
    </style:style>
    <style:style style:name="T257" style:family="text">
      <style:text-properties officeooo:rsid="00b5fc5e"/>
    </style:style>
    <style:style style:name="T258" style:family="text">
      <style:text-properties officeooo:rsid="00b93235"/>
    </style:style>
    <style:style style:name="T259" style:family="text">
      <style:text-properties officeooo:rsid="00cb9deb"/>
    </style:style>
    <style:style style:name="T260" style:family="text">
      <style:text-properties officeooo:rsid="00cf314a"/>
    </style:style>
    <style:style style:name="T261" style:family="text">
      <style:text-properties officeooo:rsid="00d07c47"/>
    </style:style>
    <style:style style:name="T262" style:family="text">
      <style:text-properties officeooo:rsid="00d1dde1"/>
    </style:style>
    <style:style style:name="T263" style:family="text">
      <style:text-properties officeooo:rsid="00d3ac92"/>
    </style:style>
    <style:style style:name="T264" style:family="text">
      <style:text-properties officeooo:rsid="00d41409"/>
    </style:style>
    <style:style style:name="T265" style:family="text">
      <style:text-properties officeooo:rsid="00e09f8e"/>
    </style:style>
    <style:style style:name="T266" style:family="text">
      <style:text-properties officeooo:rsid="00e430d1"/>
    </style:style>
    <style:style style:name="T267" style:family="text">
      <style:text-properties officeooo:rsid="00e61919"/>
    </style:style>
    <style:style style:name="T268" style:family="text">
      <style:text-properties fo:background-color="transparent" loext:char-shading-value="0"/>
    </style:style>
    <style:style style:name="T269" style:family="text">
      <style:text-properties officeooo:rsid="00ed41b7" fo:background-color="transparent" loext:char-shading-value="0"/>
    </style:style>
    <style:style style:name="T270" style:family="text">
      <style:text-properties officeooo:rsid="01a7dd19" fo:background-color="transparent" loext:char-shading-value="0"/>
    </style:style>
    <style:style style:name="T271" style:family="text">
      <style:text-properties officeooo:rsid="00f941e7"/>
    </style:style>
    <style:style style:name="T272" style:family="text">
      <style:text-properties officeooo:rsid="00f97a87"/>
    </style:style>
    <style:style style:name="T273" style:family="text">
      <style:text-properties officeooo:rsid="00fabfb6"/>
    </style:style>
    <style:style style:name="T274" style:family="text">
      <style:text-properties officeooo:rsid="00fb3d90"/>
    </style:style>
    <style:style style:name="T275" style:family="text">
      <style:text-properties officeooo:rsid="000fadfe"/>
    </style:style>
    <style:style style:name="T2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2" style:font-size-complex="7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5.40000009536743pt" fo:font-style="normal" fo:text-shadow="none" style:text-underline-style="none" fo:font-weight="normal" style:letter-kerning="true" style:font-name-asian="Noto Sans CJK SC" style:font-size-asian="5.40000009536743pt" style:font-style-asian="normal" style:font-weight-asian="normal" style:font-name-complex="Lohit Devanagari2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2" style:font-size-complex="7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7pt" fo:font-style="italic" fo:text-shadow="none" style:text-underline-style="none" fo:font-weight="normal" style:letter-kerning="true" style:font-name-asian="WenQuanYi Zen Hei Sharp1" style:font-size-asian="9pt" style:font-style-asian="italic" style:font-weight-asian="normal" style:font-name-complex="Lohit Devanagari2" style:font-size-complex="9pt" style:font-style-complex="italic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7pt" fo:font-style="normal" fo:text-shadow="none" style:text-underline-style="none" fo:font-weight="normal" style:letter-kerning="true" style:font-name-asian="Liberation Sans2" style:font-size-asian="7pt" style:font-style-asian="normal" style:font-weight-asian="normal" style:font-name-complex="Liberation Sans2" style:font-size-complex="7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2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EG_20_Cornice">
      <style:graphic-properties style:vertical-pos="bottom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solid" draw:fill-color="#729fcf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solid" draw:fill-color="#ffffff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5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51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51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style:run-through="foreground"/>
    </style:style>
    <style:style style:name="gr10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solid" draw:fill-color="#cccccc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2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hatch" draw:fill-color="#729fcf" draw:fill-hatch-name="Black_20_45_20_Degrees" draw:fill-hatch-solid="false" draw:textarea-horizontal-align="justify" draw:textarea-vertical-align="middle" draw:auto-grow-height="false" fo:min-height="0.55cm" fo:min-width="0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hatch" draw:fill-color="#729fcf" draw:fill-hatch-name="Black_20_45_20_Degrees" draw:fill-hatch-solid="false" draw:textarea-horizontal-align="justify" draw:textarea-vertical-align="middle" draw:auto-grow-height="false" fo:min-height="0.55cm" fo:min-width="0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fo:min-height="0.3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56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4" svg:stroke-width="0.106cm" svg:stroke-color="#2a6099" draw:marker-start="" draw:marker-start-width="0.369cm" draw:marker-start-center="false" draw:marker-end="" draw:marker-end-width="0.369cm" draw:marker-end-center="false" draw:fill="none" draw:fill-color="#ffffff" draw:fill-hatch-solid="false" draw:textarea-horizontal-align="justify" draw:textarea-vertical-align="middle" fo:padding-top="0.168cm" fo:padding-bottom="0.168cm" fo:padding-left="0.293cm" fo:padding-right="0.293cm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fo:min-height="0.85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4" svg:stroke-width="0.011cm" svg:stroke-color="#000000" draw:marker-start="Arrow" draw:marker-start-width="0.166cm" draw:marker-start-center="false" draw:marker-end="Arrow" draw:marker-end-width="0.166cm" draw:marker-end-center="false" draw:fill="solid" draw:fill-color="#729fcf" draw:fill-hatch-solid="false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fill-hatch-solid="false" draw:textarea-horizontal-align="justify" draw:textarea-vertical-align="middle" fo:min-height="0.57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84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4" svg:stroke-width="0.011cm" svg:stroke-color="#000000" draw:marker-start="" draw:marker-start-width="0.229cm" draw:marker-start-center="false" draw:marker-end="" draw:marker-end-width="0.229cm" draw:marker-end-center="false" draw:fill="none" draw:fill-color="#729fcf" draw:fill-hatch-solid="false" draw:textarea-horizontal-align="justify" draw:textarea-vertical-align="middle" draw:auto-grow-height="false" fo:min-height="0.415cm" fo:min-width="0.152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84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hatch" draw:fill-color="#729fcf" draw:fill-hatch-name="Black_20_45_20_Degrees" draw:fill-hatch-solid="false" draw:textarea-horizontal-align="justify" draw:textarea-vertical-align="middle" draw:auto-grow-height="false" fo:min-height="0.55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fo:min-height="0.3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55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55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hatch" draw:fill-color="#729fcf" draw:fill-hatch-name="Black_20_45_20_Degrees" draw:fill-hatch-solid="false" draw:textarea-horizontal-align="justify" draw:textarea-vertical-align="middle" draw:auto-grow-height="false" fo:min-height="0.549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fo:min-height="0.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fo:min-height="0.75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34" text:outline-level="2"><text:bookmark-start text:name="__RefHeading___Toc3281_2095540909"/><text:reference-mark-start text:name="ch rtv chiusure ambito"/>Chiusure d’ambito degli edifici civili<text:bookmark-end text:name="__RefHeading___Toc3281_2095540909"/><text:reference-mark-end text:name="ch rtv chiusure ambito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18"/>
          <text:p text:style-name="P19"><text:a xlink:type="simple" xlink:href="#__RefHeading__71512_1701760167" text:style-name="Index_20_Link" text:visited-style-name="Index_20_Link">Campo di applicazione</text:a></text:p>
          <text:p text:style-name="P19"><text:a xlink:type="simple" xlink:href="#__RefHeading___Toc4409_2174120682" text:style-name="Index_20_Link" text:visited-style-name="Index_20_Link">Definizioni</text:a></text:p>
          <text:p text:style-name="P19"><text:a xlink:type="simple" xlink:href="#__RefHeading___Toc2478_856605439" text:style-name="Index_20_Link" text:visited-style-name="Index_20_Link">Classificazione</text:a></text:p>
          <text:p text:style-name="P19"><text:a xlink:type="simple" xlink:href="#__RefHeading___Toc3062_2036638291" text:style-name="Index_20_Link" text:visited-style-name="Index_20_Link">Strategia antincendio</text:a></text:p>
          <text:p text:style-name="P20"><text:a xlink:type="simple" xlink:href="#__RefHeading___Toc9583_2174120682" text:style-name="Index_20_Link" text:visited-style-name="Index_20_Link">Reazione al fuoco</text:a></text:p>
          <text:p text:style-name="P20"><text:a xlink:type="simple" xlink:href="#__RefHeading___Toc9585_2174120682" text:style-name="Index_20_Link" text:visited-style-name="Index_20_Link">Resistenza al fuoco e compartimentazione</text:a></text:p>
          <text:p text:style-name="P20"><text:a xlink:type="simple" xlink:href="#__RefHeading___Toc5186_1252025922" text:style-name="Index_20_Link" text:visited-style-name="Index_20_Link">Sicurezza degli impianti tecnologici e di servizio</text:a></text:p>
          <text:p text:style-name="P19"><text:a xlink:type="simple" xlink:href="#__RefHeading___Toc2664_856605439" text:style-name="Index_20_Link" text:visited-style-name="Index_20_Link">Realizzazione di fasce di </text:a><text:a xlink:type="simple" xlink:href="#__RefHeading___Toc2664_856605439" text:style-name="Index_20_Link" text:visited-style-name="Index_20_Link">separazione</text:a></text:p>
          <text:p text:style-name="P20"><text:a xlink:type="simple" xlink:href="#__RefHeading___Toc3284_2910418643" text:style-name="Index_20_Link" text:visited-style-name="Index_20_Link">C</text:a><text:a xlink:type="simple" xlink:href="#__RefHeading___Toc3284_2910418643" text:style-name="Index_20_Link" text:visited-style-name="Index_20_Link">aratteristiche</text:a></text:p>
          <text:p text:style-name="P20"><text:a xlink:type="simple" xlink:href="#__RefHeading___Toc3286_2910418643" text:style-name="Index_20_Link" text:visited-style-name="Index_20_Link">Geometria</text:a></text:p>
          <text:p text:style-name="P19"><text:a xlink:type="simple" xlink:href="#__RefHeading___Toc2953_3386002575" text:style-name="Index_20_Link" text:visited-style-name="Index_20_Link">Verifica dei requisiti di resistenza al fuoco</text:a></text:p>
        </text:index-body>
      </text:table-of-content>
      <text:p text:style-name="P2"/>
      <text:h text:style-name="P35" text:outline-level="3"><text:bookmark-start text:name="__RefHeading__71512_1701760167"/>Campo di applicazione<text:bookmark-end text:name="__RefHeading__71512_1701760167"/></text:h>
      <text:list xml:id="list3182673578" text:style-name="EG_20_All_20_commi">
        <text:list-item text:start-value="1">
          <text:p text:style-name="P44">La presente regola tecnica verticale si applica a<text:span text:style-name="T2">lle </text:span><text:span text:style-name="T3">chiusure d’ambito</text:span><text:span text:style-name="T2"> degli </text:span><text:span text:style-name="Emphasis"><text:span text:style-name="T2">edifici civili</text:span></text:span><text:span text:style-name="T2"> (es. strutture sanitarie, scolastiche, alberghiere, </text:span><text:span text:style-name="T51">commerciali, uffici, </text:span><text:span text:style-name="T52">residenziali</text:span><text:span text:style-name="T51"> </text:span><text:span text:style-name="T2">…) </text:span><text:span text:style-name="T4">e</text:span><text:span text:style-name="T2"> persegue i seguenti obiettivi di sicurezza antincendio:</text:span></text:p>
          <text:list>
            <text:list-item>
              <text:p text:style-name="P45">limitare la probabilità di propagazione di un incendio originato all’interno dell’edificio, <text:span text:style-name="T155">attraverso le sue chiusure d’ambito</text:span>;</text:p>
            </text:list-item>
            <text:list-item>
              <text:p text:style-name="P45">limitare la probabilità di <text:span text:style-name="T155">propagazione di un incendio originato all’esterno dell’edificio, attraverso le sue chiusure d’ambito;</text:span></text:p>
            </text:list-item>
          </text:list>
        </text:list-item>
      </text:list>
      <text:list xml:id="list1082867902" text:style-name="EG_20_All_20_nota_20_auto">
        <text:list-item>
          <text:p text:style-name="P24"><text:span text:style-name="T154">Ad esempio, </text:span>incendio in edificio adiacente, incendio a livello stradale o alla base dell’edificio, …</text:p>
        </text:list-item>
      </text:list>
      <text:list xml:id="list124834351502007" text:continue-list="list3182673578" text:style-name="EG_20_All_20_commi">
        <text:list-item>
          <text:list>
            <text:list-item>
              <text:p text:style-name="P46">evitare <text:span text:style-name="T5">o</text:span> limitare la caduta di parti d<text:span text:style-name="T155">ella chiusura d’ambito dell’edificio</text:span> (<text:span text:style-name="T156">es. </text:span>frammenti di <text:span text:style-name="T3">facciata</text:span> o altre parti comunque disgregate o incendiate, …) in caso d’incendio, che poss<text:span text:style-name="T157">a</text:span>no compromettere l’esodo degli occupanti <text:span text:style-name="T158">o</text:span> l’<text:span text:style-name="T5">operatività</text:span> <text:span text:style-name="T154">delle</text:span> squadre di soccorso.</text:p>
            </text:list-item>
          </text:list>
        </text:list-item>
      </text:list>
      <text:list xml:id="list124834639971449" text:continue-list="list1082867902" text:style-name="EG_20_All_20_nota_20_auto">
        <text:list-item>
          <text:p text:style-name="P25"><text:span text:style-name="T250">La presente regola tecnica verticale può costituire utile riferimento per la </text:span><text:span text:style-name="T137">progettazione</text:span><text:span text:style-name="T250"> di chiusure d’ambito di altre opere da costruzione (es. edifici industriali, …).</text:span></text:p>
        </text:list-item>
      </text:list>
      <text:h text:style-name="P36" text:outline-level="3"><text:bookmark-start text:name="__RefHeading___Toc4409_2174120682"/>Definizioni<text:bookmark-end text:name="__RefHeading___Toc4409_2174120682"/></text:h>
      <text:list xml:id="list124835917671661" text:continue-list="list124834351502007" text:style-name="EG_20_All_20_commi">
        <text:list-item text:start-value="1">
          <text:p text:style-name="P46">Chiusura d’ambito <text:span text:style-name="T3">de</text:span>ll’edificio: frontiera esterna <text:span text:style-name="T3">de</text:span>ll’edificio <text:span text:style-name="T159">ad andamento</text:span> <text:span text:style-name="T155">orizzontale o verticale.</text:span></text:p>
        </text:list-item>
      </text:list>
      <text:list xml:id="list124835443664981" text:continue-list="list124834639971449" text:style-name="EG_20_All_20_nota_20_auto">
        <text:list-item>
          <text:p text:style-name="P24"><text:span text:style-name="T160">Sono ricomprese nella definizione anche frontiere esterne </text:span><text:span text:style-name="T123">interrate</text:span><text:span text:style-name="T160">, </text:span><text:span text:style-name="T243">frontiere tra ambiti diversi dell’edificio (es. intercapedini, pozzi luce, …) </text:span><text:span text:style-name="T160">o </text:span><text:span text:style-name="T243">frontiere </text:span><text:span text:style-name="T160">tra diversi </text:span><text:span text:style-name="T131">edifici</text:span><text:span text:style-name="T160">, se </text:span><text:span text:style-name="T131">si affacciano </text:span><text:span text:style-name="T160">verso volume d’aria.</text:span></text:p>
        </text:list-item>
        <text:list-item>
          <text:p text:style-name="P24"><text:span text:style-name="T161">Ai fini della presente RTV </text:span><text:span text:style-name="T132">si impiega la locuzione </text:span><text:span text:style-name="Emphasis"><text:span text:style-name="T132">chiusura d’ambito</text:span></text:span><text:span text:style-name="T132"> intendendo la </text:span><text:span text:style-name="Emphasis"><text:span text:style-name="T132">chiusura d’ambito dell’edificio</text:span></text:span><text:span text:style-name="T132">.</text:span></text:p>
        </text:list-item>
      </text:list>
      <text:list xml:id="list124834175204685" text:continue-list="list124835917671661" text:style-name="EG_20_All_20_commi">
        <text:list-item>
          <text:p text:style-name="P49"><text:span text:style-name="T155">Copertura: insieme de</text:span><text:span text:style-name="T7">i componenti</text:span><text:span text:style-name="T155"> che costituiscono </text:span><text:span text:style-name="T254">l</text:span><text:span text:style-name="T162">a</text:span><text:span text:style-name="T155"> </text:span><text:span text:style-name="T8">porzione</text:span><text:span text:style-name="T155"> di chiusura d’ambito </text:span><text:span text:style-name="T252">sommitale </text:span><text:span text:style-name="T155">dell’edificio, </text:span><text:span text:style-name="T71">inclinata con un</text:span><text:span text:style-name="T251"> angolo</text:span><text:span text:style-name="T237"> </text:span><text:span text:style-name="T188">α </text:span><text:span text:style-name="T187">≤</text:span><text:span text:style-name="T193"> 45°</text:span><text:span text:style-name="T251"> </text:span><text:span text:style-name="T71">rispetto al</text:span><text:span text:style-name="T251"> piano di riferimento</text:span><text:span text:style-name="T193">.</text:span></text:p>
        </text:list-item>
        <text:list-item>
          <text:p text:style-name="P50">Facciata: insieme de<text:span text:style-name="T162">i componenti </text:span>che costituiscono un<text:span text:style-name="T163">a porzione</text:span> di chiusura <text:span text:style-name="T155">d’ambito dell’edificio </text:span><text:span text:style-name="T6">non ricompresa nella </text:span><text:span text:style-name="Emphasis"><text:span text:style-name="T60">copertura</text:span></text:span>.</text:p>
        </text:list-item>
      </text:list>
      <text:list xml:id="list124835142590073" text:continue-list="list124835443664981" text:style-name="EG_20_All_20_nota_20_auto">
        <text:list-item>
          <text:p text:style-name="EG_20_Nota"><text:span text:style-name="T252">Nella </text:span><text:span text:style-name="Emphasis"><text:span text:style-name="T252">facciata</text:span></text:span><text:span text:style-name="T252"> sono </text:span><text:span text:style-name="T251">compresi intradossi di porticati ed aggetti.</text:span></text:p>
        </text:list-item>
      </text:list>
      <text:list xml:id="list124835893960328" text:continue-list="list124834175204685" text:style-name="EG_20_All_20_commi">
        <text:list-item>
          <text:p text:style-name="P46"><text:span text:style-name="T155">Pelle: ciascuno degli strati, </text:span><text:span text:style-name="T244">anche </text:span><text:span text:style-name="T245">realizzati con</text:span><text:span text:style-name="T244"> più materiali,</text:span><text:span text:style-name="T155"> di cui si compone una </text:span><text:span text:style-name="T3">chiusura d’ambito </text:span><text:span text:style-name="T9">dotata di intercapedine</text:span><text:span text:style-name="T155">.</text:span></text:p>
        </text:list-item>
        <text:list-item>
          <text:p text:style-name="P46"><text:span text:style-name="T155">Intercapedine: </text:span><text:span text:style-name="T164">volume d’aria di separazione tra </text:span><text:span text:style-name="T165">le pelli</text:span><text:span text:style-name="T164"> di una </text:span><text:span text:style-name="T3">chiusura d’ambito</text:span><text:span text:style-name="T164">.</text:span></text:p>
        </text:list-item>
        <text:list-item>
          <text:p text:style-name="P45"><text:span text:style-name="T166">Fascia di </text:span><text:span text:style-name="T10">separazione</text:span><text:span text:style-name="T166">: </text:span><text:span text:style-name="T11">porzione di</text:span><text:span text:style-name="T166"> </text:span><text:span text:style-name="T3">chiusura d’ambito</text:span><text:span text:style-name="T166"> costituita da uno o più elementi costruttivi </text:span><text:span text:style-name="T11">aventi</text:span><text:span text:style-name="T166"> classe di resistenza al fuoco </text:span><text:span text:style-name="T11">determinata</text:span><text:span text:style-name="T166"> e materiali classificati per reazione al fuoco, atta a limitare la propagazione orizzontale o verticale dell’incendio.</text:span></text:p>
        </text:list-item>
        <text:list-item>
          <text:p text:style-name="P46">Facciata a doppia pelle: facciata dotata di intercapedin<text:span text:style-name="T159">e</text:span>.</text:p>
        </text:list-item>
      </text:list>
      <text:list xml:id="list124834021365980" text:continue-list="list124835142590073" text:style-name="EG_20_All_20_nota_20_auto">
        <text:list-item>
          <text:p text:style-name="P24">Le facciate a doppia <text:span text:style-name="T133">pelle</text:span> <text:span text:style-name="T167">possono </text:span><text:span text:style-name="T134">avere</text:span> <text:span text:style-name="T134">pelli</text:span> opache o vetrate.</text:p>
        </text:list-item>
      </text:list>
      <text:list xml:id="list124835007885966" text:continue-list="list124835893960328" text:style-name="EG_20_All_20_commi">
        <text:list-item>
          <text:p text:style-name="P46">Facciata semplice: <text:span text:style-name="T154">f</text:span>acciata <text:span text:style-name="T164">non a doppia pelle</text:span>.</text:p>
        </text:list-item>
      </text:list>
      <text:list xml:id="list124834967595035" text:continue-list="list124834021365980" text:style-name="EG_20_All_20_nota_20_auto">
        <text:list-item>
          <text:p text:style-name="P26">Sono considerati come unico strato elementi forati <text:span text:style-name="T155">(es. </text:span>laterizi, blocchetti in calcestruzzo, …<text:span text:style-name="T155">) </text:span><text:span text:style-name="T266">e</text:span><text:span text:style-name="T155"> vetr</text:span><text:span text:style-name="T271">i</text:span><text:span text:style-name="T155">camer</text:span><text:span text:style-name="T271">a</text:span><text:span text:style-name="T155">. </text:span>Sono incluse le facciate rivestite con elementi prefabbricati, fissati con legante <text:span text:style-name="T271">a </text:span>umido o a secco in aderenza alla parete esistente sottostante, denominat<text:span text:style-name="T271">i</text:span> <text:span text:style-name="Emphasis">cappotti termici</text:span>, e le facciate in mattoni o blocchi dotati di camera d’aria non ventilata per l’isolamento term<text:span text:style-name="T154">i</text:span>co.</text:p>
        </text:list-item>
      </text:list>
      <text:list xml:id="list124834012224823" text:continue-list="list124835007885966" text:style-name="EG_20_All_20_commi">
        <text:list-item>
          <text:p text:style-name="P46"><text:soft-page-break/>Facciat<text:span text:style-name="T155">a</text:span> a doppia <text:span text:style-name="T155">pelle</text:span> ventilata: <text:span text:style-name="T154">f</text:span>acciata a doppia <text:span text:style-name="T155">pelle</text:span> <text:span text:style-name="T71">nella cui intercapedine si attiva una</text:span> circolazione d’aria di tipo meccanico o naturale.</text:p>
        </text:list-item>
        <text:list-item>
          <text:p text:style-name="P47">Facciat<text:span text:style-name="T155">a</text:span> a doppia <text:span text:style-name="T155">pelle</text:span> <text:span text:style-name="T159">ispezionabile: </text:span><text:span text:style-name="T154">f</text:span><text:span text:style-name="T159">acciata a doppia </text:span><text:span text:style-name="T155">pelle</text:span><text:span text:style-name="T159"> </text:span><text:span text:style-name="T71">nella</text:span><text:span text:style-name="T159"> cui intercapedine </text:span><text:span text:style-name="T271">è </text:span><text:span text:style-name="T159">consent</text:span><text:span text:style-name="T271">ito</text:span><text:span text:style-name="T159"> il passaggio di occupanti (es. addetti alle operazioni di manutenzione, …), </text:span><text:span text:style-name="T265">generalmente di </text:span><text:span text:style-name="T70">spessore</text:span><text:span text:style-name="T265"> &gt; 60 cm.</text:span></text:p>
        </text:list-item>
      </text:list>
      <text:list xml:id="list124834076638120" text:continue-list="list124834967595035" text:style-name="EG_20_All_20_nota_20_auto">
        <text:list-item>
          <text:p text:style-name="P27">Tale tipologia di facciata è generalmente composta da un <text:span text:style-name="T165">pelle</text:span> esterna vetrata e una <text:span text:style-name="T165">pelle</text:span> inte<text:span text:style-name="T154">r</text:span>na che può essere semplice, con o senza infissi, di tipo <text:span text:style-name="Emphasis">curtain wall</text:span><text:span text:style-name="Emphasis"><text:span text:style-name="T165">ing</text:span></text:span> opaca o vetrata. L’intercapedine può <text:span text:style-name="T141">avere</text:span> spessori superiori a 60 cm. Ne<text:span text:style-name="T154">l</text:span> caso di intercapedini superiori a 120 cm le due <text:span text:style-name="T165">pelli</text:span> <text:span text:style-name="T135">sono considerate come</text:span> <text:span text:style-name="T141">singole</text:span> facciat<text:span text:style-name="T165">e</text:span> indipendenti dal punto di vista del<text:span text:style-name="T154">l</text:span>a sicurezza antincendio.</text:p>
        </text:list-item>
      </text:list>
      <text:list xml:id="list124835772322621" text:continue-list="list124834012224823" text:style-name="EG_20_All_20_commi">
        <text:list-item>
          <text:p text:style-name="P46"><text:span text:style-name="Emphasis">Curtain wall</text:span><text:span text:style-name="Emphasis"><text:span text:style-name="T159">ing</text:span></text:span> (facciata continua): <text:span text:style-name="T168">facciata costituita di elementi d’</text:span><text:span text:style-name="T12">intelaiatura</text:span><text:span text:style-name="T168"> orizzontali e verticali assemblati tra loro e </text:span><text:span text:style-name="T12">vincolati</text:span><text:span text:style-name="T168"> alla struttura portante dell’edificio,</text:span> riempita a formare una pelle continua leggera e avvolgente, che fornisce, di per s<text:span text:style-name="T154">é</text:span> o insieme all’edificio, tutte le normali funzioni di una parete esterna, ma tale da non avere funzioni portanti per lo stesso edificio. <text:span text:style-name="T154">È</text:span> caratterizzata da una continuità dell’involucro rispetto alla struttura portante, che in genera resta interamente arretrata rispetto al piano della facciata (UN<text:span text:style-name="T154">I </text:span>EN 13119, EN 13830).</text:p>
        </text:list-item>
        <text:list-item>
          <text:p text:style-name="P46"><text:span text:style-name="T13">Facciata</text:span> aperta: <text:span text:style-name="T13">facciata</text:span> costituita, per almeno il 50% della sua superficie, da giunti, griglie fisse o mobili, che si aprono automaticamente in caso di incendio di almeno 60<text:span text:style-name="T14">°</text:span> rispetto alla posizione di chiusura, distribuiti in modo uniforme, o da elementi di chiusura permanenti (es. lastre in polimero PMMA, policarbonato<text:span text:style-name="T268">, </text:span><text:span text:style-name="T269">superfici vetrate,</text:span><text:span text:style-name="T268"> …) </text:span><text:span text:style-name="T84">che ne consentono</text:span> l’apertura nelle effettive condizioni d’incendio (es. condizioni termiche generate da incendio naturale sufficienti a fonder<text:span text:style-name="T268">e </text:span><text:span text:style-name="T269">o rompere </text:span><text:span text:style-name="T268">e</text:span>fficacemente l’elemento di chiusura, …).</text:p>
        </text:list-item>
        <text:list-item>
          <text:p text:style-name="P45"><text:span text:style-name="T13">Facciata</text:span> chiusa: <text:span text:style-name="T13">facciata</text:span> che non rispetta i criteri della <text:span text:style-name="T13">facciata</text:span> aperta.</text:p>
        </text:list-item>
      </text:list>
      <text:h text:style-name="P36" text:outline-level="3"><text:bookmark-start text:name="__RefHeading___Toc2478_856605439"/>Classificazione<text:bookmark-end text:name="__RefHeading___Toc2478_856605439"/></text:h>
      <text:list xml:id="list124835916426062" text:continue-list="list124835772322621" text:style-name="EG_20_All_20_commi">
        <text:list-item text:start-value="1">
          <text:p text:style-name="P46"><text:span text:style-name="T169">Ai fini della presente regola tecnica, le </text:span><text:span text:style-name="T15">chiusure d’ambito</text:span><text:span text:style-name="T169"> sono classificate come segue </text:span>in relazione all<text:span text:style-name="T16">e </text:span><text:span text:style-name="Emphasis"><text:span text:style-name="T16">caratteristiche dell’</text:span></text:span><text:span text:style-name="Emphasis"><text:span text:style-name="T17">edificio</text:span></text:span> <text:span text:style-name="T71">su cui sono installate</text:span>:</text:p>
          <text:p text:style-name="P46"><text:span text:style-name="Strong_20_Emphasis">SA</text:span>: <text:span text:style-name="T15">chiusure d’ambito</text:span><text:span text:style-name="T169"> </text:span><text:span text:style-name="T170">di</text:span><text:span text:style-name="T169">:</text:span></text:p>
          <text:list>
            <text:list-item>
              <text:list>
                <text:list-item>
                  <text:p text:style-name="P46"><text:span text:style-name="T17">edifici</text:span><text:span text:style-name="T169"> </text:span><text:span text:style-name="T17">aventi </text:span><text:span text:style-name="T71">le </text:span><text:span text:style-name="T17">quot</text:span><text:span text:style-name="T18">e </text:span><text:span text:style-name="T17">di </text:span><text:span text:style-name="T18">tutti i </text:span><text:span text:style-name="T17">pian</text:span><text:span text:style-name="T18">i</text:span><text:span text:style-name="T17"> </text:span><text:span text:style-name="T18">comprese </text:span><text:span text:style-name="T71">tra</text:span><text:span text:style-name="T18"> -</text:span><text:span text:style-name="T19">1</text:span><text:span text:style-name="T18"> m &lt; </text:span><text:span text:style-name="T20">h</text:span><text:span text:style-name="T17"> </text:span><text:span text:style-name="T85">≤ </text:span><text:span text:style-name="T86">12</text:span><text:span text:style-name="T17"> m,</text:span><text:span text:style-name="T4"> affollamento complessivo</text:span> ≤ <text:span text:style-name="T4">300 occupanti e </text:span><text:span text:style-name="T21">che </text:span><text:span text:style-name="T4">non includ</text:span><text:span text:style-name="T71">o</text:span><text:span text:style-name="T4">no compartimenti con R</text:span><text:span text:style-name="EG_20_Pedice"><text:span text:style-name="T75">vita</text:span></text:span><text:span text:style-name="T4"> pari a D1, D2;</text:span></text:p>
                </text:list-item>
                <text:list-item>
                  <text:p text:style-name="P46"><text:span text:style-name="T4">edifici </text:span><text:span text:style-name="T22">fuori terra, </text:span><text:span text:style-name="T4">ad un solo piano</text:span><text:span text:style-name="T17">;</text:span></text:p>
                </text:list-item>
              </text:list>
            </text:list-item>
          </text:list>
          <text:p text:style-name="P51"><text:span text:style-name="Strong_20_Emphasis"><text:span text:style-name="T169">S</text:span></text:span><text:span text:style-name="Strong_20_Emphasis"><text:span text:style-name="T171">B</text:span></text:span><text:span text:style-name="T169">: </text:span><text:span text:style-name="T15">chiusure d’ambito di</text:span><text:span text:style-name="T172"> edifici </text:span><text:span text:style-name="T17">aventi quot</text:span><text:span text:style-name="T18">e </text:span><text:span text:style-name="T17">di </text:span><text:span text:style-name="T18">tutti i </text:span><text:span text:style-name="T17">pian</text:span><text:span text:style-name="T18">i </text:span><text:span text:style-name="T71">ad</text:span><text:span text:style-name="T17"> </text:span><text:span text:style-name="T20">h</text:span><text:span text:style-name="T17"> </text:span><text:span text:style-name="T85">≤ </text:span><text:span text:style-name="T88">24</text:span><text:span text:style-name="T17"> m </text:span><text:span text:style-name="T69">e</text:span><text:span text:style-name="T4"> </text:span><text:span text:style-name="T21">che </text:span><text:span text:style-name="T4">non includ</text:span><text:span text:style-name="T71">o</text:span><text:span text:style-name="T4">no compartimenti con R</text:span><text:span text:style-name="EG_20_Pedice"><text:span text:style-name="T75">vita</text:span></text:span><text:span text:style-name="T4"> pari a D1, D2;</text:span></text:p>
          <text:p text:style-name="P46"><text:span text:style-name="Strong_20_Emphasis"><text:span text:style-name="T23">S</text:span></text:span><text:span text:style-name="Strong_20_Emphasis"><text:span text:style-name="T20">C</text:span></text:span><text:span text:style-name="T23">: </text:span><text:span text:style-name="T15">chiusure d’ambito</text:span><text:span text:style-name="T17"> </text:span><text:span text:style-name="T15">di</text:span><text:span text:style-name="T17"> </text:span><text:span text:style-name="T67">altri </text:span><text:span text:style-name="T17">edifici.</text:span></text:p>
        </text:list-item>
      </text:list>
      <text:list xml:id="list124835301741367" text:continue-list="list124834076638120" text:style-name="EG_20_All_20_nota_20_auto">
        <text:list-item>
          <text:p text:style-name="P29">Ad esempio, <text:span text:style-name="T253">la chiusura d’ambito di </text:span>un edificio avente massima quota dei piani h = 10 m con affollamento pari a 400 occupanti è classificat<text:span text:style-name="T253">a</text:span> SB<text:span text:style-name="T259">;</text:span> <text:span text:style-name="T259">qualsiasi edificio in cui sono inclusi compartimenti con R</text:span><text:span text:style-name="T231">vita</text:span><text:span text:style-name="T259"> pari a D1, D2 è classificato SC.</text:span></text:p>
        </text:list-item>
      </text:list>
      <text:h text:style-name="P35" text:outline-level="3"><text:bookmark-start text:name="__RefHeading___Toc3062_2036638291"/>Strategia antincendio<text:bookmark-end text:name="__RefHeading___Toc3062_2036638291"/></text:h>
      <text:list xml:id="list124835810113950" text:continue-list="list124835916426062" text:style-name="EG_20_All_20_commi">
        <text:list-item text:start-value="1">
          <text:p text:style-name="P62">Nei paragrafi che seguono sono riportate <text:span text:style-name="T122">soluzioni conformi</text:span>.</text:p>
        </text:list-item>
        <text:list-item>
          <text:p text:style-name="P45"><text:span text:style-name="T173">Sono comunque ammesse </text:span><text:span text:style-name="T124">soluzioni alternative</text:span><text:span text:style-name="T173"> (capitolo G.2), </text:span><text:span text:style-name="T24">ad esempio</text:span><text:span text:style-name="T173"> relative alla valutazione del comportamento al fuoco dell’intero sistema </text:span><text:span text:style-name="T271">di </text:span><text:span text:style-name="T24">chiusur</text:span><text:span text:style-name="T71">e</text:span><text:span text:style-name="T24"> d’ambito,</text:span><text:span text:style-name="T173"> che limiti la </text:span><text:span text:style-name="T174">probabilità di </text:span><text:span text:style-name="T173">propagazione dell’incendio </text:span><text:span text:style-name="T25">attraverso</text:span><text:span text:style-name="T173"> </text:span><text:span text:style-name="T25">l</text:span><text:span text:style-name="T71">e</text:span><text:span text:style-name="T25"> chiusur</text:span><text:span text:style-name="T71">e</text:span><text:span text:style-name="T25"> d’ambito stess</text:span><text:span text:style-name="T71">e</text:span><text:span text:style-name="T173">.</text:span></text:p>
        </text:list-item>
      </text:list>
      <text:h text:style-name="P38" text:outline-level="4"><text:bookmark-start text:name="__RefHeading___Toc9583_2174120682"/>Reazione al fuoco<text:bookmark-end text:name="__RefHeading___Toc9583_2174120682"/></text:h>
      <text:list xml:id="list124835810431451" text:continue-list="list124835810113950" text:style-name="EG_20_All_20_commi">
        <text:list-item text:start-value="1">
          <text:p text:style-name="P47"><text:span text:style-name="T26">I</text:span><text:span text:style-name="T175"> seguenti </text:span><text:span text:style-name="T7">componenti</text:span><text:span text:style-name="T175"> dell</text:span><text:span text:style-name="T176">e</text:span><text:span text:style-name="T175"> </text:span><text:span text:style-name="Emphasis"><text:span text:style-name="T83">facciate</text:span></text:span> di tipo SB ed SC, <text:span text:style-name="T175">comunque realizzat</text:span><text:span text:style-name="T176">e</text:span><text:span text:style-name="T175">, </text:span><text:span text:style-name="T176">d</text:span>evono <text:span text:style-name="T27">possedere </text:span><text:span text:style-name="T28">i </text:span><text:span text:style-name="T27">requisiti di reazione al fuoco</text:span> <text:span text:style-name="T156">(capitolo S.1) </text:span><text:span text:style-name="T175">di cui alla tabella </text:span><text:span text:style-name="T175"><text:sequence-ref text:reference-format="value" text:ref-name="refTable0">V.13-1</text:sequence-ref></text:span>:</text:p>
          <text:list>
            <text:list-item>
              <text:p text:style-name="P46">isolanti <text:span text:style-name="T177">termici </text:span><text:span text:style-name="T260">(es. cappotti </text:span><text:span text:style-name="T68">non in kit</text:span><text:span text:style-name="T260">, …)</text:span>;</text:p>
            </text:list-item>
            <text:list-item>
              <text:p text:style-name="P46">sistemi di isolamento esterno <text:span text:style-name="T260">in kit (es. ETICS, cappotti in kit, …)</text:span>;</text:p>
            </text:list-item>
            <text:list-item>
              <text:p text:style-name="P46"><text:span text:style-name="T178">g</text:span>uarnizioni, sigillanti e materiali di tenuta, qualora occupino complessivamente una superficie &gt; 10% dell’intera superficie lorda della <text:span text:style-name="T6">chiusura d’ambito</text:span>;</text:p>
            </text:list-item>
            <text:list-item>
              <text:p text:style-name="P46">gli altri <text:span text:style-name="T7">componenti, ad esclusione dei componenti in vetro, </text:span>qualora occupino complessivamente una superficie &gt; 40% dell’intera superficie lorda della <text:span text:style-name="T6">chiusura d’ambito</text:span>.</text:p>
            </text:list-item>
          </text:list>
        </text:list-item>
      </text:list>
      <text:list xml:id="list124834820725653" text:continue-list="list124835301741367" text:style-name="EG_20_All_20_nota_20_auto">
        <text:list-item>
          <text:p text:style-name="P30"><text:span text:style-name="T138">Sono</text:span><text:span text:style-name="T177"> inclusi gli elementi in vetro rivestiti da materiali combustibili (es. pellicole filtranti, …).</text:span></text:p>
        </text:list-item>
        <text:list-item>
          <text:p text:style-name="P28">Nel caso in cui la funzione isolante della facciata sia garantita da un insieme di elementi unitamente commercializzati come kit, la classe di reazione a fuoco è riferita al kit nelle sue condizioni finali di esercizio <text:span text:style-name="T261">e considerat</text:span><text:span text:style-name="T262">o </text:span><text:span text:style-name="T271">il</text:span><text:span text:style-name="T261"> </text:span><text:span text:style-name="Emphasis"><text:span text:style-name="T261">material</text:span></text:span><text:span text:style-name="Emphasis"><text:span text:style-name="T262">e</text:span></text:span><text:span text:style-name="Emphasis"><text:span text:style-name="T261"> </text:span></text:span><text:span text:style-name="Emphasis"><text:span text:style-name="T271">di</text:span></text:span><text:span text:style-name="Emphasis"><text:span text:style-name="T261"> rivestimento</text:span></text:span><text:span text:style-name="T261">. Negli altri casi </text:span><text:span text:style-name="T139">gli elementi sono</text:span><text:span text:style-name="T261"> considerati </text:span><text:span text:style-name="Emphasis"><text:span text:style-name="T261">materiali per l’isolamento</text:span></text:span><text:span text:style-name="T261">, </text:span><text:span text:style-name="T262">ai fini della </text:span><text:span text:style-name="T140">prestazione di reazione al fuoco</text:span><text:span text:style-name="T262"> secondo </text:span><text:span text:style-name="T271">il </text:span><text:span text:style-name="T262">capitolo S.1.</text:span></text:p>
        </text:list-item>
      </text:list>
      <text:list xml:id="list124834520593963" text:continue-list="list124835810431451" text:style-name="EG_20_All_20_commi">
        <text:list-item>
          <text:p text:style-name="Text_20_body"><text:span text:style-name="T179">N</text:span><text:span text:style-name="T180">on sono richiesti requisiti di reazione al fuoc</text:span>o pe<text:span text:style-name="T180">r</text:span><text:span text:style-name="T255"> </text:span><text:span text:style-name="T180">le </text:span><text:span text:style-name="Emphasis"><text:span text:style-name="T180">coperture</text:span></text:span> <text:span text:style-name="T255">e per le </text:span><text:span text:style-name="Emphasis"><text:span text:style-name="T255">facciate</text:span></text:span> <text:span text:style-name="T255">di tipo SA</text:span><text:span text:style-name="T17">.</text:span></text:p>
        </text:list-item>
      </text:list>
      <text:list xml:id="list124835266472149" text:continue-list="list124834820725653" text:style-name="EG_20_All_20_nota_20_auto">
        <text:list-item>
          <text:p text:style-name="P31">In relazione alla valutazione del rischio, può essere consigliato l’impiego di materiali classificati per reazione al fuoco almeno del gruppo GM3.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Chiusura d’ambito</text:p>
          </table:table-cell>
          <table:table-cell table:style-name="Table3.B1" office:value-type="string">
            <text:p text:style-name="P6">Gruppo di materiali</text:p>
          </table:table-cell>
        </table:table-row>
        <table:table-row table:style-name="Table3.2">
          <table:table-cell table:style-name="Table3.A2" office:value-type="string">
            <text:p text:style-name="Contenuto_20_tabella_20_centrato">SB</text:p>
          </table:table-cell>
          <table:table-cell table:style-name="Table3.B2" office:value-type="string">
            <text:p text:style-name="Contenuto_20_tabella_20_centrato">GM<text:span text:style-name="T181">2</text:span></text:p>
          </table:table-cell>
        </table:table-row>
        <table:table-row table:style-name="Table3.3">
          <table:table-cell table:style-name="Table3.A3" office:value-type="string">
            <text:p text:style-name="Contenuto_20_tabella_20_centrato">SC</text:p>
          </table:table-cell>
          <table:table-cell table:style-name="Table3.B3" office:value-type="string">
            <text:p text:style-name="Contenuto_20_tabella_20_centrato">GM1</text:p>
          </table:table-cell>
        </table:table-row>
      </table:table>
      <text:p text:style-name="P13"><text:span text:style-name="T142">Tabella</text:span> <text:sequence text:ref-name="refTable0" text:name="Table" text:formula="ooow:Table+1" style:num-format="1">V.13-1</text:sequence>: <text:span text:style-name="T143">Gruppi di materiali per la</text:span><text:span text:style-name="T175"> reazione al fuoco </text:span><text:span text:style-name="T183">d</text:span><text:span text:style-name="T163">egli</text:span><text:span text:style-name="T183"> </text:span><text:span text:style-name="T144">elementi</text:span><text:span text:style-name="T175"> dell</text:span><text:span text:style-name="T176">e</text:span><text:span text:style-name="T175"> </text:span><text:span text:style-name="T144">chiusure d’ambito</text:span></text:p>
      <text:h text:style-name="P39" text:outline-level="4"><text:bookmark-start text:name="__RefHeading___Toc9585_2174120682"/>Resistenza al fuoco <text:span text:style-name="T184">e compartimentazione</text:span><text:bookmark-end text:name="__RefHeading___Toc9585_2174120682"/></text:h>
      <text:list xml:id="list124835738800313" text:continue-list="list124834520593963" text:style-name="EG_20_All_20_commi">
        <text:list-item text:start-value="1">
          <text:p text:style-name="P52"><text:span text:style-name="T55">L</text:span><text:span text:style-name="T30">e</text:span><text:span text:style-name="T26"> </text:span><text:span text:style-name="Emphasis"><text:span text:style-name="T76">chiusure d’ambito</text:span></text:span><text:span text:style-name="T26"> </text:span><text:span text:style-name="T29">di tipo SB ed SC</text:span><text:span text:style-name="T26"> </text:span><text:span text:style-name="T55">d</text:span><text:span text:style-name="T29">evono</text:span><text:span text:style-name="T26"> possedere i</text:span><text:span text:style-name="T30"> </text:span><text:span text:style-name="T26">requisiti </text:span><text:span text:style-name="T30">di resistenza al fuoco </text:span><text:span text:style-name="T26">di cui ai seguenti paragrafi.</text:span></text:p>
        </text:list-item>
        <text:list-item>
          <text:p text:style-name="P53"><text:span text:style-name="T26">N</text:span><text:span text:style-name="T55">on sono richiesti </text:span><text:span text:style-name="T26">requisiti </text:span><text:span text:style-name="T30">di resistenza al fuoco </text:span><text:span text:style-name="T55">per le chiusure d’ambito di edifici:</text:span></text:p>
          <text:list>
            <text:list-item>
              <text:p text:style-name="P54"><text:span text:style-name="T71">che hanno</text:span><text:span text:style-name="T194"> </text:span>carico d’incendio specifico <text:span text:style-name="T185">q</text:span><text:span text:style-name="EG_20_Pedice"><text:span text:style-name="T185">f</text:span></text:span><text:span text:style-name="T185"> </text:span><text:span text:style-name="T186">≤</text:span><text:span text:style-name="T192"> </text:span>200 MJ/m<text:span text:style-name="EG_20_Apice"><text:span text:style-name="T184">2</text:span></text:span> <text:span text:style-name="T248">in tutti i compartimenti,</text:span> <text:span text:style-name="T185">a</text:span>l netto del contributo rappresentato dagli isolanti eventualmente presenti <text:span text:style-name="T31">in</text:span> facciata <text:span text:style-name="T194">ed in copertura;</text:span></text:p>
            </text:list-item>
            <text:list-item>
              <text:p text:style-name="P46">dotat<text:span text:style-name="T195">i</text:span> di misure di controllo dell’incendio di livello di prestazione V (capitolo S.<text:span text:style-name="T196">6</text:span>).</text:p>
            </text:list-item>
          </text:list>
        </text:list-item>
        <text:list-item>
          <text:p text:style-name="P63">Non sono richiesti requisiti di resistenza al fuoco per le chiusure d’ambito di tipo SA.</text:p>
        </text:list-item>
        <text:list-item>
          <text:p text:style-name="P55"><text:span text:style-name="T256">Le </text:span><text:span text:style-name="Emphasis"><text:span text:style-name="T256">fasce di separazione</text:span></text:span><text:span text:style-name="T256"> devono essere realizzate con le caratteristiche e la geometria descritte al paragrafo</text:span><text:span text:style-name="T54"> </text:span><text:span text:style-name="T54"><text:bookmark-ref text:reference-format="number-all-superior" text:ref-name="__RefHeading___Toc2664_856605439">V.13.5</text:bookmark-ref></text:span><text:span text:style-name="T54">.</text:span></text:p>
        </text:list-item>
        <text:list-item>
          <text:p text:style-name="P55"><text:span text:style-name="T66">La conformità della chiusura d’ambito ai requisiti di resistenza al fuoco è comprovata con riferimento ad uno dei metodi </text:span><text:span text:style-name="T35">indicati ne</text:span><text:span text:style-name="T66">l paragrafo </text:span><text:span text:style-name="T66"><text:bookmark-ref text:reference-format="number" text:ref-name="__RefHeading___Toc2953_3386002575">V.13.6</text:bookmark-ref></text:span><text:span text:style-name="T32">.</text:span></text:p>
        </text:list-item>
      </text:list>
      <text:h text:style-name="P41" text:outline-level="5">Copertura</text:h>
      <text:list xml:id="list124835366973560" text:continue-list="list124835738800313" text:style-name="EG_20_All_20_commi">
        <text:list-item text:start-value="1">
          <text:p text:style-name="Text_20_body"><text:span text:style-name="T184">I</text:span>n corrispondenza d<text:span text:style-name="T197">ell</text:span><text:span text:style-name="T198">e</text:span><text:span text:style-name="T32"> proiezioni </text:span><text:span text:style-name="T73">degli elementi</text:span><text:span text:style-name="T71"> </text:span><text:span text:style-name="T73">costruttivi </text:span><text:span text:style-name="T32">di</text:span> compartimentazion<text:span text:style-name="T271">e</text:span><text:span text:style-name="T176"> </text:span><text:span text:style-name="T197">orizzontal</text:span><text:span text:style-name="T271">e</text:span><text:span text:style-name="T197"> e vertical</text:span><text:span text:style-name="T271">e sulla </text:span><text:span text:style-name="T127">copertura</text:span><text:span text:style-name="T197">,</text:span> dev<text:span text:style-name="T271">ono essere realizzate</text:span><text:span text:style-name="T170"> </text:span><text:span text:style-name="T71">le</text:span> <text:span text:style-name="Emphasis"><text:span text:style-name="T198">fasce di </text:span></text:span><text:span text:style-name="Emphasis"><text:span text:style-name="T77">separazione</text:span></text:span>.</text:p>
        </text:list-item>
        <text:list-item>
          <text:p text:style-name="P56"><text:span text:style-name="T254">Le </text:span><text:span text:style-name="Emphasis"><text:span text:style-name="T254">coperture</text:span></text:span><text:span text:style-name="T254"> di tipo SC devono </text:span><text:span text:style-name="T61">essere interamente realizzate con </text:span><text:span text:style-name="T54">le caratteristiche descritte nel paragrafo </text:span><text:span text:style-name="T54"><text:bookmark-ref text:reference-format="number-all-superior" text:ref-name="__RefHeading___Toc2664_856605439">V.13.5</text:bookmark-ref></text:span><text:span text:style-name="T54">.</text:span></text:p>
        </text:list-item>
      </text:list>
      <text:h text:style-name="Heading_20_5" text:outline-level="5"><text:bookmark-start text:name="__RefHeading___Toc2534_3063871424"/><text:span text:style-name="T248">F</text:span>acciat<text:span text:style-name="T248">a</text:span> semplic<text:span text:style-name="T248">e</text:span> e curtain walling<text:bookmark-end text:name="__RefHeading___Toc2534_3063871424"/></text:h>
      <text:list xml:id="list124835072680108" text:continue-list="list124835366973560" text:style-name="EG_20_All_20_commi">
        <text:list-item text:start-value="1">
          <text:p text:style-name="P53"><text:span text:style-name="T184">I</text:span>n corrispondenza d<text:span text:style-name="T197">ell</text:span><text:span text:style-name="T198">e</text:span><text:span text:style-name="T32"> proiezioni </text:span><text:span text:style-name="T73">degli elementi costruttivi</text:span><text:span text:style-name="T71"> </text:span><text:span text:style-name="T32">di</text:span> compartimentazion<text:span text:style-name="T271">e</text:span><text:span text:style-name="T176"> </text:span><text:span text:style-name="T197">orizzontal</text:span><text:span text:style-name="T271">e</text:span><text:span text:style-name="T197"> e vertical</text:span><text:span text:style-name="T271">e sulle chiusure d’ambito</text:span><text:span text:style-name="T248">, </text:span><text:span text:style-name="T271">nelle</text:span><text:span text:style-name="T248"> </text:span><text:span text:style-name="T126">facciate semplici</text:span><text:span text:style-name="T247"> e </text:span><text:span text:style-name="T271">nelle</text:span><text:span text:style-name="T247"> </text:span><text:span text:style-name="Emphasis"><text:span text:style-name="T247">curtain walling</text:span></text:span> dev<text:span text:style-name="T248">ono</text:span><text:span text:style-name="T170"> </text:span><text:span text:style-name="T71">essere realizzate le</text:span> <text:span text:style-name="Emphasis"><text:span text:style-name="T198">fasce di </text:span></text:span><text:span text:style-name="Emphasis"><text:span text:style-name="T77">separazione</text:span></text:span>.</text:p>
        </text:list-item>
        <text:list-item>
          <text:p text:style-name="P57"><draw:frame draw:style-name="fr1" draw:name="Frame2" text:anchor-type="paragraph" svg:width="16cm" draw:z-index="3"><draw:text-box fo:min-height="0.499cm"><text:p text:style-name="P3"><draw:g text:anchor-type="as-char" draw:z-index="4" draw:name="Forma1" draw:style-name="gr1"><draw:polygon draw:style-name="gr2" draw:text-style-name="P66" svg:width="1.717cm" svg:height="0.835cm" svg:x="1.338cm" svg:y="3.154cm" svg:viewBox="0 0 1718 836" draw:points="0,465 764,836 1718,371 954,0"><text:p/></draw:polygon><draw:polygon draw:style-name="gr2" draw:text-style-name="P66" svg:width="5.73cm" svg:height="1.391cm" svg:x="3.821cm" svg:y="2.69cm" svg:viewBox="0 0 5731 1392" draw:points="1911,93 3820,1021 5731,0 5731,371 3820,1392 1911,464 0,1392 0,1021"><text:p/></draw:polygon><draw:polygon draw:style-name="gr2" draw:text-style-name="P66" svg:width="2.291cm" svg:height="3.156cm" svg:x="1.72cm" svg:y="2.503cm" svg:viewBox="0 0 2292 3157" draw:points="1911,3157 1911,1299 0,371 191,278 191,0 2101,928 2292,1114 2292,2970"><text:p/></draw:polygon><draw:polygon draw:style-name="gr2" draw:text-style-name="P66" svg:width="1.91cm" svg:height="4.084cm" svg:x="4.012cm" svg:y="0.647cm" svg:viewBox="0 0 1911 4085" draw:points="1719,3992 1719,1207 764,93 0,186 286,93 955,0 1719,928 1911,1299 1911,4085"><text:p/></draw:polygon><draw:polygon draw:style-name="gr2" draw:text-style-name="P66" svg:width="2.1cm" svg:height="3.991cm" svg:x="3.63cm" svg:y="0.741cm" svg:viewBox="0 0 2101 3992" draw:points="1911,3992 1911,1207 955,93 0,278 382,93 1146,0 2101,1114 2101,3899"><text:p/></draw:polygon><draw:polygon draw:style-name="gr3" draw:text-style-name="P67" svg:width="3.396cm" svg:height="3.088cm" draw:transform="skewX (-0.0219911485751286) rotate (0.452912940892529) translate (6.22895424210308cm 2.82313923100108cm)" svg:viewBox="0 0 3397 3089" draw:points="2124,3089 0,3089 1273,584 2633,0 3397,584"><text:p/></draw:polygon><draw:polyline draw:style-name="gr4" draw:text-style-name="P68" svg:width="3.392cm" svg:height="1.668cm" draw:transform="skewX (-0.0265290046303138) rotate (0.452040276266531) translate (3.82058243836443cm 2.78050620888661cm)" svg:viewBox="0 0 3393 1669" draw:points="0,1 2124,0 3393,1669"><text:p/></draw:polyline><draw:polyline draw:style-name="gr4" draw:text-style-name="P68" svg:width="5.522cm" svg:height="1.668cm" draw:transform="skewX (-0.0226892802759262) rotate (0.451865743341332) translate (1.90966982852152cm 6.49615373969342cm)" svg:viewBox="0 0 5523 1669" draw:points="0,3 4247,0 5523,1669"><text:p/></draw:polyline><draw:line draw:style-name="gr4" draw:text-style-name="P68" svg:x1="2.866cm" svg:y1="1.669cm" svg:x2="4.777cm" svg:y2="0.741cm"><text:p/></draw:line><draw:line draw:style-name="gr4" draw:text-style-name="P68" svg:x1="1.911cm" svg:y1="1.855cm" svg:x2="3.822cm" svg:y2="0.927cm"><text:p/></draw:line><draw:polyline draw:style-name="gr4" draw:text-style-name="P68" svg:width="5.521cm" svg:height="1.67cm" draw:transform="skewX (0.0226892802759263) rotate (2.68902877854766) translate (8.78673866909087cm 3.34277530015545cm)" svg:viewBox="0 0 5522 1671" draw:points="0,1671 2124,1671 4247,1671 5522,0"><text:p/></draw:polyline><draw:polyline draw:style-name="gr4" draw:text-style-name="P68" svg:width="3.821cm" svg:height="0.835cm" draw:transform="skewX (0.0226892802759263) rotate (2.68885424562246) translate (8.21350798499324cm 2.41275099050134cm)" svg:viewBox="0 0 3822 836" draw:points="0,836 2124,836 3185,834 3822,0"><text:p/></draw:polyline><draw:line draw:style-name="gr4" draw:text-style-name="P68" svg:x1="5.731cm" svg:y1="1.855cm" svg:x2="5.731cm" svg:y2="0.277cm"><text:p/></draw:line><draw:line draw:style-name="gr4" draw:text-style-name="P68" svg:x1="5.731cm" svg:y1="1.852cm" svg:x2="5.731cm" svg:y2="4.637cm"><text:p/></draw:line><draw:polygon draw:style-name="gr5" draw:text-style-name="P69" svg:width="1.91cm" svg:height="2.784cm" svg:x="0.001cm" svg:y="3.712cm" svg:viewBox="0 0 1911 2785" draw:points="1911,2785 1911,928 0,0 0,1856"><text:p/></draw:polygon><draw:line draw:style-name="gr4" draw:text-style-name="P68" svg:x1="1.911cm" svg:y1="4.64cm" svg:x2="3.822cm" svg:y2="3.712cm"><text:p/></draw:line><draw:line draw:style-name="gr4" draw:text-style-name="P68" svg:x1="0.001cm" svg:y1="3.708cm" svg:x2="1.912cm" svg:y2="2.78cm"><text:p/></draw:line><draw:line draw:style-name="gr4" draw:text-style-name="P68" svg:x1="1.911cm" svg:y1="1.852cm" svg:x2="1.911cm" svg:y2="2.78cm"><text:p/></draw:line><draw:line draw:style-name="gr4" draw:text-style-name="P68" svg:x1="3.822cm" svg:y1="3.708cm" svg:x2="1.911cm" svg:y2="2.78cm"><text:p/></draw:line><draw:line draw:style-name="gr4" draw:text-style-name="P68" svg:x1="1.911cm" svg:y1="1.856cm" svg:x2="2.866cm" svg:y2="1.67cm"><text:p/></draw:line><draw:line draw:style-name="gr4" draw:text-style-name="P68" svg:x1="3.821cm" svg:y1="2.784cm" svg:x2="2.866cm" svg:y2="1.67cm"><text:p/></draw:line><draw:line draw:style-name="gr4" draw:text-style-name="P68" svg:x1="3.821cm" svg:y1="5.565cm" svg:x2="3.821cm" svg:y2="2.78cm"><text:p/></draw:line><draw:line draw:style-name="gr4" draw:text-style-name="P68" svg:x1="5.731cm" svg:y1="0.277cm" svg:x2="5.731cm" svg:y2="-0.001cm"><text:p/></draw:line><draw:frame draw:style-name="gr6" draw:text-style-name="P71" svg:width="0.669cm" svg:height="0.511cm" svg:x="1.815cm" svg:y="5.849cm"><draw:text-box><text:p text:style-name="P70"><text:span text:style-name="T276">C1</text:span></text:p></draw:text-box></draw:frame><draw:frame draw:style-name="gr7" draw:text-style-name="P71" svg:width="0.668cm" svg:height="0.512cm" svg:x="3.918cm" svg:y="4.872cm"><draw:text-box><text:p text:style-name="P70"><text:span text:style-name="T276">C2</text:span></text:p></draw:text-box></draw:frame><draw:frame draw:style-name="gr8" draw:text-style-name="P71" svg:width="0.671cm" svg:height="0.514cm" svg:x="7.068cm" svg:y="4.964cm"><draw:text-box><text:p text:style-name="P70"><text:span text:style-name="T276">C3</text:span></text:p></draw:text-box></draw:frame><draw:frame draw:style-name="gr7" draw:text-style-name="P71" svg:width="0.669cm" svg:height="0.512cm" svg:x="3.057cm" svg:y="1.529cm"><draw:text-box><text:p text:style-name="P70"><text:span text:style-name="T276">C4</text:span></text:p></draw:text-box></draw:frame><draw:frame draw:style-name="gr6" draw:text-style-name="P71" svg:width="0.668cm" svg:height="0.511cm" svg:x="7.833cm" svg:y="1.485cm"><draw:text-box><text:p text:style-name="P70"><text:span text:style-name="T276">C5</text:span></text:p></draw:text-box></draw:frame><draw:g draw:style-name="gr9"><draw:g draw:style-name="gr9"><draw:g draw:style-name="gr9"><draw:polygon draw:style-name="gr4" draw:text-style-name="P68" svg:width="0.679cm" svg:height="0.501cm" draw:transform="skewX (-0.0188495559215388) rotate (-2.68623625174447) translate (3.76106041304623cm 4.66727980084065cm)" svg:viewBox="0 0 680 502" draw:points="0,501 424,502 680,1 254,0"><text:p/></draw:polygon></draw:g></draw:g><draw:polyline draw:style-name="gr5" draw:text-style-name="P69" svg:width="0.6cm" svg:height="0.446cm" draw:transform="skewX (-0.0319395253114962) rotate (0.444884426333355) translate (2.94456053567781cm 4.51498217613395cm)" svg:viewBox="0 0 601 447" draw:points="0,447 374,445 601,0"><text:p/></draw:polyline></draw:g><draw:g draw:style-name="gr9"><draw:g draw:style-name="gr9"><draw:g draw:style-name="gr9"><draw:g draw:style-name="gr9"><draw:polygon draw:style-name="gr4" draw:text-style-name="P68" svg:width="0.68cm" svg:height="0.501cm" draw:transform="skewX (-0.0188495559215389) rotate (-2.68414185664208) translate (4.81424489758904cm 4.15760610924461cm)" svg:viewBox="0 0 681 502" draw:points="0,500 424,502 681,2 255,0"><text:p/></draw:polygon></draw:g></draw:g><draw:polyline draw:style-name="gr5" draw:text-style-name="P69" svg:width="0.6cm" svg:height="0.442cm" draw:transform="skewX (-0.0214675497995303) rotate (0.454309204294124) translate (4.00101323129702cm 4.01207682585867cm)" svg:viewBox="0 0 601 443" draw:points="0,441 374,443 601,0"><text:p/></draw:polyline></draw:g><draw:g draw:style-name="gr9"><draw:g draw:style-name="gr9"><draw:g draw:style-name="gr9"><draw:polygon draw:style-name="gr4" draw:text-style-name="P68" svg:width="0.68cm" svg:height="0.5cm" draw:transform="skewX (-0.0235619449019235) rotate (-2.68833064684687) translate (5.57887808949956cm 3.78680022733698cm)" svg:viewBox="0 0 681 501" draw:points="0,501 424,501 681,0 255,0"><text:p/></draw:polygon></draw:g></draw:g><draw:polyline draw:style-name="gr5" draw:text-style-name="P69" svg:width="0.6cm" svg:height="0.442cm" draw:transform="skewX (-0.0188495559215388) rotate (0.456578132321717) translate (4.76583478448058cm 3.64087809607196cm)" svg:viewBox="0 0 601 443" draw:points="0,440 374,443 601,0"><text:p/></draw:polyline></draw:g></draw:g><draw:g draw:style-name="gr9"><draw:g draw:style-name="gr9"><draw:g draw:style-name="gr9"><draw:g draw:style-name="gr9"><draw:polygon draw:style-name="gr4" draw:text-style-name="P68" svg:width="0.68cm" svg:height="0.501cm" draw:transform="skewX (-0.0188495559215388) rotate (-2.68414185664208) translate (4.81424489758923cm 3.22539310227366cm)" svg:viewBox="0 0 681 502" draw:points="0,500 424,502 681,2 255,0"><text:p/></draw:polygon></draw:g></draw:g><draw:polyline draw:style-name="gr5" draw:text-style-name="P69" svg:width="0.599cm" svg:height="0.443cm" draw:transform="skewX (-0.0240855436775218) rotate (0.449596815313739) translate (4.0005543960319cm 3.07794120144453cm)" svg:viewBox="0 0 600 444" draw:points="0,444 374,444 600,0"><text:p/></draw:polyline></draw:g><draw:g draw:style-name="gr9"><draw:g draw:style-name="gr9"><draw:g draw:style-name="gr9"><draw:polygon draw:style-name="gr4" draw:text-style-name="P68" svg:width="0.679cm" svg:height="0.5cm" draw:transform="skewX (-0.0212930168743309) rotate (-2.68833064684687) translate (5.57785566078708cm 2.8589416578605cm)" svg:viewBox="0 0 680 501" draw:points="0,501 424,501 680,0 254,0"><text:p/></draw:polygon></draw:g></draw:g><draw:polyline draw:style-name="gr5" draw:text-style-name="P69" svg:width="0.6cm" svg:height="0.442cm" draw:transform="skewX (-0.0188495559215389) rotate (0.456578132321717) translate (4.7658347844806cm 2.71352151731514cm)" svg:viewBox="0 0 601 443" draw:points="0,440 374,443 601,0"><text:p/></draw:polyline></draw:g></draw:g><draw:g draw:style-name="gr9"><draw:g draw:style-name="gr9"><draw:g draw:style-name="gr9"><draw:g draw:style-name="gr9"><draw:polygon draw:style-name="gr4" draw:text-style-name="P68" svg:width="0.679cm" svg:height="0.501cm" draw:transform="skewX (0.0188495559215388) rotate (2.68623625174447) translate (7.25871046864851cm 3.52499502993665cm)" svg:viewBox="0 0 680 502" draw:points="680,501 254,502 0,1 424,0"><text:p/></draw:polygon></draw:g></draw:g><draw:polyline draw:style-name="gr5" draw:text-style-name="P69" svg:width="0.599cm" svg:height="0.441cm" draw:transform="skewX (0.0160570291183479) rotate (-0.458847060349309) translate (6.92214312380241cm 2.81754028573786cm)" svg:viewBox="0 0 600 442" draw:points="600,439 226,442 0,0"><text:p/></draw:polyline></draw:g><draw:g draw:style-name="gr9"><draw:g draw:style-name="gr9"><draw:g draw:style-name="gr9"><draw:polygon draw:style-name="gr4" draw:text-style-name="P68" svg:width="0.68cm" svg:height="0.501cm" draw:transform="skewX (0.0260054058547156) rotate (2.69042504194926) translate (6.49331050227381cm 3.15642222472686cm)" svg:viewBox="0 0 681 502" draw:points="681,502 256,501 0,0 424,1"><text:p/></draw:polygon></draw:g></draw:g><draw:polyline draw:style-name="gr5" draw:text-style-name="P69" svg:width="0.6cm" svg:height="0.443cm" draw:transform="skewX (0.0268780704807127) rotate (-0.44959681531374) translate (6.15808266203834cm 2.4480540824491cm)" svg:viewBox="0 0 601 444" draw:points="601,444 226,444 0,0"><text:p/></draw:polyline></draw:g></draw:g><draw:g draw:style-name="gr9"><draw:g draw:style-name="gr9"><draw:g draw:style-name="gr9"><draw:g draw:style-name="gr9"><draw:polygon draw:style-name="gr4" draw:text-style-name="P68" svg:width="0.679cm" svg:height="0.501cm" draw:transform="skewX (0.0235619449019237) rotate (2.69042504194926) translate (7.25919145824995cm 4.45627092577702cm)" svg:viewBox="0 0 680 502" draw:points="680,502 254,502 0,0 424,1"><text:p/></draw:polygon></draw:g></draw:g><draw:polyline draw:style-name="gr5" draw:text-style-name="P69" svg:width="0.599cm" svg:height="0.442cm" draw:transform="skewX (0.0214675497995302) rotate (-0.454134671368925) translate (6.92214312380242cm 3.74775329270895cm)" svg:viewBox="0 0 600 443" draw:points="600,441 226,443 0,0"><text:p/></draw:polyline></draw:g><draw:g draw:style-name="gr9"><draw:g draw:style-name="gr9"><draw:g draw:style-name="gr9"><draw:polygon draw:style-name="gr4" draw:text-style-name="P68" svg:width="0.68cm" svg:height="0.504cm" draw:transform="skewX (0.0307177948351002) rotate (2.69461383215405) translate (6.49331050227386cm 4.08477880348381cm)" svg:viewBox="0 0 681 505" draw:points="681,505 256,502 0,0 424,3"><text:p/></draw:polygon></draw:g></draw:g><draw:polyline draw:style-name="gr5" draw:text-style-name="P69" svg:width="0.6cm" svg:height="0.443cm" draw:transform="skewX (0.0268780704807127) rotate (-0.44959681531374) translate (6.15808266203821cm 3.37641066120612cm)" svg:viewBox="0 0 601 444" draw:points="601,444 226,444 0,0"><text:p/></draw:polyline></draw:g></draw:g><draw:g draw:style-name="gr9"><draw:g draw:style-name="gr9"><draw:g draw:style-name="gr9"><draw:polygon draw:style-name="gr4" draw:text-style-name="P68" svg:width="0.68cm" svg:height="0.5cm" draw:transform="skewX (-0.0235619449019235) rotate (-2.68833064684687) translate (2.9048187486617cm 5.08679529639825cm)" svg:viewBox="0 0 681 501" draw:points="0,501 424,501 681,0 255,0"><text:p/></draw:polygon></draw:g></draw:g><draw:polyline draw:style-name="gr5" draw:text-style-name="P69" svg:width="0.6cm" svg:height="0.443cm" draw:transform="skewX (-0.0240855436775218) rotate (0.451865743341332) translate (2.0901201514828cm 4.9381620551431cm)" svg:viewBox="0 0 601 444" draw:points="0,443 374,444 601,0"><text:p/></draw:polyline></draw:g><draw:polygon draw:style-name="gr5" draw:text-style-name="P69" svg:width="1.145cm" svg:height="0.556cm" svg:x="1.721cm" svg:y="3.247cm" svg:viewBox="0 0 1146 557" draw:points="0,371 382,557 1146,186 764,0"><text:p/></draw:polygon><draw:line draw:style-name="gr5" draw:text-style-name="P69" svg:x1="2.547cm" svg:y1="3.218cm" svg:x2="2.548cm" svg:y2="3.59cm"><text:p/></draw:line><draw:line draw:style-name="gr5" draw:text-style-name="P69" svg:x1="2.1cm" svg:y1="3.612cm" svg:x2="2.101cm" svg:y2="3.799cm"><text:p/></draw:line><draw:polygon draw:style-name="gr2" draw:text-style-name="P66" svg:width="0.649cm" svg:height="0.763cm" draw:transform="rotate (1.5707963267949) translate (2.48390691653015cm 3.15339015204071cm)" svg:viewBox="0 0 650 764" draw:points="0,764 278,764 650,0 371,0"><text:p/></draw:polygon><draw:frame draw:style-name="gr7" draw:text-style-name="P71" svg:width="1.146cm" svg:height="0.512cm" svg:x="0.861cm" svg:y="3.665cm"><draw:text-box><text:p text:style-name="P70"><text:span text:style-name="T277">Impianto</text:span></text:p></draw:text-box></draw:frame><draw:polygon draw:style-name="gr10" draw:text-style-name="P72" svg:width="1.049cm" svg:height="0.742cm" svg:x="1.72cm" svg:y="2.952cm" svg:viewBox="0 0 1050 743" draw:points="0,557 382,743 1050,186 669,0"><text:p/></draw:polygon><draw:line draw:style-name="gr5" draw:text-style-name="P69" svg:x1="1.726cm" svg:y1="3.509cm" svg:x2="1.726cm" svg:y2="3.621cm"><text:p/></draw:line><draw:polygon draw:style-name="gr2" draw:text-style-name="P66" svg:width="1.91cm" svg:height="2.272cm" svg:x="0.001cm" svg:y="4.223cm" svg:viewBox="0 0 1911 2273" draw:points="1911,2273 1911,928 0,0 0,1345"><text:p/></draw:polygon><draw:frame draw:style-name="gr7" draw:text-style-name="P71" svg:width="1.147cm" svg:height="0.512cm" svg:x="0cm" svg:y="6.033cm"><draw:text-box><text:p text:style-name="P70"><text:span text:style-name="T277">Parcheggio veicoli</text:span></text:p></draw:text-box></draw:frame><draw:line draw:style-name="gr5" draw:text-style-name="P69" svg:x1="0.192cm" svg:y1="4.595cm" svg:x2="1.72cm" svg:y2="5.338cm"><text:p/></draw:line><draw:line draw:style-name="gr5" draw:text-style-name="P69" svg:x1="0.191cm" svg:y1="5.657cm" svg:x2="0.192cm" svg:y2="4.595cm"><text:p/></draw:line><draw:line draw:style-name="gr5" draw:text-style-name="P69" svg:x1="1.72cm" svg:y1="6.407cm" svg:x2="1.72cm" svg:y2="5.336cm"><text:p/></draw:line></draw:g></text:p><text:p text:style-name="P17"><text:span text:style-name="T149">Illustrazione</text:span> <text:sequence text:ref-name="refIllustration0" text:name="Illustration" text:formula="ooow:Illustration+1" style:num-format="1">V.13-1</text:sequence>: <text:span text:style-name="T242">Esempio di f</text:span>asc<text:span text:style-name="T242">e</text:span> di separazione <text:span text:style-name="T257">e protezioni per impianti e combustibili</text:span></text:p></draw:text-box></draw:frame><text:span text:style-name="T33">Se</text:span> l’elemento di facciata non poggi<text:span text:style-name="T199">a</text:span> direttamente sul solaio <text:span text:style-name="T33">e </text:span><text:span text:style-name="T15">nelle</text:span><text:span text:style-name="T197"> </text:span><text:span text:style-name="Emphasis"><text:span text:style-name="T197">curtain wall</text:span></text:span><text:span text:style-name="Emphasis"><text:span text:style-name="T170">ing</text:span></text:span>, <text:span text:style-name="T271">deve essere realizzato un </text:span><text:span text:style-name="T34">elemento di</text:span> giunzione <text:span text:style-name="T34">tra </text:span>la facciata <text:span text:style-name="T34">e le</text:span> compartiment<text:span text:style-name="T197">azioni orizzontali e verticali</text:span> <text:span text:style-name="T71">con</text:span><text:span text:style-name="T34"> </text:span>classe di resistenza al fuoco <text:span text:style-name="T170">almeno</text:span> EI <text:span text:style-name="T121">3</text:span>0<text:span text:style-name="T263">. </text:span><text:span text:style-name="T265">P</text:span><text:span text:style-name="T263">er </text:span><text:span text:style-name="Emphasis"><text:span text:style-name="T263">chiusure d’ambito</text:span></text:span><text:span text:style-name="T263"> di tipo SC, </text:span><text:span text:style-name="T271">detto elemento di giunzione </text:span><text:span text:style-name="T34">deve avere </text:span><text:span text:style-name="T263">classe di resistenza al fuoco </text:span><text:span text:style-name="T170">almeno</text:span><text:span text:style-name="T263"> EI </text:span><text:span text:style-name="T265">6</text:span><text:span text:style-name="T263">0</text:span>.</text:p>
        </text:list-item>
      </text:list>
      <text:h text:style-name="P42" text:outline-level="5"><text:span text:style-name="T248">F</text:span>acciat<text:span text:style-name="T248">a</text:span> a doppia pelle ventilata</text:h>
      <text:list xml:id="list124835972584015" text:continue-list="list124835072680108" text:style-name="EG_20_All_20_commi">
        <text:list-item text:start-value="1">
          <text:p text:style-name="P46"><text:span text:style-name="T199">Per le </text:span><text:span text:style-name="Emphasis"><text:span text:style-name="T199">facciate</text:span></text:span><text:span text:style-name="Emphasis"><text:span text:style-name="T201"> </text:span></text:span><text:span text:style-name="Emphasis"><text:span text:style-name="T199">a doppia </text:span></text:span><text:span text:style-name="Emphasis"><text:span text:style-name="T78">pelle</text:span></text:span><text:span text:style-name="Emphasis"><text:span text:style-name="T199"> </text:span></text:span><text:span text:style-name="Emphasis"><text:span text:style-name="T200">ventilata</text:span></text:span><text:span text:style-name="T199"> sono ammesse le soluzioni conformi di cui alla tabella </text:span><text:span text:style-name="T199"><text:sequence-ref text:reference-format="value" text:ref-name="refTable1">V.13-2</text:sequence-ref></text:span><text:span text:style-name="T199">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104">F</text:span><text:span text:style-name="T105">acciata</text:span></text:p>
          </table:table-cell>
          <table:table-cell table:style-name="Table1.A1" office:value-type="string">
            <text:p text:style-name="P11"><text:span text:style-name="T202">Caratteristiche </text:span><text:span text:style-name="T105">intercapedine</text:span></text:p>
          </table:table-cell>
          <table:table-cell table:style-name="Table1.C1" office:value-type="string">
            <text:p text:style-name="P11"><text:span text:style-name="T108">Caratteristiche</text:span><text:span text:style-name="T106"> </text:span><text:span text:style-name="T105">delle </text:span><text:span text:style-name="T107">pelli</text:span></text:p>
          </table:table-cell>
        </table:table-row>
        <table:table-row table:style-name="Table1.2">
          <table:table-cell table:style-name="Table1.A3" table:number-rows-spanned="2" office:value-type="string">
            <text:p text:style-name="P12"><text:span text:style-name="T204">Non ispezionabile, </text:span><text:span text:style-name="T205">con </text:span><text:span text:style-name="T93">pelle</text:span><text:span text:style-name="T204"> esterna c</text:span>hiusa</text:p>
          </table:table-cell>
          <table:table-cell table:style-name="Table1.B2" office:value-type="string">
            <text:p text:style-name="P8"><text:span text:style-name="T264">I</text:span>n corrispondenza di ogni piano <text:span text:style-name="T204">[</text:span><text:span text:style-name="T211">1</text:span><text:span text:style-name="T204">], </text:span><text:span text:style-name="T264">l</text:span>’intercapedine <text:span text:style-name="T203">è</text:span> interrotta da setti di compartimentazione E <text:span text:style-name="T210">3</text:span>0, <text:span text:style-name="T263">o</text:span> E<text:span text:style-name="T263"> </text:span>60 per chiusure d’ambito di tipo SC.</text:p>
          </table:table-cell>
          <table:table-cell table:style-name="Table1.C2" office:value-type="string">
            <text:p text:style-name="P9"><text:span text:style-name="T207">Per la </text:span><text:span text:style-name="Emphasis"><text:span text:style-name="T102">pelle</text:span></text:span><text:span text:style-name="Emphasis"><text:span text:style-name="T207"> interna</text:span></text:span><text:span text:style-name="T207"> </text:span><text:span text:style-name="T94">devono</text:span><text:span text:style-name="T207"> essere </text:span><text:span text:style-name="T95">applicate</text:span><text:span text:style-name="T207"> le </text:span><text:span text:style-name="T206">stesse </text:span><text:span text:style-name="T95">prescrizioni</text:span><text:span text:style-name="T207"> </text:span><text:span text:style-name="T206">previste per le</text:span><text:span text:style-name="T207"> </text:span><text:span text:style-name="Emphasis"><text:span text:style-name="T207">facciate semplici</text:span></text:span><text:span text:style-name="T256">.</text:span></text:p>
          </table:table-cell>
        </table:table-row>
        <table:table-row table:style-name="Table1.2">
          <table:covered-table-cell table:style-name="Table1.A3"/>
          <table:table-cell table:style-name="Table1.B3" office:value-type="string">
            <text:p text:style-name="P4">Qualsiasi</text:p>
          </table:table-cell>
          <table:table-cell table:style-name="Table1.C3" office:value-type="string">
            <text:p text:style-name="P9"><text:span text:style-name="T263">P</text:span>er l’intera altezza e per tutti i piani <text:span text:style-name="T209">[1], </text:span><text:span text:style-name="T263">l</text:span>a <text:span text:style-name="Emphasis"><text:span text:style-name="T97">pelle</text:span></text:span><text:span text:style-name="Emphasis"> interna </text:span><text:span text:style-name="T204">deve essere</text:span><text:span text:style-name="T199"> </text:span>E<text:span text:style-name="T208">W</text:span> 30, <text:span text:style-name="T263">o</text:span> E<text:span text:style-name="T263">W </text:span>60 per chiusure d’ambito di tipo SC.</text:p>
          </table:table-cell>
        </table:table-row>
        <table:table-row table:style-name="Table1.2">
          <table:table-cell table:style-name="Table1.A5" table:number-rows-spanned="2" office:value-type="string">
            <text:p text:style-name="P12"><text:span text:style-name="T204">Non ispezionabile, </text:span><text:span text:style-name="T205">con </text:span><text:span text:style-name="T93">pelle</text:span><text:span text:style-name="T204"> esterna </text:span><text:span text:style-name="T94">aperta</text:span></text:p>
          </table:table-cell>
          <table:table-cell table:style-name="Table1.B4" office:value-type="string">
            <text:p text:style-name="P9"><text:span text:style-name="T264">I</text:span>n corrispondenza di ogni piano <text:span text:style-name="T204">[</text:span><text:span text:style-name="T211">1</text:span><text:span text:style-name="T204">], </text:span><text:span text:style-name="T264">l</text:span>’intercapedine <text:span text:style-name="T203">è</text:span> interrotta da setti di compartimentazione E <text:span text:style-name="T210">3</text:span>0, <text:span text:style-name="T263">o</text:span> E<text:span text:style-name="T263"> </text:span>60 per chiusure d’ambito di tipo SC.</text:p>
          </table:table-cell>
          <table:table-cell table:style-name="Table1.C4" office:value-type="string">
            <text:p text:style-name="P9"><text:span text:style-name="T207">Per la </text:span><text:span text:style-name="Emphasis"><text:span text:style-name="T102">pelle</text:span></text:span><text:span text:style-name="Emphasis"><text:span text:style-name="T207"> interna</text:span></text:span><text:span text:style-name="T207"> </text:span><text:span text:style-name="T94">devono</text:span><text:span text:style-name="T207"> essere </text:span><text:span text:style-name="T95">applicate</text:span><text:span text:style-name="T207"> le </text:span><text:span text:style-name="T206">stesse </text:span><text:span text:style-name="T95">prescrizioni</text:span><text:span text:style-name="T207"> </text:span><text:span text:style-name="T206">previste per le</text:span><text:span text:style-name="T207"> </text:span><text:span text:style-name="Emphasis"><text:span text:style-name="T207">facciate semplici</text:span></text:span><text:span text:style-name="T256">.</text:span></text:p>
          </table:table-cell>
        </table:table-row>
        <table:table-row table:style-name="Table1.2">
          <table:covered-table-cell table:style-name="Table1.A5"/>
          <table:table-cell table:style-name="Table1.B5" office:value-type="string">
            <text:p text:style-name="P4">Qualsiasi</text:p>
          </table:table-cell>
          <table:table-cell table:style-name="Table1.C5" office:value-type="string">
            <text:p text:style-name="P9"><text:span text:style-name="T263">P</text:span>er l’intera altezza e per tutti i piani <text:span text:style-name="T209">[1], </text:span><text:span text:style-name="T263">l</text:span>a <text:span text:style-name="Emphasis"><text:span text:style-name="T97">pelle</text:span></text:span><text:span text:style-name="Emphasis"> interna </text:span><text:span text:style-name="T204">deve essere</text:span><text:span text:style-name="T199"> </text:span>E<text:span text:style-name="T208">W</text:span> 30, <text:span text:style-name="T263">o</text:span> E<text:span text:style-name="T263">W </text:span>60 per chiusure d’ambito di tipo SC.</text:p>
          </table:table-cell>
        </table:table-row>
        <table:table-row table:style-name="Table1.2">
          <table:table-cell table:style-name="Table1.A7" table:number-rows-spanned="2" office:value-type="string">
            <text:p text:style-name="P12"><text:span text:style-name="T94">I</text:span><text:span text:style-name="T204">spezionabile,<text:line-break/></text:span><text:span text:style-name="T205">con </text:span><text:span text:style-name="T93">pelle</text:span><text:span text:style-name="T204"> esterna </text:span><text:span text:style-name="T94">chiusa</text:span></text:p>
          </table:table-cell>
          <table:table-cell table:style-name="Table1.B6" office:value-type="string">
            <text:p text:style-name="P9"><text:span text:style-name="T264">I</text:span>n corrispondenza di ogni piano <text:span text:style-name="T204">[</text:span><text:span text:style-name="T211">1</text:span><text:span text:style-name="T204">], </text:span><text:span text:style-name="T264">l</text:span>’intercapedine <text:span text:style-name="T203">è</text:span> interrotta da setti di compartimentazione E <text:span text:style-name="T210">3</text:span>0, <text:span text:style-name="T263">o</text:span> E<text:span text:style-name="T263"> </text:span>60 per chiusure d’ambito di tipo SC.</text:p>
          </table:table-cell>
          <table:table-cell table:style-name="Table1.C6" office:value-type="string">
            <text:p text:style-name="P9"><text:span text:style-name="T207">Per l</text:span><text:span text:style-name="T206">e</text:span><text:span text:style-name="T207"> </text:span><text:span text:style-name="Emphasis"><text:span text:style-name="T102">pelli</text:span></text:span><text:span text:style-name="Emphasis"><text:span text:style-name="T207"> interna</text:span></text:span><text:span text:style-name="Emphasis"><text:span text:style-name="T225"> </text:span></text:span><text:span text:style-name="Emphasis"><text:span text:style-name="T226">ed </text:span></text:span><text:span text:style-name="Emphasis"><text:span text:style-name="T206">esterna </text:span></text:span><text:span text:style-name="T94">devono</text:span><text:span text:style-name="T207"> essere </text:span><text:span text:style-name="T95">applicate</text:span><text:span text:style-name="T207"> le </text:span><text:span text:style-name="T206">stesse </text:span><text:span text:style-name="T95">prescrizioni</text:span><text:span text:style-name="T207"> </text:span><text:span text:style-name="T206">previste per le</text:span><text:span text:style-name="T207"> </text:span><text:span text:style-name="Emphasis"><text:span text:style-name="T207">facciate semplici</text:span></text:span><text:span text:style-name="T256">.</text:span></text:p>
          </table:table-cell>
        </table:table-row>
        <table:table-row table:style-name="Table1.2">
          <table:covered-table-cell table:style-name="Table1.A7"/>
          <table:table-cell table:style-name="Table1.B7" office:value-type="string">
            <text:p text:style-name="P4">Qualsiasi</text:p>
          </table:table-cell>
          <table:table-cell table:style-name="Table1.C7" office:value-type="string">
            <text:p text:style-name="P9"><text:span text:style-name="T263">P</text:span>er l’intera altezza e per tutti i piani <text:span text:style-name="T209">[1], </text:span><text:span text:style-name="T263">l</text:span>a <text:span text:style-name="T102">pelle</text:span><text:span text:style-name="T122"> interna</text:span> <text:span text:style-name="T204">deve essere</text:span><text:span text:style-name="T199"> </text:span>E<text:span text:style-name="T208">W</text:span> 30<text:span text:style-name="T199"> (i→o),</text:span> <text:span text:style-name="T263">o</text:span> E<text:span text:style-name="T263">W </text:span>60<text:span text:style-name="T199"> (i→o)</text:span> per chiusure d’ambito di tipo SC.<text:span text:style-name="T209"> </text:span><text:span text:style-name="T263">[2]</text:span></text:p>
          </table:table-cell>
        </table:table-row>
        <table:table-row table:style-name="Table1.2">
          <table:table-cell table:style-name="Table1.A8" office:value-type="string">
            <text:p text:style-name="P12"><text:span text:style-name="T94">I</text:span><text:span text:style-name="T204">spezionabile,<text:line-break/></text:span><text:span text:style-name="T205">con </text:span><text:span text:style-name="T93">pelle</text:span><text:span text:style-name="T204"> esterna </text:span><text:span text:style-name="T94">aperta</text:span></text:p>
          </table:table-cell>
          <table:table-cell table:style-name="Table1.B8" office:value-type="string">
            <text:p text:style-name="P9">Qualsiasi</text:p>
          </table:table-cell>
          <table:table-cell table:style-name="Table1.C8" office:value-type="string">
            <text:p text:style-name="P9"><text:span text:style-name="T207">Per l</text:span><text:span text:style-name="T275">e</text:span><text:span text:style-name="T207"> </text:span><text:span text:style-name="Emphasis"><text:span text:style-name="T102">pell</text:span></text:span><text:span text:style-name="Emphasis"><text:span text:style-name="T103">i</text:span></text:span><text:span text:style-name="Emphasis"><text:span text:style-name="T207"> interna </text:span></text:span><text:span text:style-name="Emphasis"><text:span text:style-name="T275">ed esterna</text:span></text:span><text:span text:style-name="T207"> </text:span><text:span text:style-name="T94">devono</text:span><text:span text:style-name="T207"> essere </text:span><text:span text:style-name="T95">applicate</text:span><text:span text:style-name="T207"> le </text:span><text:span text:style-name="T206">stesse </text:span><text:span text:style-name="T95">prescrizioni</text:span><text:span text:style-name="T207"> </text:span><text:span text:style-name="T206">previste per le</text:span><text:span text:style-name="T207"> </text:span><text:span text:style-name="Emphasis"><text:span text:style-name="T207">facciate semplici</text:span></text:span><text:span text:style-name="T256">.</text:span></text:p>
          </table:table-cell>
        </table:table-row>
        <table:table-row table:style-name="Table1.2">
          <table:table-cell table:style-name="Table1.A9" office:value-type="string">
            <text:p text:style-name="P5">Ispezionabile, con <text:span text:style-name="T213">pelle</text:span><text:span text:style-name="T204"> esterna aperta </text:span><text:span text:style-name="T214">o chiusa</text:span></text:p>
          </table:table-cell>
          <table:table-cell table:style-name="Table1.B9" office:value-type="string">
            <text:p text:style-name="P9"><text:span text:style-name="T98">L’intercapedine</text:span><text:span text:style-name="T200"> </text:span><text:span text:style-name="T99">è </text:span>provvist<text:span text:style-name="T212">a</text:span> di sistema automatico di <text:span text:style-name="T215">i</text:span>nibizione, controllo o estinzione dell’incendio<text:span text:style-name="T216"> </text:span><text:span text:style-name="T217">esteso a tutta la facciata </text:span><text:span text:style-name="T218">[3]</text:span><text:span text:style-name="T183"> </text:span><text:span text:style-name="T216">(capitolo S.</text:span><text:span text:style-name="T196">6</text:span><text:span text:style-name="T216">) </text:span><text:span text:style-name="T183">e </text:span><text:span text:style-name="T215">dotata di</text:span><text:span text:style-name="T183"> </text:span><text:span text:style-name="T219">smaltimento </text:span>di fumi <text:span text:style-name="T219">e calore [</text:span><text:span text:style-name="T209">4</text:span><text:span text:style-name="T219">].</text:span></text:p>
          </table:table-cell>
          <table:table-cell table:style-name="Table1.C9" office:value-type="string">
            <text:p text:style-name="P9">Nessuna</text:p>
          </table:table-cell>
        </table:table-row>
        <table:table-row table:style-name="Table1.2">
          <table:table-cell table:style-name="Table1.A10" table:number-columns-spanned="3" office:value-type="string">
            <text:p text:style-name="P9">[<text:span text:style-name="T211">1</text:span>] <text:span text:style-name="T209">Sono ammesse aperture nell</text:span><text:span text:style-name="T96">a</text:span><text:span text:style-name="T100"> compartimentazione </text:span>se provvist<text:span text:style-name="T209">e</text:span> di serranda tagliafuoco o sistema equivalente a chiusura automatica in caso di incendio, con i medesimi requisiti di resistenza al fuoco della facciata.</text:p>
            <text:p text:style-name="P7">[2] Se l’elemento di facciata non poggia direttamente sul solaio e nelle facciate <text:span text:style-name="Emphasis">curtain wall</text:span><text:span text:style-name="Emphasis"><text:span text:style-name="T220">ing</text:span></text:span>, l’elemento di giunzione tra la facciata e le compartimentazioni, orizzontali e verticali, deve avere classe di resistenza al fuoco EI <text:span text:style-name="T210">3</text:span>0, <text:span text:style-name="T264">o EI 60 per chiusure d’ambito di tipo SC</text:span>.</text:p>
            <text:p text:style-name="P9">[<text:span text:style-name="T209">3</text:span>] <text:span text:style-name="T218">Se ad acqua, </text:span><text:span text:style-name="T101">d</text:span>imensionato <text:span text:style-name="T96">per</text:span> densità di scarica <text:span text:style-name="T221">≥ </text:span>10 l/min·m<text:span text:style-name="EG_20_Apice">2</text:span>. <text:span text:style-name="T219">Sono</text:span> <text:span text:style-name="T100">ammesse</text:span> superfici vetrate in vetro temperato. La portata dell’impianto <text:span text:style-name="T100">è</text:span> aggiuntiva <text:span text:style-name="T100">a quella di altri eventuali </text:span>impianti di spegnimento previsti. <text:span text:style-name="T219">D</text:span>eve essere garanti<text:span text:style-name="T219">to</text:span> il funzionamento contemporaneo in erogazione degli ugelli del piano immediatamente superiore a quello interessato dall’incendio, <text:span text:style-name="T100">per una durata</text:span> pari a 60 minuti. <text:span text:style-name="T219">I</text:span> dispositivi di erogazione devono essere orientati verso la <text:span text:style-name="T93">pelle</text:span> interna.</text:p>
            <text:p text:style-name="P9"><text:span text:style-name="T219">[</text:span><text:span text:style-name="T209">4</text:span><text:span text:style-name="T219">] Ad esempio </text:span><text:span text:style-name="T100">tramite </text:span>superfici di ventilazione naturale, <text:span text:style-name="T100">alla base ed in sommità della </text:span>facciata, <text:span text:style-name="T219">ciascuna </text:span>di area pari al 10% della sezione orizzontale dell’intercapedine stessa.</text:p>
          </table:table-cell>
          <table:covered-table-cell/>
          <table:covered-table-cell/>
        </table:table-row>
      </table:table>
      <text:p text:style-name="P10"><text:span text:style-name="T142">Tabella</text:span> <text:sequence text:ref-name="refTable1" text:name="Table" text:formula="ooow:Table+1" style:num-format="1">V.13-2</text:sequence>: <text:span text:style-name="T145">Caratteristiche di resistenza al fuoco</text:span><text:span text:style-name="T146"> per facciate a doppia </text:span><text:span text:style-name="T147">pelle ventilate</text:span></text:p>
      <text:h text:style-name="P43" text:outline-level="5">Presenza di combustibili</text:h>
      <text:list xml:id="list124836017725778" text:continue-list="list124835972584015" text:style-name="EG_20_All_20_commi">
        <text:list-item text:start-value="1">
          <text:p text:style-name="P55"><text:span text:style-name="T57">Qualora </text:span><text:span text:style-name="T36">sulla</text:span><text:span text:style-name="T57"> chiusura d’ambito </text:span><text:span text:style-name="T36">o in adiacenza ad essa</text:span><text:span text:style-name="T248"> </text:span><text:span text:style-name="T56">possano </text:span><text:span text:style-name="T58">essere presenti</text:span><text:span text:style-name="T248"> materiali combustibili in quantità significative</text:span><text:span text:style-name="T56">, </text:span><text:span text:style-name="T36">la </text:span><text:span text:style-name="T37">porzione di </text:span><text:span text:style-name="T36">chiusura d’ambito </text:span><text:span text:style-name="T37">interessata </text:span><text:span text:style-name="T56">dev</text:span><text:span text:style-name="T31">e</text:span><text:span text:style-name="T15"> </text:span><text:span text:style-name="T38">essere </text:span><text:span text:style-name="T64">protetta</text:span><text:span text:style-name="T54"> con le caratteristiche descritte nel paragrafo </text:span><text:span text:style-name="T54"><text:bookmark-ref text:reference-format="number-all-superior" text:ref-name="__RefHeading___Toc2664_856605439">V.13.5</text:bookmark-ref></text:span><text:span text:style-name="T54"> e </text:span><text:span text:style-name="T38">circoscritta da</text:span><text:span text:style-name="T56"> </text:span><text:span text:style-name="Emphasis"><text:span text:style-name="T32">fasce di </text:span></text:span><text:span text:style-name="Emphasis"><text:span text:style-name="T77">separazione</text:span></text:span><text:span text:style-name="T54">.</text:span></text:p>
        </text:list-item>
      </text:list>
      <text:list xml:id="list124834945669165" text:continue-list="list124835266472149" text:style-name="EG_20_All_20_nota_20_auto">
        <text:list-item>
          <text:p text:style-name="P32"><text:span text:style-name="T249">Ad esempio, ove sia ammesso il parcheggio di veicoli </text:span><text:span text:style-name="T136">o</text:span><text:span text:style-name="T249"> il posizionamento di contenitori di rifi</text:span>uti<text:span text:style-name="T249">.</text:span></text:p>
        </text:list-item>
      </text:list>
      <text:h text:style-name="P40" text:outline-level="4"><text:bookmark-start text:name="__RefHeading___Toc5186_1252025922"/><text:soft-page-break/>Sicurezza degli impianti tecnologici e di servizio<text:bookmark-end text:name="__RefHeading___Toc5186_1252025922"/></text:h>
      <text:list xml:id="list124836011462116" text:continue-list="list124836017725778" text:style-name="EG_20_All_20_commi">
        <text:list-item text:start-value="1">
          <text:p text:style-name="P58"><text:span text:style-name="T222">Qualora </text:span><text:span text:style-name="T36">sulla</text:span><text:span text:style-name="T222"> chiusura d’ambito </text:span><text:span text:style-name="T223">o in adiacenza ad essa </text:span><text:span text:style-name="T222">siano installati </text:span><text:span text:style-name="T125">impianti di produzione </text:span><text:span text:style-name="T224">o</text:span><text:span text:style-name="T125"> trasformazione d’energia</text:span><text:span text:style-name="T222"> (es. impianti fotovoltaici, impianti di produzione calore, </text:span><text:span text:style-name="T227">impianti di condizionamento,</text:span><text:span text:style-name="T222"> …)</text:span><text:span text:style-name="T227"> </text:span><text:span text:style-name="T36">la </text:span><text:span text:style-name="T37">porzione di </text:span><text:span text:style-name="T36">chiusura d’ambito </text:span><text:span text:style-name="T37">interessata </text:span>dev<text:span text:style-name="T194">e</text:span><text:span text:style-name="T170"> </text:span><text:span text:style-name="T38">essere </text:span><text:span text:style-name="T64">protetta</text:span><text:span text:style-name="T54"> con le caratteristiche descritte nel paragrafo </text:span><text:span text:style-name="T54"><text:bookmark-ref text:reference-format="number-all-superior" text:ref-name="__RefHeading___Toc2664_856605439">V.13.5</text:bookmark-ref></text:span><text:span text:style-name="T54"> e </text:span><text:span text:style-name="T38">circoscritta da</text:span> <text:span text:style-name="Emphasis"><text:span text:style-name="T198">fasce di </text:span></text:span><text:span text:style-name="Emphasis"><text:span text:style-name="T77">separazione</text:span></text:span><text:span text:style-name="T227"> </text:span><text:span text:style-name="T54">del</text:span><text:span text:style-name="T246">le medesime caratteristiche.</text:span></text:p>
        </text:list-item>
        <text:list-item>
          <text:p text:style-name="P64"><text:span text:style-name="T233">Le</text:span> canne fumarie devono essere dotate di adeguato isolamento termico <text:span text:style-name="T233">o</text:span> distanza di separazione da elementi combustibili negli attraversamenti <text:span text:style-name="T233">al fine di non costituire causa d’incendio.</text:span></text:p>
        </text:list-item>
      </text:list>
      <text:list xml:id="list124835487551220" text:continue-list="list124834945669165" text:style-name="EG_20_All_20_nota_20_auto">
        <text:list-item>
          <text:p text:style-name="P24"><text:span text:style-name="T234">A</text:span>d esempio, <text:span text:style-name="T234">come</text:span> previsto d<text:span text:style-name="T235">a</text:span>lla norma UNI 10683, <text:span text:style-name="T236">ove applicabile, </text:span><text:span text:style-name="T182">oppure utilizzando materiali di opportuna classe di resistenza al fuoco G (capitolo S.2).</text:span></text:p>
        </text:list-item>
      </text:list>
      <text:h text:style-name="P37" text:outline-level="3"><text:bookmark-start text:name="__RefHeading___Toc2664_856605439"/><text:span text:style-name="T198">Realizzazione di fasce di </text:span><text:span text:style-name="T130">separazione</text:span><text:bookmark-end text:name="__RefHeading___Toc2664_856605439"/></text:h>
      <text:h text:style-name="Heading_20_4" text:outline-level="4"><text:bookmark-start text:name="__RefHeading___Toc3284_2910418643"/><text:span text:style-name="T130">C</text:span><text:span text:style-name="T129">aratteristiche</text:span><text:bookmark-end text:name="__RefHeading___Toc3284_2910418643"/></text:h>
      <text:list xml:id="list124835802420902" text:continue-list="list124836011462116" text:style-name="EG_20_All_20_commi">
        <text:list-item text:start-value="1">
          <text:p text:style-name="P59"><text:span text:style-name="T258">In </text:span><text:span text:style-name="Emphasis"><text:span text:style-name="T258">facciata</text:span></text:span><text:span text:style-name="T258">, le</text:span> fasce di separazione <text:span text:style-name="T256">ed eventuali altre protezioni </text:span><text:span text:style-name="T59">devono </text:span><text:span text:style-name="T62">avere le seguenti caratteristiche</text:span><text:span text:style-name="T59">:</text:span></text:p>
          <text:list>
            <text:list-item>
              <text:p text:style-name="P59"><text:span text:style-name="T11">realizzate con materiali </text:span><text:span text:style-name="T74">in classe di reazione al fuoco non inferiore a A2-s1,d0</text:span><text:span text:style-name="T11">;</text:span></text:p>
            </text:list-item>
            <text:list-item>
              <text:p text:style-name="P59"><text:span text:style-name="T11">costituite da uno o più elementi costruttivi aventi classe di resistenza al fuoco E </text:span><text:span text:style-name="T39">3</text:span><text:span text:style-name="T11">0-ef (o→i) </text:span><text:span text:style-name="T40">o,</text:span><text:span text:style-name="T11"> </text:span><text:span text:style-name="T40">se portanti, R</text:span><text:span text:style-name="T11">E </text:span><text:span text:style-name="T39">3</text:span><text:span text:style-name="T11">0-ef (o→i)</text:span><text:span text:style-name="T41">.</text:span></text:p>
            </text:list-item>
          </text:list>
        </text:list-item>
        <text:list-item>
          <text:p text:style-name="P60"><text:span text:style-name="T65">In </text:span><text:span text:style-name="Emphasis"><text:span text:style-name="T65">copertura</text:span></text:span><text:span text:style-name="T65">, l</text:span><text:span text:style-name="T11">e fasce di </text:span><text:span text:style-name="T10">separazione</text:span><text:span text:style-name="T11"> </text:span><text:span text:style-name="T63">ed eventuali altre protezioni</text:span><text:span text:style-name="T53"> </text:span><text:span text:style-name="T39">dev</text:span><text:span text:style-name="T53">ono</text:span><text:span text:style-name="T39"> avere </text:span><text:span text:style-name="T72">classe di comportamento al fuoco esterno</text:span><text:span text:style-name="T227"> B</text:span><text:span text:style-name="T232">ROOF</text:span><text:span text:style-name="T228"> </text:span><text:span text:style-name="T272">(t2</text:span><text:span text:style-name="T274">)</text:span><text:span text:style-name="T272">, </text:span><text:span text:style-name="T227">B</text:span><text:span text:style-name="T232">ROOF</text:span><text:span text:style-name="T228"> </text:span><text:span text:style-name="T272">(t</text:span><text:span text:style-name="T274">3)</text:span><text:span text:style-name="T272">, </text:span><text:span text:style-name="T227">B</text:span><text:span text:style-name="T232">ROOF</text:span><text:span text:style-name="T228"> </text:span><text:span text:style-name="T272">(t</text:span><text:span text:style-name="T274">4)</text:span><text:span text:style-name="T272"> </text:span><text:span text:style-name="T59">oppure</text:span><text:span text:style-name="T39"> </text:span><text:span text:style-name="T72">essere </text:span><text:span text:style-name="T53">di</text:span><text:span text:style-name="T39"> classe </text:span><text:span text:style-name="T72">di resistenza al fuoco</text:span><text:span text:style-name="T39"> E</text:span><text:span text:style-name="T51">I</text:span><text:span text:style-name="T39"> 30.</text:span></text:p>
        </text:list-item>
      </text:list>
      <text:list xml:id="list124836050187293" text:continue-list="list124835487551220" text:style-name="EG_20_All_20_nota_20_auto">
        <text:list-item>
          <text:p text:style-name="P33"><text:span text:style-name="T272">N</text:span>ell’illustrazione <text:sequence-ref text:reference-format="value" text:ref-name="refIllustration0">V.13-1</text:sequence-ref> <text:span text:style-name="T272">s</text:span>i riporta un esempio di realizzazione di <text:span text:style-name="T122">fasce di </text:span><text:span text:style-name="T128">separazione</text:span><text:span text:style-name="T273"> e</text:span> <text:span text:style-name="T122">protezion</text:span><text:span text:style-name="T128">i</text:span>.</text:p>
        </text:list-item>
      </text:list>
      <text:list xml:id="list124835428902792" text:continue-list="list124835802420902" text:style-name="EG_20_All_20_commi">
        <text:list-item>
          <text:p text:style-name="P61"><text:span text:style-name="T11">Le </text:span><text:span text:style-name="T34">porzioni</text:span><text:span text:style-name="T11"> di </text:span><text:span text:style-name="Emphasis"><text:span text:style-name="T42">chiusura d’ambito</text:span></text:span><text:span text:style-name="T11"> </text:span><text:span text:style-name="T26">compres</text:span><text:span text:style-name="T34">e</text:span><text:span text:style-name="T11"> </text:span><text:span text:style-name="T34">n</text:span>elle fasce di separazione ed<text:span text:style-name="T63"> </text:span><text:span text:style-name="T65">in </text:span><text:span text:style-name="T63">eventuali altre protezioni </text:span><text:span text:style-name="T11">possono presentare aperture </text:span><text:span text:style-name="T26">solo se provviste di</text:span><text:span text:style-name="T43"> </text:span><text:span text:style-name="T11">serranda tagliafuoco o sistema equivalente </text:span><text:span text:style-name="T26">a chiusura automatica </text:span><text:span text:style-name="T11">in caso di incendio, </text:span><text:span text:style-name="T34">con i</text:span><text:span text:style-name="T11"> medesim</text:span><text:span text:style-name="T26">i</text:span><text:span text:style-name="T11"> requisit</text:span><text:span text:style-name="T26">i</text:span><text:span text:style-name="T11"> di resistenza al fuoco </text:span><text:span text:style-name="T26">della </text:span><text:span text:style-name="T15">fascia di separazione</text:span><text:span text:style-name="T11">, </text:span><text:span text:style-name="T40">o</text:span><text:span text:style-name="T11">ppure devono essere testate in </text:span><text:span text:style-name="T79">configurazione totale</text:span><text:span text:style-name="T11"> come da EN 1364-3.</text:span></text:p>
        </text:list-item>
      </text:list>
      <text:h text:style-name="Heading_20_4" text:outline-level="4"><text:bookmark-start text:name="__RefHeading___Toc3286_2910418643"/>Geometria<text:bookmark-end text:name="__RefHeading___Toc3286_2910418643"/></text:h>
      <text:list xml:id="list124834580096299" text:continue-list="list124835428902792" text:style-name="EG_20_All_20_commi">
        <text:list-item text:start-value="1">
          <text:p text:style-name="P48"><draw:frame draw:style-name="fr1" draw:name="Frame3" text:anchor-type="paragraph" svg:width="16cm" draw:z-index="0"><draw:text-box fo:min-height="0.499cm"><text:p text:style-name="P15"><draw:g text:anchor-type="paragraph" draw:z-index="1" draw:name="Forma2" draw:style-name="gr23"><draw:g draw:style-name="gr9"><draw:custom-shape draw:style-name="gr24" draw:text-style-name="P73" svg:width="0.6cm" svg:height="0.802cm" svg:x="6.609cm" svg:y="0.452cm"><text:p/><draw:enhanced-geometry svg:viewBox="0 0 21600 21600" draw:type="rectangle" draw:enhanced-path="M 0 0 L 21600 0 21600 21600 0 21600 0 0 Z N"/></draw:custom-shape><draw:custom-shape draw:style-name="gr24" draw:text-style-name="P73" svg:width="0.6cm" svg:height="0.802cm" svg:x="6.609cm" svg:y="1.852cm"><text:p/><draw:enhanced-geometry svg:viewBox="0 0 21600 21600" draw:type="rectangle" draw:enhanced-path="M 0 0 L 21600 0 21600 21600 0 21600 0 0 Z N"/></draw:custom-shape><draw:polyline draw:style-name="gr4" draw:text-style-name="P68" svg:width="3.399cm" svg:height="0.599cm" draw:transform="rotate (-3.14159265358979) translate (8.7091801385421cm 1.85181520377024cm)" svg:viewBox="0 0 3400 600" draw:points="0,600 2100,600 2100,500 3400,500 3400,0 2100,0 1500,0 0,0"><text:p/></draw:polyline><draw:line draw:style-name="gr4" draw:text-style-name="P68" svg:x1="6.609cm" svg:y1="2.652cm" svg:x2="6.609cm" svg:y2="2.952cm"><text:p/></draw:line><draw:line draw:style-name="gr4" draw:text-style-name="P68" svg:x1="6.609cm" svg:y1="2.652cm" svg:x2="6.609cm" svg:y2="2.952cm"><text:p/></draw:line><draw:line draw:style-name="gr4" draw:text-style-name="P68" svg:x1="7.209cm" svg:y1="2.652cm" svg:x2="7.209cm" svg:y2="2.952cm"><text:p/></draw:line><draw:line draw:style-name="gr4" draw:text-style-name="P68" svg:x1="6.609cm" svg:y1="0.151cm" svg:x2="6.609cm" svg:y2="0.451cm"><text:p/></draw:line><draw:line draw:style-name="gr4" draw:text-style-name="P68" svg:x1="6.609cm" svg:y1="0.151cm" svg:x2="6.609cm" svg:y2="0.451cm"><text:p/></draw:line><draw:line draw:style-name="gr4" draw:text-style-name="P68" svg:x1="7.209cm" svg:y1="0.151cm" svg:x2="7.209cm" svg:y2="0.451cm"><text:p/></draw:line><draw:polyline draw:style-name="gr16" draw:text-style-name="P69" svg:width="1.3cm" svg:height="1.299cm" draw:transform="rotate (-1.5707963267949) translate (6.60899625381468cm 1.35159499745744cm)" svg:viewBox="0 0 1301 1300" draw:points="0,1300 500,1300 500,0 1301,0"><text:p/></draw:polyline><draw:line draw:style-name="gr16" draw:text-style-name="P69" svg:x1="6.609cm" svg:y1="0.451cm" svg:x2="6.609cm" svg:y2="1.351cm"><text:p/></draw:line></draw:g><draw:g draw:style-name="gr9"><draw:custom-shape draw:style-name="gr24" draw:text-style-name="P73" svg:width="0.6cm" svg:height="0.802cm" svg:x="2.009cm" svg:y="0.452cm"><text:p/><draw:enhanced-geometry svg:viewBox="0 0 21600 21600" draw:type="rectangle" draw:enhanced-path="M 0 0 L 21600 0 21600 21600 0 21600 0 0 Z N"/></draw:custom-shape><draw:custom-shape draw:style-name="gr24" draw:text-style-name="P73" svg:width="0.6cm" svg:height="0.802cm" svg:x="2.009cm" svg:y="1.852cm"><text:p/><draw:enhanced-geometry svg:viewBox="0 0 21600 21600" draw:type="rectangle" draw:enhanced-path="M 0 0 L 21600 0 21600 21600 0 21600 0 0 Z N"/></draw:custom-shape><draw:polyline draw:style-name="gr4" draw:text-style-name="P68" svg:width="2.099cm" svg:height="0.599cm" draw:transform="rotate (-3.14159265358979) translate (4.10877734342489cm 1.85181520377024cm)" svg:viewBox="0 0 2100 600" draw:points="0,600 2100,600 2100,500 2100,0 1500,0 0,0"><text:p/></draw:polyline><draw:line draw:style-name="gr4" draw:text-style-name="P68" svg:x1="2.009cm" svg:y1="2.652cm" svg:x2="2.009cm" svg:y2="2.952cm"><text:p/></draw:line><draw:line draw:style-name="gr4" draw:text-style-name="P68" svg:x1="2.009cm" svg:y1="2.652cm" svg:x2="2.009cm" svg:y2="2.952cm"><text:p/></draw:line><draw:line draw:style-name="gr4" draw:text-style-name="P68" svg:x1="2.607cm" svg:y1="2.652cm" svg:x2="2.607cm" svg:y2="2.952cm"><text:p/></draw:line><draw:line draw:style-name="gr4" draw:text-style-name="P68" svg:x1="2.009cm" svg:y1="0.151cm" svg:x2="2.009cm" svg:y2="0.451cm"><text:p/></draw:line><draw:line draw:style-name="gr4" draw:text-style-name="P68" svg:x1="2.009cm" svg:y1="0.151cm" svg:x2="2.009cm" svg:y2="0.451cm"><text:p/></draw:line><draw:line draw:style-name="gr4" draw:text-style-name="P68" svg:x1="2.607cm" svg:y1="0.151cm" svg:x2="2.607cm" svg:y2="0.451cm"><text:p/></draw:line><draw:line draw:style-name="gr16" draw:text-style-name="P69" svg:x1="2.009cm" svg:y1="2.652cm" svg:x2="2.009cm" svg:y2="0.451cm"><text:p/></draw:line><draw:g draw:style-name="gr9"><draw:frame draw:style-name="gr25" draw:text-style-name="P82" svg:width="1.601cm" svg:height="0.608cm" svg:x="2.522cm" svg:y="0cm"><draw:text-box><text:p text:style-name="P74"><text:span text:style-name="T278">interno</text:span></text:p></draw:text-box></draw:frame><draw:frame draw:style-name="gr25" draw:text-style-name="P82" svg:width="1.601cm" svg:height="0.608cm" svg:x="0.822cm" svg:y="0cm"><draw:text-box><text:p text:style-name="P74"><text:span text:style-name="T278">esterno</text:span></text:p></draw:text-box></draw:frame></draw:g><draw:frame draw:style-name="gr26" draw:text-style-name="P71" svg:width="2.075cm" svg:height="0.551cm" svg:x="2.621cm" svg:y="0.713cm"><draw:text-box><text:p text:style-name="P70"><text:span text:style-name="T276">Compartimento 2</text:span></text:p></draw:text-box></draw:frame><draw:frame draw:style-name="gr27" draw:text-style-name="P71" svg:width="2.075cm" svg:height="0.553cm" svg:x="2.621cm" svg:y="1.852cm"><draw:text-box><text:p text:style-name="P70"><text:span text:style-name="T276">Compartimento 1</text:span></text:p></draw:text-box></draw:frame><draw:frame draw:style-name="gr27" draw:text-style-name="P71" svg:width="2.075cm" svg:height="0.553cm" svg:x="2.021cm" svg:y="1.281cm"><draw:text-box><text:p text:style-name="P70"><text:span text:style-name="T276">Solaio di piano</text:span></text:p></draw:text-box></draw:frame><draw:frame draw:style-name="gr17" draw:text-style-name="P77" svg:width="1.9cm" svg:height="1.11cm" svg:x="-0.011cm" svg:y="1.319cm"><draw:text-box><text:p text:style-name="P76"><text:span text:style-name="T278">Sviluppo</text:span><text:span text:style-name="T278"><text:line-break/></text:span><text:span text:style-name="T278">fascia di separazione</text:span></text:p></draw:text-box></draw:frame><draw:line draw:style-name="gr18" draw:text-style-name="P78" svg:x1="1.755cm" svg:y1="0.456cm" svg:x2="1.755cm" svg:y2="2.657cm"><text:p/></draw:line><draw:polyline draw:style-name="gr18" draw:text-style-name="P78" svg:width="1.78cm" svg:height="1.118cm" draw:transform="rotate (-1.03742370738543) translate (5.77927874074777cm 0.968423598108285cm)" svg:viewBox="0 0 1781 1119" draw:points="0,763 603,1119 1264,0 1781,305"><text:p/></draw:polyline><draw:line draw:style-name="gr18" draw:text-style-name="P78" svg:x1="6.422cm" svg:y1="1.356cm" svg:x2="6.422cm" svg:y2="0.456cm"><text:p/></draw:line></draw:g><draw:g draw:style-name="gr9"><draw:custom-shape draw:style-name="gr28" draw:text-style-name="P73" svg:width="0.6cm" svg:height="0.8cm" svg:x="9.909cm" svg:y="0.457cm"><text:p/><draw:enhanced-geometry svg:viewBox="0 0 21600 21600" draw:type="rectangle" draw:enhanced-path="M 0 0 L 21600 0 21600 21600 0 21600 0 0 Z N"/></draw:custom-shape><draw:custom-shape draw:style-name="gr28" draw:text-style-name="P73" svg:width="0.6cm" svg:height="0.8cm" svg:x="10.609cm" svg:y="1.857cm"><text:p/><draw:enhanced-geometry svg:viewBox="0 0 21600 21600" draw:type="rectangle" draw:enhanced-path="M 0 0 L 21600 0 21600 21600 0 21600 0 0 Z N"/></draw:custom-shape><draw:polyline draw:style-name="gr4" draw:text-style-name="P68" svg:width="2.099cm" svg:height="0.599cm" draw:transform="rotate (-3.14159265358979) translate (12.0064691002566cm 1.85681740583345cm)" svg:viewBox="0 0 2100 600" draw:points="0,600 2100,600 2100,500 2100,0 1500,0 0,0"><text:p/></draw:polyline><draw:line draw:style-name="gr4" draw:text-style-name="P68" svg:x1="10.608cm" svg:y1="2.657cm" svg:x2="10.608cm" svg:y2="2.957cm"><text:p/></draw:line><draw:line draw:style-name="gr4" draw:text-style-name="P68" svg:x1="10.608cm" svg:y1="2.657cm" svg:x2="10.608cm" svg:y2="2.957cm"><text:p/></draw:line><draw:line draw:style-name="gr4" draw:text-style-name="P68" svg:x1="11.206cm" svg:y1="2.657cm" svg:x2="11.206cm" svg:y2="2.957cm"><text:p/></draw:line><draw:line draw:style-name="gr4" draw:text-style-name="P68" svg:x1="9.906cm" svg:y1="0.156cm" svg:x2="9.906cm" svg:y2="0.456cm"><text:p/></draw:line><draw:line draw:style-name="gr4" draw:text-style-name="P68" svg:x1="9.906cm" svg:y1="0.156cm" svg:x2="9.906cm" svg:y2="0.456cm"><text:p/></draw:line><draw:line draw:style-name="gr4" draw:text-style-name="P68" svg:x1="10.509cm" svg:y1="0.156cm" svg:x2="10.509cm" svg:y2="0.456cm"><text:p/></draw:line><draw:polyline draw:style-name="gr16" draw:text-style-name="P69" svg:width="2.2cm" svg:height="0.699cm" draw:transform="rotate (1.5707963267949) translate (9.9062852155292cm 2.65716973593399cm)" svg:viewBox="0 0 2201 700" draw:points="0,700 800,700 800,0 2201,0"><text:p/></draw:polyline></draw:g><draw:g draw:style-name="gr9"><draw:custom-shape draw:style-name="gr28" draw:text-style-name="P73" svg:width="0.6cm" svg:height="0.8cm" svg:x="14.509cm" svg:y="0.457cm"><text:p/><draw:enhanced-geometry svg:viewBox="0 0 21600 21600" draw:type="rectangle" draw:enhanced-path="M 0 0 L 21600 0 21600 21600 0 21600 0 0 Z N"/></draw:custom-shape><draw:custom-shape draw:style-name="gr28" draw:text-style-name="P73" svg:width="0.6cm" svg:height="0.8cm" svg:x="13.209cm" svg:y="1.857cm"><text:p/><draw:enhanced-geometry svg:viewBox="0 0 21600 21600" draw:type="rectangle" draw:enhanced-path="M 0 0 L 21600 0 21600 21600 0 21600 0 0 Z N"/></draw:custom-shape><draw:polyline draw:style-name="gr4" draw:text-style-name="P68" svg:width="2.512cm" svg:height="0.599cm" draw:transform="rotate (-3.14159265358979) translate (15.7217942259675cm 1.85681740583345cm)" svg:viewBox="0 0 2513 600" draw:points="0,600 2513,600 2513,500 2513,0 1542,0 0,0"><text:p/></draw:polyline><draw:line draw:style-name="gr4" draw:text-style-name="P68" svg:x1="13.208cm" svg:y1="2.657cm" svg:x2="13.208cm" svg:y2="2.957cm"><text:p/></draw:line><draw:line draw:style-name="gr4" draw:text-style-name="P68" svg:x1="13.208cm" svg:y1="2.657cm" svg:x2="13.208cm" svg:y2="2.957cm"><text:p/></draw:line><draw:line draw:style-name="gr4" draw:text-style-name="P68" svg:x1="13.81cm" svg:y1="2.657cm" svg:x2="13.81cm" svg:y2="2.957cm"><text:p/></draw:line><draw:line draw:style-name="gr4" draw:text-style-name="P68" svg:x1="14.508cm" svg:y1="0.156cm" svg:x2="14.508cm" svg:y2="0.456cm"><text:p/></draw:line><draw:line draw:style-name="gr4" draw:text-style-name="P68" svg:x1="14.508cm" svg:y1="0.156cm" svg:x2="14.508cm" svg:y2="0.456cm"><text:p/></draw:line><draw:line draw:style-name="gr4" draw:text-style-name="P68" svg:x1="15.11cm" svg:y1="0.156cm" svg:x2="15.11cm" svg:y2="0.456cm"><text:p/></draw:line><draw:polyline draw:style-name="gr16" draw:text-style-name="P69" svg:width="2.2cm" svg:height="1.299cm" draw:transform="rotate (1.5707963267949) translate (13.2085741772437cm 2.65716973593399cm)" svg:viewBox="0 0 2201 1300" draw:points="0,0 1401,0 1401,1300 2201,1300"><text:p/></draw:polyline></draw:g><draw:frame draw:style-name="gr29" draw:text-style-name="P75" svg:width="1.802cm" svg:height="0.622cm" svg:x="8.808cm" svg:y="2.051cm"><draw:text-box><text:p text:style-name="P74"><text:span text:style-name="T281">aggetto</text:span></text:p></draw:text-box></draw:frame><draw:frame draw:style-name="gr29" draw:text-style-name="P75" svg:width="2.2cm" svg:height="0.622cm" svg:x="12.31cm" svg:y="0.452cm"><draw:text-box><text:p text:style-name="P74"><text:span text:style-name="T281">rientranza</text:span></text:p></draw:text-box></draw:frame><draw:frame draw:style-name="gr19" draw:text-style-name="P80" svg:width="2.04cm" svg:height="0.574cm" svg:x="13.97cm" svg:y="2.191cm"><draw:text-box><text:p text:style-name="P70"><text:span text:style-name="T279">Vista in sezione</text:span><text:span text:style-name="T279"><text:line-break/></text:span><text:span text:style-name="T279">verticale</text:span></text:p></draw:text-box></draw:frame><draw:frame draw:style-name="gr30" draw:text-style-name="P75" svg:width="1.8cm" svg:height="1.008cm" svg:x="4.609cm" svg:y="2.051cm"><draw:text-box><text:p text:style-name="P74"><text:span text:style-name="T281">mensola</text:span></text:p></draw:text-box></draw:frame><draw:polyline draw:style-name="gr18" draw:text-style-name="P78" svg:width="2.25cm" svg:height="0.813cm" draw:transform="rotate (-1.03724917446023) translate (9.71926884103234cm 0.456200828157605cm)" svg:viewBox="0 0 2251 814" draw:points="0,0 1378,814 1735,211 2251,517"><text:p/></draw:polyline><draw:polyline draw:style-name="gr18" draw:text-style-name="P78" svg:width="1.376cm" svg:height="2.238cm" draw:transform="rotate (-1.03672557568463) translate (14.2477897742405cm 0.331273608854769cm)" svg:viewBox="0 0 1377 2239" draw:points="145,0 661,305 0,1424 1377,2239"><text:p/></draw:polyline></draw:g><text:span text:style-name="T148">Illustrazione</text:span><text:span text:style-name="T149"> </text:span><text:span text:style-name="T149"><text:sequence text:ref-name="refIllustration1" text:name="Illustration" text:formula="ooow:Illustration+1" style:num-format="1">V.13-2</text:sequence></text:span><text:span text:style-name="T149">: </text:span><text:span text:style-name="T153">Esempi di f</text:span><text:span text:style-name="T149">ascia di separazione </text:span><text:span text:style-name="T150">orizzontale </text:span><text:span text:style-name="T151">in facciata</text:span></text:p><text:p text:style-name="P16"><draw:g text:anchor-type="paragraph" draw:z-index="2" draw:name="Forma3_0" draw:style-name="gr11"><draw:g draw:style-name="gr9"><draw:polygon draw:style-name="gr12" draw:text-style-name="P73" svg:width="2.04cm" svg:height="1.704cm" draw:transform="rotate (1.5707963267949) translate (4.29918394297492cm 3.61424697756862cm)" svg:viewBox="0 0 2041 1705" draw:points="0,1404 1530,1404 1530,1705 2041,1705 2041,0 1530,0 1530,902 0,902"><text:p/></draw:polygon><draw:polyline draw:style-name="gr13" draw:text-style-name="P73" svg:width="2.04cm" svg:height="1.704cm" draw:transform="rotate (1.5707963267949) translate (4.30118946660469cm 3.61424697756862cm)" svg:viewBox="0 0 2041 1705" draw:points="0,1404 1530,1404 1530,1705 2041,1705 2041,0 1530,0 1530,902 0,902"><text:p/></draw:polyline><draw:polyline draw:style-name="gr4" draw:text-style-name="P68" svg:width="0.901cm" svg:height="0.509cm" draw:transform="rotate (-3.14159265358979) translate (7.71057963721984cm 2.08377964433339cm)" svg:viewBox="0 0 902 510" draw:points="0,0 902,0 902,510 0,510"><text:p/></draw:polyline><draw:polyline draw:style-name="gr4" draw:text-style-name="P68" svg:width="0.901cm" svg:height="0.509cm" svg:x="2.596cm" svg:y="1.574cm" svg:viewBox="0 0 902 510" draw:points="0,510 902,510 902,0 0,0"><text:p/></draw:polyline><draw:line draw:style-name="gr4" draw:text-style-name="P68" svg:x1="6.808cm" svg:y1="1.981cm" svg:x2="6.006cm" svg:y2="1.981cm"><text:p/></draw:line><draw:line draw:style-name="gr4" draw:text-style-name="P68" svg:x1="6.808cm" svg:y1="1.88cm" svg:x2="6.006cm" svg:y2="1.88cm"><text:p/></draw:line><draw:line draw:style-name="gr4" draw:text-style-name="P68" svg:x1="4.301cm" svg:y1="1.981cm" svg:x2="3.499cm" svg:y2="1.981cm"><text:p/></draw:line><draw:line draw:style-name="gr4" draw:text-style-name="P68" svg:x1="4.301cm" svg:y1="1.88cm" svg:x2="3.499cm" svg:y2="1.88cm"><text:p/></draw:line><draw:frame draw:style-name="gr14" draw:text-style-name="P75" svg:width="1.405cm" svg:height="0.62cm" svg:x="2.069cm" svg:y="1.118cm"><draw:text-box><text:p text:style-name="P74"><text:span text:style-name="T278">esterno</text:span></text:p></draw:text-box></draw:frame><draw:frame draw:style-name="gr14" draw:text-style-name="P75" svg:width="1.405cm" svg:height="0.62cm" svg:x="2.069cm" svg:y="2.035cm"><draw:text-box><text:p text:style-name="P74"><text:span text:style-name="T278">interno</text:span></text:p></draw:text-box></draw:frame><draw:frame draw:style-name="gr15" draw:text-style-name="P71" svg:width="2.08cm" svg:height="0.563cm" svg:x="5.704cm" svg:y="2.286cm"><draw:text-box><text:p text:style-name="P70"><text:span text:style-name="T276">Compartimento 2</text:span></text:p></draw:text-box></draw:frame><draw:frame draw:style-name="gr15" draw:text-style-name="P71" svg:width="2.08cm" svg:height="0.563cm" svg:x="3.124cm" svg:y="2.286cm"><draw:text-box><text:p text:style-name="P70"><text:span text:style-name="T276">Compartimento 1</text:span></text:p></draw:text-box></draw:frame><draw:polyline draw:style-name="gr16" draw:text-style-name="P69" svg:width="0.305cm" svg:height="1.704cm" draw:transform="rotate (1.5707963267949) translate (4.30219222841958cm 1.87971733323533cm)" svg:viewBox="0 0 306 1705" draw:points="0,0 306,0 306,1705 0,1705"><text:p/></draw:polyline><draw:frame draw:style-name="gr17" draw:text-style-name="P77" svg:width="1.908cm" svg:height="1.11cm" svg:x="4.475cm" svg:y="0.349cm"><draw:text-box><text:p text:style-name="P76"><text:span text:style-name="T278">Sviluppo</text:span><text:span text:style-name="T278"><text:line-break/></text:span><text:span text:style-name="T278">fascia di separazione</text:span></text:p></draw:text-box></draw:frame><draw:polyline draw:style-name="gr18" draw:text-style-name="P78" svg:width="0.509cm" svg:height="2.105cm" draw:transform="rotate (-1.5707963267949) translate (6.19741205855564cm 1.36956155549022cm)" svg:viewBox="0 0 510 2106" draw:points="510,0 0,0 0,2106 510,2106"><text:p/></draw:polyline></draw:g><draw:g draw:style-name="gr9"><draw:polygon draw:style-name="gr12" draw:text-style-name="P79" svg:width="2.652cm" svg:height="1.704cm" draw:transform="rotate (1.5707963267949) translate (10.4922409117158cm 3.61424697756862cm)" svg:viewBox="0 0 2653 1705" draw:points="0,1404 1530,1404 1530,1705 2041,1705 2041,1404 2653,1404 2653,902 2041,902 2041,0 1530,0 1530,902 0,902"><text:p/></draw:polygon><draw:polyline draw:style-name="gr4" draw:text-style-name="P68" svg:width="2.652cm" svg:height="1.704cm" draw:transform="rotate (1.5707963267949) translate (10.4922409117158cm 3.61424697756862cm)" svg:viewBox="0 0 2653 1705" draw:points="0,1404 1530,1404 1530,1705 2041,1705 2041,1404 2653,1404 2653,902 2041,902 2041,0 1530,0 1530,902 0,902"><text:p/></draw:polyline><draw:polyline draw:style-name="gr4" draw:text-style-name="P68" svg:width="0.901cm" svg:height="0.509cm" draw:transform="rotate (-3.14159265358979) translate (13.901631082331cm 2.08377964433339cm)" svg:viewBox="0 0 902 510" draw:points="0,0 902,0 902,510 0,510"><text:p/></draw:polyline><draw:polyline draw:style-name="gr4" draw:text-style-name="P68" svg:width="0.901cm" svg:height="0.509cm" svg:x="8.788cm" svg:y="1.574cm" svg:viewBox="0 0 902 510" draw:points="0,510 902,510 902,0 0,0"><text:p/></draw:polyline><draw:g draw:style-name="gr9"><draw:line draw:style-name="gr4" draw:text-style-name="P68" svg:x1="12.999cm" svg:y1="1.981cm" svg:x2="12.197cm" svg:y2="1.981cm"><text:p/></draw:line><draw:line draw:style-name="gr4" draw:text-style-name="P68" svg:x1="12.999cm" svg:y1="1.88cm" svg:x2="12.197cm" svg:y2="1.88cm"><text:p/></draw:line></draw:g><draw:g draw:style-name="gr9"><draw:line draw:style-name="gr4" draw:text-style-name="P68" svg:x1="10.492cm" svg:y1="1.981cm" svg:x2="9.69cm" svg:y2="1.981cm"><text:p/></draw:line><draw:line draw:style-name="gr4" draw:text-style-name="P68" svg:x1="10.492cm" svg:y1="1.88cm" svg:x2="9.69cm" svg:y2="1.88cm"><text:p/></draw:line></draw:g><draw:polyline draw:style-name="gr16" draw:text-style-name="P69" svg:width="0.917cm" svg:height="1.704cm" draw:transform="rotate (1.5707963267949) translate (10.4922409117158cm 1.87971733323533cm)" svg:viewBox="0 0 918 1705" draw:points="0,0 306,0 306,902 918,902 918,1404 306,1404 306,1705 0,1705"><text:p/></draw:polyline><draw:polyline draw:style-name="gr18" draw:text-style-name="P78" svg:width="1.119cm" svg:height="2.105cm" draw:transform="rotate (-1.5707963267949) translate (12.3974883600007cm 0.755374622196084cm)" svg:viewBox="0 0 1120 2106" draw:points="1120,0 714,0 0,401 0,1103 714,2106 1120,2106"><text:p/></draw:polyline></draw:g><draw:frame draw:style-name="gr19" draw:text-style-name="P80" svg:width="5.016cm" svg:height="0.574cm" svg:x="7.985cm" svg:y="6.72cm"><draw:text-box><text:p text:style-name="P70"><text:span text:style-name="T279">Se in facciata, vista in sezione orizzontale</text:span></text:p><text:p text:style-name="P70"><text:span text:style-name="T279">Se in copertura, vista in sezione verticale</text:span></text:p></draw:text-box></draw:frame><draw:g draw:style-name="gr9"><draw:polygon draw:style-name="gr12" draw:text-style-name="P73" svg:width="2.652cm" svg:height="1.704cm" draw:transform="rotate (1.5707963267949) translate (4.27511765941764cm 7.18533742178439cm)" svg:viewBox="0 0 2653 1705" draw:points="0,1404 1224,1404 1224,1705 1735,1705 1735,1203 2653,401 2347,0 1224,902 0,902"><text:p/></draw:polygon><draw:polyline draw:style-name="gr4" draw:text-style-name="P68" svg:width="2.669cm" svg:height="1.704cm" draw:transform="rotate (1.5707963267949) translate (4.27511765941764cm 7.18433742178432cm)" svg:viewBox="0 0 2670 1705" draw:points="0,1404 1232,1404 1232,1705 1742,1705 1752,1203 2670,401 2364,0 1232,902 0,902"><text:p/></draw:polyline><draw:polyline draw:style-name="gr4" draw:text-style-name="P68" svg:width="0.901cm" svg:height="0.509cm" draw:transform="rotate (-3.14159265358979) translate (7.68450783003277cm 5.95382137430767cm)" svg:viewBox="0 0 902 510" draw:points="0,0 902,0 902,510 0,510"><text:p/></draw:polyline><draw:g draw:style-name="gr9"><draw:line draw:style-name="gr4" draw:text-style-name="P68" svg:x1="6.782cm" svg:y1="5.851cm" svg:x2="5.98cm" svg:y2="5.851cm"><text:p/></draw:line><draw:line draw:style-name="gr4" draw:text-style-name="P68" svg:x1="6.782cm" svg:y1="5.75cm" svg:x2="5.98cm" svg:y2="5.75cm"><text:p/></draw:line></draw:g><draw:g draw:style-name="gr9"><draw:polyline draw:style-name="gr4" draw:text-style-name="P68" svg:width="0.428cm" svg:height="0.519cm" draw:transform="skewX (-0.0167551608191456) rotate (-0.968832267782053) translate (3.98736617722053cm 3.50290487926303cm)" svg:viewBox="0 0 429 520" draw:points="17,520 429,504 428,0 0,16"><text:p/></draw:polyline><draw:g draw:style-name="gr9"><draw:line draw:style-name="gr4" draw:text-style-name="P68" svg:x1="4.362cm" svg:y1="4.759cm" svg:x2="3.902cm" svg:y2="4.091cm"><text:p/></draw:line><draw:line draw:style-name="gr4" draw:text-style-name="P68" svg:x1="4.444cm" svg:y1="4.701cm" svg:x2="3.984cm" svg:y2="4.033cm"><text:p/></draw:line></draw:g></draw:g><draw:frame draw:style-name="gr20" draw:text-style-name="P71" svg:width="1.405cm" svg:height="0.842cm" svg:x="4.614cm" svg:y="4.565cm"><draw:text-box><text:p text:style-name="P70"><text:span text:style-name="T280">α</text:span></text:p></draw:text-box></draw:frame><draw:custom-shape draw:style-name="gr21" draw:text-style-name="P81" svg:width="0.703cm" svg:height="0.715cm" svg:x="5.14cm" svg:y="5.083cm"><text:p/><draw:enhanced-geometry draw:glue-point-type="segments" draw:type="mso-spt100" draw:modifiers="0.516164229764837 -133.4952938464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2" draw:text-style-name="P71" svg:width="1.405cm" svg:height="0.844cm" svg:x="11.217cm" svg:y="3.647cm"><draw:text-box><text:p text:style-name="P70"><text:span text:style-name="T280">α</text:span></text:p></draw:text-box></draw:frame><draw:polyline draw:style-name="gr18" draw:text-style-name="P78" svg:width="1.383cm" svg:height="1.765cm" draw:transform="rotate (-1.5707963267949) translate (6.12822149332845cm 4.32746506641182cm)" svg:viewBox="0 0 1384 1766" draw:points="1384,0 1027,6 0,1452 248,1766"><text:p/></draw:polyline><draw:polyline draw:style-name="gr16" draw:text-style-name="P69" svg:width="1.225cm" svg:height="1.534cm" draw:transform="rotate (1.5707963267949) translate (4.44458440613351cm 5.7467590632097cm)" svg:viewBox="0 0 1226 1535" draw:points="1049,0 1226,227 316,1019 299,1535 0,1535"><text:p/></draw:polyline></draw:g><draw:g draw:style-name="gr9"><draw:polygon draw:style-name="gr12" draw:text-style-name="P73" svg:width="1.734cm" svg:height="1.904cm" draw:transform="rotate (1.5707963267949) translate (10.3177603559255cm 6.24869141384441cm)" svg:viewBox="0 0 1735 1905" draw:points="0,1604 1224,1604 1224,1905 1735,1905 1735,1350 1132,0 727,201 1132,1103 0,1103"><text:p/></draw:polygon><draw:polyline draw:style-name="gr4" draw:text-style-name="P68" svg:width="1.743cm" svg:height="1.904cm" draw:transform="rotate (1.5707963267949) translate (10.3177603559255cm 6.24869141384441cm)" svg:viewBox="0 0 1744 1905" draw:points="0,1604 1224,1604 1224,1905 1735,1905 1744,1304 1132,0 723,201 1132,1103 0,1103"><text:p/></draw:polyline><draw:polyline draw:style-name="gr4" draw:text-style-name="P68" svg:width="0.901cm" svg:height="0.509cm" draw:transform="rotate (-3.14159265358979) translate (13.927702889518cm 5.02431754725613cm)" svg:viewBox="0 0 902 510" draw:points="0,0 902,0 902,510 0,510"><text:p/></draw:polyline><draw:g draw:style-name="gr9"><draw:line draw:style-name="gr4" draw:text-style-name="P68" svg:x1="13.025cm" svg:y1="4.922cm" svg:x2="12.223cm" svg:y2="4.922cm"><text:p/></draw:line><draw:line draw:style-name="gr4" draw:text-style-name="P68" svg:x1="13.025cm" svg:y1="4.819cm" svg:x2="12.223cm" svg:y2="4.819cm"><text:p/></draw:line></draw:g><draw:g draw:style-name="gr9"><draw:polyline draw:style-name="gr4" draw:text-style-name="P68" svg:width="0.906cm" svg:height="0.507cm" draw:transform="skewX (0.0157079632679491) rotate (0.527613032877886) translate (8.78757358943855cm 5.92613067660376cm)" svg:viewBox="0 0 907 508" draw:points="0,508 907,508 906,0 0,0"><text:p/></draw:polyline><draw:g draw:style-name="gr9"><draw:line draw:style-name="gr4" draw:text-style-name="P68" svg:x1="10.466cm" svg:y1="5.417cm" svg:x2="9.77cm" svg:y2="5.822cm"><text:p/></draw:line><draw:line draw:style-name="gr4" draw:text-style-name="P68" svg:x1="10.416cm" svg:y1="5.33cm" svg:x2="9.72cm" svg:y2="5.735cm"><text:p/></draw:line></draw:g></draw:g><draw:custom-shape draw:style-name="gr21" draw:text-style-name="P81" svg:width="0.703cm" svg:height="0.715cm" svg:x="11.312cm" svg:y="4.143cm"><text:p/><draw:enhanced-geometry draw:glue-point-type="segments" draw:type="mso-spt100" draw:modifiers="0.516164229764837 155.74000651816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polyline draw:style-name="gr16" draw:text-style-name="P69" svg:width="0.824cm" svg:height="1.878cm" draw:transform="rotate (1.5707963267949) translate (10.3177603559255cm 5.33041101390317cm)" svg:viewBox="0 0 825 1879" draw:points="0,98 213,0 825,1351 825,1879 492,1879"><text:p/></draw:polyline><draw:polyline draw:style-name="gr18" draw:text-style-name="P78" svg:width="1.057cm" svg:height="2.266cm" draw:transform="rotate (-1.5707963267949) translate (12.3583806492202cm 4.32746506641182cm)" svg:viewBox="0 0 1058 2267" draw:points="465,0 0,0 0,663 714,2267 1058,2076"><text:p/></draw:polyline></draw:g></draw:g><text:span text:style-name="T149">Illustrazione</text:span><text:span text:style-name="T151"> </text:span><text:span text:style-name="T151"><text:sequence text:ref-name="refIllustration2" text:name="Illustration" text:formula="ooow:Illustration+1" style:num-format="1">V.13-3</text:sequence></text:span><text:span text:style-name="T151">: </text:span><text:span text:style-name="T153">Esempi di f</text:span><text:span text:style-name="T151">ascia di separazione verticale </text:span><text:span text:style-name="T152">in facciata</text:span><text:span text:style-name="T151"> o in copertura</text:span></text:p></draw:text-box></draw:frame><text:span text:style-name="T44">In facciata, l</text:span><text:span text:style-name="T41">a </text:span><text:span text:style-name="Emphasis"><text:span text:style-name="T41">fascia di separazione orizzontale</text:span></text:span><text:span text:style-name="T41"> tra compartimenti limita la propagazione verticale dell’incendio </text:span><text:span text:style-name="T45">ed</text:span><text:span text:style-name="T41"> </text:span><text:span text:style-name="T45">è</text:span><text:span text:style-name="T41"> realizzata </text:span><text:span text:style-name="T46">garantendo uno </text:span><text:span text:style-name="T80">sviluppo</text:span><text:span text:style-name="T81"> </text:span><text:span text:style-name="T87">≥ </text:span><text:span text:style-name="T109">1,00 m </text:span><text:span text:style-name="T118">in totale </text:span><text:span text:style-name="T117">(</text:span><text:span text:style-name="T110">illustrazione </text:span><text:span text:style-name="T110"><text:sequence-ref text:reference-format="value" text:ref-name="refIllustration1">V.13-2</text:sequence-ref></text:span><text:span text:style-name="T111">, </text:span><text:span text:style-name="T112">vista in sezione </text:span><text:span text:style-name="T113">verticale</text:span><text:span text:style-name="T112">).</text:span></text:p>
        </text:list-item>
        <text:list-item>
          <text:p text:style-name="P46"><text:soft-page-break/><text:span text:style-name="T62">In facciata, </text:span><text:span text:style-name="T44">l</text:span><text:span text:style-name="T41">a </text:span><text:span text:style-name="Emphasis"><text:span text:style-name="T41">fascia di separazione </text:span></text:span><text:span text:style-name="Emphasis"><text:span text:style-name="T82">verticale</text:span></text:span><text:span text:style-name="T41"> tra compartimenti limita la propagazione </text:span><text:span text:style-name="T47">orizzontale</text:span><text:span text:style-name="T41"> dell’incendio </text:span><text:span text:style-name="T45">ed è</text:span><text:span text:style-name="T110"> realizzata </text:span><text:span text:style-name="T114">garantendo uno </text:span><text:span text:style-name="T119">sviluppo</text:span><text:span text:style-name="T120"> </text:span><text:span text:style-name="T87">≥ </text:span><text:span text:style-name="T109">1,00 m </text:span><text:span text:style-name="T117">(</text:span><text:span text:style-name="T110">illustrazione </text:span><text:span text:style-name="T111"><text:sequence-ref text:reference-format="value" text:ref-name="refIllustration2">V.13-3</text:sequence-ref></text:span><text:span text:style-name="T111">, </text:span><text:span text:style-name="T112">vista in sezione </text:span><text:span text:style-name="T113">orizzontale</text:span><text:span text:style-name="T112">).</text:span></text:p>
          <text:p text:style-name="P46"><text:span text:style-name="T46">Se</text:span><text:span text:style-name="T237"> la separazione forma un diedro di a</text:span><text:span text:style-name="T72">mpiezza</text:span><text:span text:style-name="T237"> </text:span><text:span text:style-name="T188">α </text:span><text:span text:style-name="T189">&lt; </text:span><text:span text:style-name="T89">9</text:span><text:span text:style-name="T189">0°, </text:span><text:span text:style-name="T90">lo </text:span><text:span text:style-name="T119">sviluppo </text:span><text:span text:style-name="T114">deve avere larghezza </text:span><text:span text:style-name="T87">≥</text:span><text:span text:style-name="T189"> </text:span><text:span text:style-name="T190">1,</text:span><text:span text:style-name="T191">00</text:span><text:span text:style-name="T190"> + (</text:span><text:span text:style-name="T189">d</text:span><text:span text:style-name="T229">S.3</text:span><text:span text:style-name="T91"> - </text:span><text:span text:style-name="T89">1)</text:span><text:span text:style-name="T91"> · cos </text:span><text:span text:style-name="T92">α, </text:span><text:span text:style-name="T90">espressa</text:span><text:span text:style-name="T92"> </text:span><text:span text:style-name="T90">in metri</text:span><text:span text:style-name="T92">, </text:span>con <text:span text:style-name="T238">d</text:span><text:span text:style-name="T230">S.3</text:span><text:span text:style-name="T238"> </text:span><text:span text:style-name="Emphasis"><text:span text:style-name="T238">distanza di separazione</text:span></text:span><text:span text:style-name="T238"> </text:span><text:span text:style-name="T239">tra i compartimenti </text:span><text:span text:style-name="T220">in metri </text:span><text:span text:style-name="T238">calcolata secondo </text:span><text:span text:style-name="T48">paragrafo </text:span><text:span text:style-name="T49">S.3.11</text:span><text:span text:style-name="T238">.</text:span></text:p>
        </text:list-item>
        <text:list-item>
          <text:p text:style-name="P46"><text:span text:style-name="T115">In copertura, l</text:span><text:span text:style-name="T110">a </text:span><text:span text:style-name="Emphasis"><text:span text:style-name="T110">fascia di separazione</text:span></text:span><text:span text:style-name="T110"> tra compartimenti limita la propagazione </text:span><text:span text:style-name="T111">orizzontale</text:span><text:span text:style-name="T110"> dell’incendio </text:span><text:span text:style-name="T116">ed</text:span><text:span text:style-name="T110"> </text:span><text:span text:style-name="T116">è</text:span><text:span text:style-name="T110"> realizzata </text:span><text:span text:style-name="T114">garantendo uno </text:span><text:span text:style-name="T119">sviluppo</text:span><text:span text:style-name="T120"> </text:span><text:span text:style-name="T87">≥ </text:span><text:span text:style-name="T109">1,00 m </text:span><text:span text:style-name="T117">(</text:span><text:span text:style-name="T110">illustrazione </text:span><text:span text:style-name="T111"><text:sequence-ref text:reference-format="value" text:ref-name="refIllustration2">V.13-3</text:sequence-ref></text:span><text:span text:style-name="T111">, </text:span><text:span text:style-name="T112">vista in sezione </text:span><text:span text:style-name="T113">verticale</text:span><text:span text:style-name="T112">).</text:span></text:p>
        </text:list-item>
      </text:list>
      <text:h text:style-name="Heading_20_3" text:outline-level="3"><text:bookmark-start text:name="__RefHeading___Toc2953_3386002575"/>Verifica dei requisiti di resistenza al fuoco<text:bookmark-end text:name="__RefHeading___Toc2953_3386002575"/></text:h>
      <text:list xml:id="list124836434943766" text:continue-list="list124834580096299" text:style-name="EG_20_All_20_commi">
        <text:list-item text:start-value="1">
          <text:p text:style-name="P46">La <text:span text:style-name="Emphasis">fascia </text:span><text:span text:style-name="Emphasis"><text:span text:style-name="T198">di </text:span></text:span><text:span text:style-name="Emphasis"><text:span text:style-name="T77">separazione</text:span></text:span>, per la quale è previsto il requisito di resistenza al fuoco, <text:span text:style-name="T32">può essere</text:span> verificata sperimentalmente secondo le seguenti <text:span text:style-name="T35">norme</text:span>:</text:p>
          <text:list>
            <text:list-item>
              <text:p text:style-name="P46">EN 1364-1, per facciate semplici poggianti sui solai;</text:p>
            </text:list-item>
            <text:list-item>
              <text:p text:style-name="P46">EN 1364-4, nel caso in cui la facciata di tipo <text:span text:style-name="T122">curtain walling</text:span> abbia una fascia di separazione che non includa anche le vetrate; <text:span text:style-name="T272">i</text:span>n tal caso, il requisito di resistenza al fuoco può essere garantito per lo sviluppo della facciata facente parte della fascia di separazione;</text:p>
            </text:list-item>
            <text:list-item>
              <text:p text:style-name="P46">EN 1364-3, nel caso in cui la facciata di tipo <text:span text:style-name="T122">curtain walling</text:span> abbia una fascia di separazione che includa anche le vetrate; <text:span text:style-name="T272">i</text:span>n tal caso, il requisito di resistenza al fuoco deve essere garantito per tutto lo sviluppo della facciata;</text:p>
            </text:list-item>
            <text:list-item>
              <text:p text:style-name="P65">EN 1366-4 per <text:span text:style-name="T267">s</text:span>igillature dei giunti lineari.</text:p>
            </text:list-item>
          </text:list>
        </text:list-item>
      </text:list>
      <text:list xml:id="list124836537751936" text:continue-list="list124836050187293" text:style-name="EG_20_All_20_nota_20_auto">
        <text:list-item>
          <text:p text:style-name="P24">La norma di classificazione EN 13501-2 fornisce la procedura di classificazione delle facciate semplici e <text:span text:style-name="Emphasis">curtain wall</text:span><text:span text:style-name="Emphasis"><text:span text:style-name="T220">ing</text:span></text:span> secondo i criteri E, I con i suffissi “i” (<text:span text:style-name="T122">inside</text:span>) e “o” (<text:span text:style-name="T122">outside</text:span>) legati da una freccia per indicare il verso di esposizione al fuoco, nonché il suffisso “ef” nel caso in cu<text:span text:style-name="T201">i</text:span> la classificazione si<text:span text:style-name="T201">a</text:span> resa nei confronti dell’esposizione al fuoco esterno, cosi come definito al capitolo S.2. La norma di classificazione EN 13501-2 fornisce altresì le indicazioni circa le norme per le applicazioni estese dei risultati di prova (EXAP) che dovessero rendersi disponibili.</text:p>
        </text:list-item>
      </text:list>
      <text:list xml:id="list124836024153411" text:continue-list="list124836434943766" text:style-name="EG_20_All_20_commi">
        <text:list-item>
          <text:p text:style-name="P46">Per <text:span text:style-name="T240">f</text:span>acciat<text:span text:style-name="T240">e semplici poggiate sui solai</text:span> realizzati con elementi pesanti in calcestruzzo, pietra o muratura, <text:span text:style-name="T50">oppure</text:span> costituiti da materiali poco deformabili alle alte temperature, la verifica ai fini della classificazione di resistenza al fuoco pu<text:span text:style-name="T241">ò</text:span> essere eseguita facendo ricorso a<text:span text:style-name="T200">i metodi di</text:span> cui al capitolo S.2.</text:p>
        </text:list-item>
      </text:list>
      <text:list xml:id="list124834557466322" text:continue-list="list124836537751936" text:style-name="EG_20_All_20_nota_20_auto">
        <text:list-item>
          <text:p text:style-name="P24">Al tale proposito si rammenta che il requisito E<text:span text:style-name="T241">I </text:span><text:span text:style-name="T121">3</text:span>0 di una parete garantisce automaticamente anche il requisito E <text:span text:style-name="T121">3</text:span>0-ef oppure E <text:span text:style-name="T121">3</text:span>0-i.</text:p>
        </text:list-item>
        <text:list-item>
          <text:p text:style-name="P24">Per gli elementi di facciata realizzati con elementi di tipo leggero sono al momento indisponibili soluzioni basate su calcoli o riferimento a tabelle.</text:p>
        </text:list-item>
      </text:list>
      <text:list xml:id="list124834702397643" text:continue-list="list124836024153411" text:style-name="EG_20_All_20_commi">
        <text:list-item>
          <text:p text:style-name="P45">Per gli elementi strutturali la verifica ai fini della classificazione R <text:span text:style-name="T1">3</text:span>0-ef può essere eseguita facendo ricorso ai metodi di cui al capitolo S.2.</text:p>
        </text:list-item>
        <text:list-item>
          <text:p text:style-name="P45"><text:span text:style-name="T270">Le sigillature tra la facciata continua (</text:span><text:span text:style-name="Emphasis"><text:span text:style-name="T270">curtain walling</text:span></text:span><text:span text:style-name="T270">) e la costruzione possono essere verificate secondo la norma EN 1364-4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adornments="Normale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6" svg:font-family="'Liberation Sans'" style:font-adornments="Standard" style:font-pitch="variable"/>
    <style:font-face style:name="Liberation Sans7" svg:font-family="'Liberation Sans'" style:font-adornments="Standard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adornments="Standard" style:font-family-generic="roman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wiss" style:font-pitch="variable"/>
    <style:font-face style:name="WenQuanYi Zen Hei Sharp1" svg:font-family="'WenQuanYi Zen Hei Sharp'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marker draw:name="Arrow" svg:viewBox="0 0 20 30" svg:d="M10 0l-10 30h20z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12pt" fo:language="it" fo:country="IT" style:letter-kerning="true" style:font-name-asian="WenQuanYi Zen Hei Sharp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12pt" fo:language="it" fo:country="IT" style:letter-kerning="true" style:font-name-asian="WenQuanYi Zen Hei Sharp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3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7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7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7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9.999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4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13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13</text:chapter><text:s/><text:chapter text:display="name" text:outline-level="2">Chiusure d’ambito degli edifici civili</text:chapter><text:tab/>Pagina <text:chapter text:display="plain-number" text:outline-level="2">V.13</text:chapter>-<text:page-number text:select-page="current">9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Chiusure d’ambito degli edifici civili</text:chapt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6T07:02:13.061342206</meta:creation-date>
    <meta:editing-duration>PT6H1M6S</meta:editing-duration>
    <meta:editing-cycles>77</meta:editing-cycles>
    <meta:generator>LibreOfficeDev/7.4.0.0.alpha0$Linux_X86_64 LibreOffice_project/684ec4b870ad13b2eff3e10ef429f4e19bb57441</meta:generator>
    <dc:title>modello_codicepi_14</dc:title>
    <dc:date>2022-04-11T12:48:33.360834450</dc:date>
    <meta:document-statistic meta:table-count="2" meta:image-count="0" meta:object-count="0" meta:page-count="9" meta:paragraph-count="150" meta:word-count="2859" meta:character-count="18901" meta:non-whitespace-character-count="16284"/>
    <meta:template xlink:type="simple" xlink:actuate="onRequest" xlink:title="modello_codicepi_14" xlink:href="../../../../../Modelli/modello_codicepi_14.ott" meta:date="2021-12-08T00:07:22.323482550"/>
  </office:meta>
</office:document-meta>
</file>